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ff" draw:opacity="0%" draw:shadow="hidden"/>
    </style:style>
    <style:style style:name="gr2" style:family="graphic" style:parent-style-name="standard">
      <style:graphic-properties draw:stroke="solid" svg:stroke-width="0.025cm" svg:stroke-color="#000000" svg:stroke-opacity="100%" draw:stroke-linejoin="round" svg:stroke-linecap="round" draw:fill="none" fo:padding-top="0.137cm" fo:padding-bottom="0.137cm" fo:padding-left="0.262cm" fo:padding-right="0.262cm" draw:shadow="hidden"/>
    </style:style>
    <style:style style:name="gr3" style:family="graphic" style:parent-style-name="standard">
      <style:graphic-properties draw:stroke="none" draw:fill="gradient" draw:fill-gradient-name="Gradient_5f_0" draw:shadow="hidden"/>
    </style:style>
    <style:style style:name="gr4" style:family="graphic" style:parent-style-name="standard">
      <style:graphic-properties draw:stroke="solid" svg:stroke-width="0.025cm" svg:stroke-color="#ffffff" svg:stroke-opacity="100%" draw:stroke-linejoin="round" svg:stroke-linecap="round" draw:fill="none" fo:padding-top="0.137cm" fo:padding-bottom="0.137cm" fo:padding-left="0.262cm" fo:padding-right="0.262cm" draw:shadow="hidden"/>
    </style:style>
    <style:style style:name="gr5" style:family="graphic" style:parent-style-name="standard">
      <style:graphic-properties draw:stroke="none" draw:fill="solid" draw:fill-color="#ff0000" draw:shadow="hidden"/>
    </style:style>
    <style:style style:name="gr6"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draw:shadow="hidden"/>
    </style:style>
    <style:style style:name="gr7" style:family="graphic" style:parent-style-name="standard">
      <style:graphic-properties draw:stroke="none" draw:fill="gradient" draw:fill-gradient-name="Gradient_5f_1" draw:shadow="hidden"/>
    </style:style>
    <style:style style:name="gr8" style:family="graphic" style:parent-style-name="standard">
      <style:graphic-properties draw:stroke="solid" svg:stroke-width="0.053cm" svg:stroke-color="#000000" svg:stroke-opacity="100%" draw:stroke-linejoin="round" svg:stroke-linecap="round" draw:fill="none" fo:padding-top="0.151cm" fo:padding-bottom="0.151cm" fo:padding-left="0.276cm" fo:padding-right="0.276cm" draw:shadow="hidden"/>
    </style:style>
    <style:style style:name="gr9" style:family="graphic" style:parent-style-name="standard">
      <style:graphic-properties draw:stroke="none" draw:fill="none" draw:textarea-vertical-align="middle" fo:min-height="1.524cm" fo:min-width="2.54cm" fo:padding-top="0.141cm" fo:padding-bottom="0.141cm" fo:padding-left="0.141cm" fo:padding-right="0.141cm"/>
    </style:style>
    <style:style style:name="gr10" style:family="graphic" style:parent-style-name="standard">
      <style:graphic-properties draw:stroke="none" draw:fill="gradient" draw:fill-gradient-name="Gradient_5f_2" draw:opacity-name="Transparency_5f_0" draw:shadow="hidden"/>
    </style:style>
    <style:style style:name="gr11" style:family="graphic" style:parent-style-name="standard">
      <style:graphic-properties draw:stroke="none" draw:fill="gradient" draw:fill-gradient-name="Gradient_5f_3" draw:shadow="hidden"/>
    </style:style>
    <style:style style:name="gr12" style:family="graphic" style:parent-style-name="standard">
      <style:graphic-properties draw:stroke="none" draw:fill="gradient" draw:fill-gradient-name="Gradient_5f_4" draw:shadow="hidden"/>
    </style:style>
    <style:style style:name="gr13" style:family="graphic" style:parent-style-name="standard">
      <style:graphic-properties draw:stroke="none" draw:fill="gradient" draw:fill-gradient-name="Gradient_5f_5" draw:shadow="hidden"/>
    </style:style>
    <style:style style:name="gr14" style:family="graphic" style:parent-style-name="standard">
      <style:graphic-properties draw:stroke="solid" svg:stroke-width="0.025cm" svg:stroke-color="#e7e4cd" svg:stroke-opacity="100%" draw:stroke-linejoin="round" svg:stroke-linecap="round" draw:fill="none" fo:padding-top="0.137cm" fo:padding-bottom="0.137cm" fo:padding-left="0.262cm" fo:padding-right="0.262cm" draw:shadow="hidden"/>
    </style:style>
    <style:style style:name="gr15" style:family="graphic" style:parent-style-name="standard">
      <style:graphic-properties draw:stroke="none" draw:fill="none" draw:textarea-vertical-align="middle" fo:min-height="1.406cm" fo:min-width="2.54cm" fo:padding-top="0.141cm" fo:padding-bottom="0.141cm" fo:padding-left="0.141cm" fo:padding-right="0.141cm"/>
    </style:style>
    <style:style style:name="gr16" style:family="graphic" style:parent-style-name="standard">
      <style:graphic-properties draw:stroke="none" draw:fill="gradient" draw:fill-gradient-name="Gradient_5f_6" draw:shadow="hidden"/>
    </style:style>
    <style:style style:name="gr17" style:family="graphic" style:parent-style-name="standard">
      <style:graphic-properties draw:stroke="none" draw:fill="gradient" draw:fill-gradient-name="Gradient_5f_7" draw:shadow="hidden"/>
    </style:style>
    <style:style style:name="gr18" style:family="graphic" style:parent-style-name="standard">
      <style:graphic-properties draw:stroke="none" draw:fill="none" draw:textarea-vertical-align="middle" fo:min-height="0.762cm" fo:min-width="2.54cm" fo:padding-top="0.141cm" fo:padding-bottom="0.141cm" fo:padding-left="0.141cm" fo:padding-right="0.141cm"/>
    </style:style>
    <style:style style:name="gr19" style:family="graphic" style:parent-style-name="standard">
      <style:graphic-properties draw:stroke="none" draw:fill="none" draw:textarea-vertical-align="middle" fo:min-height="1.27cm" fo:min-width="2.54cm" fo:padding-top="0.141cm" fo:padding-bottom="0.141cm" fo:padding-left="0.141cm" fo:padding-right="0.141cm"/>
    </style:style>
    <style:style style:name="gr20" style:family="graphic" style:parent-style-name="standard">
      <style:graphic-properties draw:stroke="none" draw:fill="gradient" draw:fill-gradient-name="Gradient_5f_8" draw:shadow="hidden"/>
    </style:style>
    <style:style style:name="gr21" style:family="graphic" style:parent-style-name="standard">
      <style:graphic-properties draw:stroke="solid" svg:stroke-width="0.013cm" svg:stroke-color="#ffffff" svg:stroke-opacity="100%" draw:stroke-linejoin="round" svg:stroke-linecap="round" draw:fill="none" fo:padding-top="0.131cm" fo:padding-bottom="0.131cm" fo:padding-left="0.256cm" fo:padding-right="0.256cm" draw:shadow="hidden"/>
    </style:style>
    <style:style style:name="gr22" style:family="graphic" style:parent-style-name="standard">
      <style:graphic-properties draw:stroke="none" draw:fill="gradient" draw:fill-gradient-name="Gradient_5f_9" draw:shadow="hidden"/>
    </style:style>
    <style:style style:name="gr23" style:family="graphic" style:parent-style-name="standard">
      <style:graphic-properties draw:stroke="none" draw:fill="gradient" draw:fill-gradient-name="Gradient_5f_10" draw:shadow="hidden"/>
    </style:style>
    <style:style style:name="gr24" style:family="graphic" style:parent-style-name="standard">
      <style:graphic-properties draw:stroke="solid" svg:stroke-width="0.035cm" svg:stroke-color="#000000" svg:stroke-opacity="100%" draw:stroke-linejoin="round" svg:stroke-linecap="round" draw:fill="none" fo:padding-top="0.142cm" fo:padding-bottom="0.142cm" fo:padding-left="0.267cm" fo:padding-right="0.267cm" draw:shadow="hidden"/>
    </style:style>
    <style:style style:name="gr25" style:family="graphic" style:parent-style-name="standard">
      <style:graphic-properties draw:stroke="none" draw:fill="gradient" draw:fill-gradient-name="Gradient_5f_11" draw:shadow="hidden"/>
    </style:style>
    <style:style style:name="gr26" style:family="graphic" style:parent-style-name="standard">
      <style:graphic-properties draw:stroke="solid" svg:stroke-width="0.013cm" svg:stroke-color="#000000" svg:stroke-opacity="100%" draw:stroke-linejoin="round" svg:stroke-linecap="round" draw:fill="none" fo:padding-top="0.131cm" fo:padding-bottom="0.131cm" fo:padding-left="0.256cm" fo:padding-right="0.256cm" draw:shadow="hidden"/>
    </style:style>
    <style:style style:name="gr27" style:family="graphic" style:parent-style-name="standard">
      <style:graphic-properties draw:stroke="solid" svg:stroke-width="0.021cm" svg:stroke-color="#000000" svg:stroke-opacity="100%" draw:stroke-linejoin="round" svg:stroke-linecap="round" draw:fill="none" fo:padding-top="0.135cm" fo:padding-bottom="0.135cm" fo:padding-left="0.26cm" fo:padding-right="0.26cm" draw:shadow="hidden"/>
    </style:style>
    <style:style style:name="gr28" style:family="graphic" style:parent-style-name="standard">
      <style:graphic-properties draw:stroke="none" draw:fill="solid" draw:fill-color="#000000" draw:shadow="hidden"/>
    </style:style>
    <style:style style:name="gr29" style:family="graphic" style:parent-style-name="standard">
      <style:graphic-properties draw:stroke="none" draw:fill="gradient" draw:fill-gradient-name="Gradient_5f_12" draw:shadow="hidden"/>
    </style:style>
    <style:style style:name="gr30" style:family="graphic" style:parent-style-name="standard">
      <style:graphic-properties draw:stroke="solid" svg:stroke-width="0.004cm" svg:stroke-color="#ffffff" svg:stroke-opacity="100%" draw:stroke-linejoin="round" svg:stroke-linecap="round" draw:fill="none" fo:padding-top="0.127cm" fo:padding-bottom="0.127cm" fo:padding-left="0.252cm" fo:padding-right="0.252cm" draw:shadow="hidden"/>
    </style:style>
    <style:style style:name="gr31" style:family="graphic" style:parent-style-name="standard">
      <style:graphic-properties draw:stroke="none" draw:fill="gradient" draw:fill-gradient-name="Gradient_5f_13" draw:opacity-name="Transparency_5f_1" draw:shadow="hidden"/>
    </style:style>
    <style:style style:name="gr32" style:family="graphic" style:parent-style-name="standard">
      <style:graphic-properties draw:stroke="none" draw:fill="none" draw:textarea-vertical-align="middle" fo:min-height="0.932cm" fo:min-width="2.54cm" fo:padding-top="0.141cm" fo:padding-bottom="0.141cm" fo:padding-left="0.141cm" fo:padding-right="0.141cm"/>
    </style:style>
    <style:style style:name="gr33" style:family="graphic" style:parent-style-name="standard">
      <style:graphic-properties draw:stroke="none" draw:fill="gradient" draw:fill-gradient-name="Gradient_5f_13" draw:shadow="hidden"/>
    </style:style>
    <style:style style:name="gr34" style:family="graphic" style:parent-style-name="standard">
      <style:graphic-properties draw:stroke="none" draw:fill="none" draw:textarea-vertical-align="middle" fo:min-height="1.228cm" fo:min-width="2.54cm" fo:padding-top="0.141cm" fo:padding-bottom="0.141cm" fo:padding-left="0.141cm" fo:padding-right="0.141cm"/>
    </style:style>
    <style:style style:name="gr35" style:family="graphic" style:parent-style-name="standard">
      <style:graphic-properties draw:stroke="none" draw:fill="none" draw:textarea-vertical-align="middle" fo:min-height="0.974cm" fo:min-width="2.54cm" fo:padding-top="0.141cm" fo:padding-bottom="0.141cm" fo:padding-left="0.141cm" fo:padding-right="0.141cm"/>
    </style:style>
    <style:style style:name="gr36" style:family="graphic" style:parent-style-name="standard">
      <style:graphic-properties draw:stroke="none" draw:fill="gradient" draw:fill-gradient-name="Gradient_5f_14" draw:shadow="hidden"/>
    </style:style>
    <style:style style:name="gr37" style:family="graphic" style:parent-style-name="standard">
      <style:graphic-properties draw:stroke="none" draw:fill="gradient" draw:fill-gradient-name="Gradient_5f_15" draw:shadow="hidden"/>
    </style:style>
    <style:style style:name="gr38" style:family="graphic" style:parent-style-name="standard">
      <style:graphic-properties draw:stroke="none" draw:fill="gradient" draw:fill-gradient-name="Gradient_5f_16" draw:shadow="hidden"/>
    </style:style>
    <style:style style:name="gr39" style:family="graphic" style:parent-style-name="standard">
      <style:graphic-properties draw:stroke="none" draw:fill="gradient" draw:fill-gradient-name="Gradient_5f_17" draw:shadow="hidden"/>
    </style:style>
    <style:style style:name="gr40" style:family="graphic" style:parent-style-name="standard">
      <style:graphic-properties draw:stroke="none" draw:fill="solid" draw:fill-color="#ffffff" draw:shadow="hidden"/>
    </style:style>
    <style:style style:name="gr41" style:family="graphic" style:parent-style-name="standard">
      <style:graphic-properties draw:stroke="none" draw:fill="solid" draw:fill-color="#969696" draw:shadow="hidden"/>
    </style:style>
    <style:style style:name="gr42" style:family="graphic" style:parent-style-name="standard">
      <style:graphic-properties draw:stroke="none" draw:fill="none" draw:textarea-vertical-align="middle" fo:min-height="0.762cm" fo:min-width="2.54cm" fo:padding-top="0cm" fo:padding-bottom="0cm" fo:padding-left="0cm" fo:padding-right="0cm"/>
    </style:style>
    <style:style style:name="gr43" style:family="graphic" style:parent-style-name="standard">
      <style:graphic-properties draw:stroke="solid" svg:stroke-width="0.026cm" svg:stroke-color="#000000" svg:stroke-opacity="100%" draw:stroke-linejoin="round" svg:stroke-linecap="round" draw:fill="none" fo:padding-top="0.138cm" fo:padding-bottom="0.138cm" fo:padding-left="0.263cm" fo:padding-right="0.263cm" draw:shadow="hidden"/>
    </style:style>
    <style:style style:name="gr44" style:family="graphic" style:parent-style-name="standard">
      <style:graphic-properties draw:stroke="none" draw:fill="none" draw:textarea-vertical-align="middle" fo:min-height="1.32cm" fo:min-width="2.54cm" fo:padding-top="0.141cm" fo:padding-bottom="0.141cm" fo:padding-left="0.141cm" fo:padding-right="0.141cm"/>
    </style:style>
    <style:style style:name="gr45" style:family="graphic" style:parent-style-name="standard">
      <style:graphic-properties draw:stroke="solid" svg:stroke-width="0.071cm" svg:stroke-color="#ea700d" svg:stroke-opacity="100%" draw:stroke-linejoin="round" svg:stroke-linecap="round" draw:fill="none" fo:padding-top="0.16cm" fo:padding-bottom="0.16cm" fo:padding-left="0.285cm" fo:padding-right="0.285cm" draw:shadow="hidden"/>
    </style:style>
    <style:style style:name="gr46" style:family="graphic" style:parent-style-name="standard">
      <style:graphic-properties draw:stroke="none" draw:fill="none" draw:textarea-vertical-align="middle" fo:min-height="1.687cm" fo:min-width="2.54cm" fo:padding-top="0.141cm" fo:padding-bottom="0.141cm" fo:padding-left="0.141cm" fo:padding-right="0.141cm"/>
    </style:style>
    <style:style style:name="gr47" style:family="graphic" style:parent-style-name="standard">
      <style:graphic-properties draw:stroke="none" draw:fill="none" draw:textarea-vertical-align="middle" fo:min-height="0.64cm" fo:min-width="2.54cm" fo:padding-top="0.141cm" fo:padding-bottom="0.141cm" fo:padding-left="0.141cm" fo:padding-right="0.141cm"/>
    </style:style>
    <style:style style:name="gr48" style:family="graphic" style:parent-style-name="standard">
      <style:graphic-properties draw:stroke="none" draw:fill="none" draw:textarea-vertical-align="middle" fo:min-height="0.497cm" fo:min-width="2.54cm" fo:padding-top="0.141cm" fo:padding-bottom="0.141cm" fo:padding-left="0.141cm" fo:padding-right="0.141cm"/>
    </style:style>
    <style:style style:name="gr49" style:family="graphic" style:parent-style-name="standard">
      <style:graphic-properties draw:stroke="none" draw:fill="none" draw:textarea-vertical-align="middle" fo:min-height="1.092cm" fo:min-width="2.54cm" fo:padding-top="0.141cm" fo:padding-bottom="0.141cm" fo:padding-left="0.141cm" fo:padding-right="0.141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0.18cm"/>
    </style:style>
    <style:style style:name="gr51" style:family="graphic" style:parent-style-name="standard">
      <style:graphic-properties draw:stroke="none" draw:fill="none" draw:textarea-vertical-align="middle" fo:min-height="0.618cm" fo:min-width="2.54cm" fo:padding-top="0.141cm" fo:padding-bottom="0.141cm" fo:padding-left="0.141cm" fo:padding-right="0.141cm"/>
    </style:style>
    <style:style style:name="gr52" style:family="graphic" style:parent-style-name="standard">
      <style:graphic-properties draw:stroke="none" svg:stroke-color="#000000" draw:fill="none" draw:fill-color="#ffffff" draw:textarea-horizontal-align="left" draw:auto-grow-height="true" draw:auto-grow-width="true" fo:min-height="2.845cm" fo:min-width="10.192cm"/>
    </style:style>
    <style:style style:name="gr53" style:family="graphic" style:parent-style-name="standard">
      <style:graphic-properties draw:stroke="none" svg:stroke-color="#000000" draw:fill="none" draw:fill-color="#ffffff" fo:min-height="11.377cm"/>
    </style:style>
    <style:style style:name="P1" style:family="paragraph">
      <loext:graphic-properties draw:fill="solid" draw:fill-color="#ff00ff" draw:opacity="0%"/>
    </style:style>
    <style:style style:name="P2" style:family="paragraph">
      <loext:graphic-properties draw:fill="none"/>
    </style:style>
    <style:style style:name="P3" style:family="paragraph">
      <loext:graphic-properties draw:fill="gradient" draw:fill-gradient-name="Gradient_5f_0"/>
    </style:style>
    <style:style style:name="P4" style:family="paragraph">
      <loext:graphic-properties draw:fill="solid" draw:fill-color="#ff0000"/>
    </style:style>
    <style:style style:name="P5" style:family="paragraph">
      <loext:graphic-properties draw:fill="gradient" draw:fill-gradient-name="Gradient_5f_1"/>
    </style:style>
    <style:style style:name="P6" style:family="paragraph">
      <style:paragraph-properties fo:margin-left="0cm" fo:margin-right="0cm" fo:margin-top="0cm" fo:margin-bottom="0cm" fo:line-height="120%" fo:text-align="center" fo:text-indent="0cm"/>
    </style:style>
    <style:style style:name="P7" style:family="paragraph">
      <loext:graphic-properties draw:fill="gradient" draw:fill-gradient-name="Gradient_5f_2" draw:opacity-name="Transparency_5f_0"/>
    </style:style>
    <style:style style:name="P8" style:family="paragraph">
      <loext:graphic-properties draw:fill="gradient" draw:fill-gradient-name="Gradient_5f_3"/>
    </style:style>
    <style:style style:name="P9" style:family="paragraph">
      <loext:graphic-properties draw:fill="gradient" draw:fill-gradient-name="Gradient_5f_4"/>
    </style:style>
    <style:style style:name="P10" style:family="paragraph">
      <loext:graphic-properties draw:fill="gradient" draw:fill-gradient-name="Gradient_5f_5"/>
    </style:style>
    <style:style style:name="P11" style:family="paragraph">
      <loext:graphic-properties draw:fill="none"/>
      <style:paragraph-properties fo:margin-left="0cm" fo:margin-right="0cm" fo:margin-top="0cm" fo:margin-bottom="0cm" fo:line-height="120%" fo:text-align="center" fo:text-indent="0cm"/>
    </style:style>
    <style:style style:name="P12" style:family="paragraph">
      <loext:graphic-properties draw:fill="gradient" draw:fill-gradient-name="Gradient_5f_6"/>
    </style:style>
    <style:style style:name="P13" style:family="paragraph">
      <loext:graphic-properties draw:fill="gradient" draw:fill-gradient-name="Gradient_5f_7"/>
    </style:style>
    <style:style style:name="P14" style:family="paragraph">
      <loext:graphic-properties draw:fill="gradient" draw:fill-gradient-name="Gradient_5f_8"/>
    </style:style>
    <style:style style:name="P15" style:family="paragraph">
      <loext:graphic-properties draw:fill="gradient" draw:fill-gradient-name="Gradient_5f_9"/>
    </style:style>
    <style:style style:name="P16" style:family="paragraph">
      <loext:graphic-properties draw:fill="gradient" draw:fill-gradient-name="Gradient_5f_10"/>
    </style:style>
    <style:style style:name="P17" style:family="paragraph">
      <loext:graphic-properties draw:fill="gradient" draw:fill-gradient-name="Gradient_5f_11"/>
    </style:style>
    <style:style style:name="P18" style:family="paragraph">
      <loext:graphic-properties draw:fill="solid" draw:fill-color="#000000"/>
    </style:style>
    <style:style style:name="P19" style:family="paragraph">
      <loext:graphic-properties draw:fill="gradient" draw:fill-gradient-name="Gradient_5f_12"/>
    </style:style>
    <style:style style:name="P20" style:family="paragraph">
      <loext:graphic-properties draw:fill="gradient" draw:fill-gradient-name="Gradient_5f_13" draw:opacity-name="Transparency_5f_1"/>
    </style:style>
    <style:style style:name="P21" style:family="paragraph">
      <loext:graphic-properties draw:fill="gradient" draw:fill-gradient-name="Gradient_5f_13"/>
    </style:style>
    <style:style style:name="P22" style:family="paragraph">
      <loext:graphic-properties draw:fill="gradient" draw:fill-gradient-name="Gradient_5f_14"/>
    </style:style>
    <style:style style:name="P23" style:family="paragraph">
      <loext:graphic-properties draw:fill="gradient" draw:fill-gradient-name="Gradient_5f_15"/>
    </style:style>
    <style:style style:name="P24" style:family="paragraph">
      <loext:graphic-properties draw:fill="gradient" draw:fill-gradient-name="Gradient_5f_16"/>
    </style:style>
    <style:style style:name="P25" style:family="paragraph">
      <loext:graphic-properties draw:fill="gradient" draw:fill-gradient-name="Gradient_5f_17"/>
    </style:style>
    <style:style style:name="P26" style:family="paragraph">
      <loext:graphic-properties draw:fill="solid" draw:fill-color="#ffffff"/>
    </style:style>
    <style:style style:name="P27" style:family="paragraph">
      <loext:graphic-properties draw:fill="solid" draw:fill-color="#969696"/>
    </style:style>
    <style:style style:name="P28" style:family="paragraph">
      <loext:graphic-properties draw:fill="none" draw:fill-color="#ffffff"/>
    </style:style>
    <style:style style:name="P29" style:family="paragraph">
      <loext:graphic-properties draw:fill="none" draw:fill-color="#ffffff"/>
      <style:text-properties fo:font-size="12pt"/>
    </style:style>
    <style:style style:name="T1" style:family="text">
      <style:text-properties fo:color="#000000" style:font-name="Calibri" fo:font-size="18pt" fo:font-weight="bold" style:font-name-asian="Calibri" style:font-size-asian="18pt" style:font-weight-asian="bold" style:font-name-complex="Calibri" style:font-size-complex="18pt" style:font-weight-complex="bold"/>
    </style:style>
    <style:style style:name="T2" style:family="text">
      <style:text-properties fo:color="#000000" style:font-name="Calibri" fo:font-size="18pt" style:font-name-asian="Calibri" style:font-size-asian="18pt" style:font-name-complex="Calibri" style:font-size-complex="18pt"/>
    </style:style>
    <style:style style:name="T3" style:family="text">
      <style:text-properties fo:color="#000000" style:font-name="Calibri" fo:font-size="12pt" style:font-name-asian="Calibri" style:font-size-asian="12pt" style:font-name-complex="Calibri" style:font-size-complex="12pt"/>
    </style:style>
    <style:style style:name="T4" style:family="text">
      <style:text-properties fo:color="#000000" style:font-name="Calibri" fo:font-size="11pt" fo:font-weight="bold" style:font-name-asian="Calibri" style:font-size-asian="11pt" style:font-weight-asian="bold" style:font-name-complex="Calibri" style:font-size-complex="11pt" style:font-weight-complex="bold"/>
    </style:style>
    <style:style style:name="T5" style:family="text">
      <style:text-properties fo:color="#7f7f7f" style:font-name="Calibri" fo:font-size="8pt" style:font-name-asian="Calibri" style:font-size-asian="8pt" style:font-name-complex="Calibri" style:font-size-complex="8pt"/>
    </style:style>
    <style:style style:name="T6" style:family="text">
      <style:text-properties fo:color="#000000" style:font-name="Calibri" fo:font-size="14pt" fo:font-weight="bold" style:font-name-asian="Calibri" style:font-size-asian="14pt" style:font-weight-asian="bold" style:font-name-complex="Calibri" style:font-size-complex="14pt" style:font-weight-complex="bold"/>
    </style:style>
    <style:style style:name="T7" style:family="text">
      <style:text-properties fo:color="#000000" style:font-name="Calibri" fo:font-size="14pt" style:font-name-asian="Calibri" style:font-size-asian="14pt" style:font-name-complex="Calibri" style:font-size-complex="14pt"/>
    </style:style>
    <style:style style:name="T8"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ina-1" draw:style-name="dp1" draw:master-page-name="PM0">
        <draw:g>
          <draw:path draw:style-name="gr1" draw:text-style-name="P1" draw:layer="layout" svg:width="2.5cm" svg:height="2.498cm" svg:x="13.25cm" svg:y="1.25cm" svg:viewBox="0 0 2501 2499" svg:d="M2501 749c0-138-52-255-168-374-115-120-258-206-457-275-200-69-395-100-626-100-230 0-425 31-625 100-199 69-342 155-457 275-116 119-168 236-168 374v1001c0 138 52 255 168 374 115 120 258 206 457 275 200 69 395 100 626 100 230 0 425-31 625-100 199-69 342-155 457-275 116-119 168-236 168-374z">
            <text:p/>
          </draw:path>
          <draw:path draw:style-name="gr2" draw:text-style-name="P2" draw:layer="layout" svg:width="2.5cm" svg:height="2.498cm" svg:x="13.25cm" svg:y="1.25cm" svg:viewBox="0 0 2501 2499" svg:d="M2501 749c0-138-52-255-168-374-115-120-258-206-457-275-200-69-395-100-626-100-230 0-425 31-625 100-199 69-342 155-457 275-116 119-168 236-168 374v1001c0 138 52 255 168 374 115 120 258 206 457 275 200 69 395 100 626 100 230 0 425-31 625-100 199-69 342-155 457-275 116-119 168-236 168-374z">
            <text:p/>
          </draw:path>
        </draw:g>
        <draw:g>
          <draw:path draw:style-name="gr3" draw:text-style-name="P3" draw:layer="layout" svg:width="2.5cm" svg:height="1.5cm" svg:x="13.25cm" svg:y="1.25cm" svg:viewBox="0 0 2501 1501" svg:d="M2501 751v-1c0 139-52 256-168 376-115 119-258 205-457 274-200 70-395 101-625 101-231 0-426-31-626-101-199-69-342-155-457-274-116-120-168-237-168-375 0-139 52-256 168-376 115-119 258-205 457-274 200-70 395-101 626-101 230 0 425 31 625 101 199 69 342 155 457 274 116 120 168 237 168 375z">
            <text:p/>
          </draw:path>
          <draw:path draw:style-name="gr4" draw:text-style-name="P2" draw:layer="layout" svg:width="2.5cm" svg:height="1.5cm" svg:x="13.25cm" svg:y="1.25cm" svg:viewBox="0 0 2501 1501" svg:d="M2501 751v-1c0 139-52 256-168 376-115 119-258 205-457 274-200 70-395 101-625 101-231 0-426-31-626-101-199-69-342-155-457-274-116-120-168-237-168-375 0-139 52-256 168-376 115-119 258-205 457-274 200-70 395-101 626-101 230 0 425 31 625 101 199 69 342 155 457 274 116 120 168 237 168 375z">
            <text:p/>
          </draw:path>
        </draw:g>
        <draw:g>
          <draw:polygon draw:style-name="gr5" draw:text-style-name="P4" draw:layer="layout" svg:width="0.855cm" svg:height="0.494cm" svg:x="14.5cm" svg:y="1.506cm" svg:viewBox="0 0 856 495" draw:points="856,351 856,0 248,0 498,144 0,433 108,495 607,207">
            <text:p/>
          </draw:polygon>
          <draw:polygon draw:style-name="gr6" draw:text-style-name="P2" draw:layer="layout" svg:width="0.855cm" svg:height="0.494cm" svg:x="14.5cm" svg:y="1.506cm" svg:viewBox="0 0 856 495" draw:points="856,351 856,0 248,0 498,144 0,433 108,495 607,207">
            <text:p/>
          </draw:polygon>
        </draw:g>
        <draw:g>
          <draw:polygon draw:style-name="gr5" draw:text-style-name="P4" draw:layer="layout" svg:width="0.909cm" svg:height="0.525cm" svg:x="13.591cm" svg:y="1.475cm" svg:viewBox="0 0 910 526" draw:points="910,175 856,494 303,526 553,382 0,62 108,0 661,319">
            <text:p/>
          </draw:polygon>
          <draw:polygon draw:style-name="gr6" draw:text-style-name="P2" draw:layer="layout" svg:width="0.909cm" svg:height="0.525cm" svg:x="13.591cm" svg:y="1.475cm" svg:viewBox="0 0 910 526" draw:points="910,175 856,494 303,526 553,382 0,62 108,0 661,319">
            <text:p/>
          </draw:polygon>
        </draw:g>
        <draw:g>
          <draw:polygon draw:style-name="gr5" draw:text-style-name="P4" draw:layer="layout" svg:width="0.909cm" svg:height="0.525cm" svg:x="14.5cm" svg:y="2cm" svg:viewBox="0 0 910 526" draw:points="0,351 54,31 607,0 357,144 910,464 802,526 248,207">
            <text:p/>
          </draw:polygon>
          <draw:polygon draw:style-name="gr6" draw:text-style-name="P2" draw:layer="layout" svg:width="0.909cm" svg:height="0.525cm" svg:x="14.5cm" svg:y="2cm" svg:viewBox="0 0 910 526" draw:points="0,351 54,31 607,0 357,144 910,464 802,526 248,207">
            <text:p/>
          </draw:polygon>
        </draw:g>
        <draw:g>
          <draw:polygon draw:style-name="gr5" draw:text-style-name="P4" draw:layer="layout" svg:width="0.855cm" svg:height="0.494cm" svg:x="13.645cm" svg:y="2cm" svg:viewBox="0 0 856 495" draw:points="0,144 0,495 607,495 357,351 856,62 747,0 248,288">
            <text:p/>
          </draw:polygon>
          <draw:polygon draw:style-name="gr6" draw:text-style-name="P2" draw:layer="layout" svg:width="0.855cm" svg:height="0.494cm" svg:x="13.645cm" svg:y="2cm" svg:viewBox="0 0 856 495" draw:points="0,144 0,495 607,495 357,351 856,62 747,0 248,288">
            <text:p/>
          </draw:polygon>
        </draw:g>
        <draw:g>
          <draw:path draw:style-name="gr7" draw:text-style-name="P5" draw:layer="layout" svg:width="2.5cm" svg:height="1.749cm" svg:x="13.25cm" svg:y="2cm" svg:viewBox="0 0 2501 1750" svg:d="M0 0v1000c0 138 52 256 168 375 115 120 258 206 457 275 200 69 395 100 626 100 230 0 425-31 625-100 199-69 342-155 457-275 116-119 168-237 168-375v-1000c0 138-52 255-168 375-115 119-258 205-457 274-200 69-395 101-625 101-231 0-426-32-626-101-199-69-342-155-457-274-116-120-168-237-168-375z">
            <text:p/>
          </draw:path>
          <draw:path draw:style-name="gr2" draw:text-style-name="P2" draw:layer="layout" svg:width="2.5cm" svg:height="1.749cm" svg:x="13.25cm" svg:y="2cm" svg:viewBox="0 0 2501 1750" svg:d="M0 0v1000c0 138 52 256 168 375 115 120 258 206 457 275 200 69 395 100 626 100 230 0 425-31 625-100 199-69 342-155 457-275 116-119 168-237 168-375v-1000c0 138-52 255-168 375-115 119-258 205-457 274-200 69-395 101-625 101-231 0-426-32-626-101-199-69-342-155-457-274-116-120-168-237-168-375z">
            <text:p/>
          </draw:path>
        </draw:g>
        <draw:path draw:style-name="gr8" draw:text-style-name="P2" draw:layer="layout" svg:width="2.5cm" svg:height="2.498cm" svg:x="13.25cm" svg:y="1.25cm" svg:viewBox="0 0 2501 2499" svg:d="M2501 749c0-138-52-255-168-374-115-120-258-206-457-275-200-69-395-100-626-100-230 0-425 31-625 100-199 69-342 155-457 275-116 119-168 236-168 374v1001c0 138 52 255 168 374 115 120 258 206 457 275 200 69 395 100 626 100 230 0 425-31 625-100 199-69 342-155 457-275 116-119 168-236 168-374z">
          <text:p/>
        </draw:path>
        <draw:frame draw:style-name="gr9" draw:text-style-name="P2" draw:layer="layout" svg:width="2.696cm" svg:height="1.806cm" svg:x="15.652cm" svg:y="1.297cm">
          <draw:text-box>
            <text:p text:style-name="P6"><text:span text:style-name="T1">Router 0</text:span></text:p>
            <text:p text:style-name="P6"><text:span text:style-name="T2"/></text:p>
          </draw:text-box>
        </draw:frame>
        <draw:g>
          <draw:polygon draw:style-name="gr10" draw:text-style-name="P7" draw:layer="layout" svg:width="1.5cm" svg:height="2.5cm" svg:x="13.75cm" svg:y="5.75cm" svg:viewBox="0 0 1501 2501" draw:points="1100,2501 1501,2270 1501,635 400,0 0,230 0,1861">
            <text:p/>
          </draw:polygon>
          <draw:polygon draw:style-name="gr2" draw:text-style-name="P2" draw:layer="layout" svg:width="1.5cm" svg:height="2.5cm" svg:x="13.75cm" svg:y="5.75cm" svg:viewBox="0 0 1501 2501" draw:points="1100,2501 1501,2270 1501,635 400,0 0,230 0,1861">
            <text:p/>
          </draw:polygon>
        </draw:g>
        <draw:polygon draw:style-name="gr11" draw:text-style-name="P8" draw:layer="layout" svg:width="0.4cm" svg:height="1.865cm" svg:x="14.85cm" svg:y="6.385cm" svg:viewBox="0 0 401 1866" draw:points="0,235 0,1866 401,1636 401,0">
          <text:p/>
        </draw:polygon>
        <draw:polygon draw:style-name="gr12" draw:text-style-name="P9" draw:layer="layout" svg:width="1.5cm" svg:height="0.87cm" svg:x="13.75cm" svg:y="5.75cm" svg:viewBox="0 0 1501 871" draw:points="0,230 1100,871 1501,635 400,0">
          <text:p/>
        </draw:polygon>
        <draw:polygon draw:style-name="gr13" draw:text-style-name="P10" draw:layer="layout" svg:width="1.1cm" svg:height="2.27cm" svg:x="13.75cm" svg:y="5.98cm" svg:viewBox="0 0 1101 2271" draw:points="0,1630 1101,2271 1101,640 0,0">
          <text:p/>
        </draw:polygon>
        <draw:path draw:style-name="gr14" draw:text-style-name="P2" draw:layer="layout" svg:width="1.3cm" svg:height="2.09cm" svg:x="13.85cm" svg:y="6.04cm" svg:viewBox="0 0 1301 2091" svg:d="M0 0l1001 581 300-171M1001 581v1510M0 269l1001 581M0 541l1001 579M0 810l1001 581M0 1091l1001 581M0 1360l1001 581M731 1510v272M180 1201v269M450 1071v280M731 970v260M180 650v260M450 530v270M180 110v260">
          <text:p/>
        </draw:path>
        <draw:polygon draw:style-name="gr8" draw:text-style-name="P2" draw:layer="layout" svg:width="1.5cm" svg:height="2.5cm" svg:x="13.75cm" svg:y="5.75cm" svg:viewBox="0 0 1501 2501" draw:points="0,1861 1100,2501 1501,2270 1501,635 400,0 0,230">
          <text:p/>
        </draw:polygon>
        <draw:frame draw:style-name="gr9" draw:text-style-name="P2" draw:layer="layout" svg:width="6.594cm" svg:height="1.806cm" svg:x="16.203cm" svg:y="6.397cm">
          <draw:text-box>
            <text:p text:style-name="P6"><text:span text:style-name="T1">Zulu1, PFSense Firewall</text:span></text:p>
            <text:p text:style-name="P6"><text:span text:style-name="T1"/></text:p>
          </draw:text-box>
        </draw:frame>
        <draw:g>
          <draw:path draw:style-name="gr1" draw:text-style-name="P1" draw:layer="layout" svg:width="2.5cm" svg:height="2.498cm" svg:x="13.25cm" svg:y="10.25cm" svg:viewBox="0 0 2501 2499" svg:d="M2501 749c0-138-52-255-168-374-115-120-258-206-457-275-200-69-395-100-626-100-230 0-425 31-625 100-199 69-342 155-457 275-116 119-168 236-168 374v1001c0 138 52 255 168 374 115 120 258 206 457 275 200 69 395 100 626 100 230 0 425-31 625-100 199-69 342-155 457-275 116-119 168-236 168-374z">
            <text:p/>
          </draw:path>
          <draw:path draw:style-name="gr2" draw:text-style-name="P2" draw:layer="layout" svg:width="2.5cm" svg:height="2.498cm" svg:x="13.25cm" svg:y="10.25cm" svg:viewBox="0 0 2501 2499" svg:d="M2501 749c0-138-52-255-168-374-115-120-258-206-457-275-200-69-395-100-626-100-230 0-425 31-625 100-199 69-342 155-457 275-116 119-168 236-168 374v1001c0 138 52 255 168 374 115 120 258 206 457 275 200 69 395 100 626 100 230 0 425-31 625-100 199-69 342-155 457-275 116-119 168-236 168-374z">
            <text:p/>
          </draw:path>
        </draw:g>
        <draw:g>
          <draw:path draw:style-name="gr3" draw:text-style-name="P3" draw:layer="layout" svg:width="2.5cm" svg:height="1.5cm" svg:x="13.25cm" svg:y="10.25cm" svg:viewBox="0 0 2501 1501" svg:d="M2501 751v-1c0 139-52 256-168 376-115 119-258 205-457 274-200 70-395 101-625 101-231 0-426-31-626-101-199-69-342-155-457-274-116-120-168-237-168-375 0-139 52-256 168-376 115-119 258-205 457-274 200-70 395-101 626-101 230 0 425 31 625 101 199 69 342 155 457 274 116 120 168 237 168 375z">
            <text:p/>
          </draw:path>
          <draw:path draw:style-name="gr4" draw:text-style-name="P2" draw:layer="layout" svg:width="2.5cm" svg:height="1.5cm" svg:x="13.25cm" svg:y="10.25cm" svg:viewBox="0 0 2501 1501" svg:d="M2501 751v-1c0 139-52 256-168 376-115 119-258 205-457 274-200 70-395 101-625 101-231 0-426-31-626-101-199-69-342-155-457-274-116-120-168-237-168-375 0-139 52-256 168-376 115-119 258-205 457-274 200-70 395-101 626-101 230 0 425 31 625 101 199 69 342 155 457 274 116 120 168 237 168 375z">
            <text:p/>
          </draw:path>
        </draw:g>
        <draw:g>
          <draw:polygon draw:style-name="gr5" draw:text-style-name="P4" draw:layer="layout" svg:width="0.855cm" svg:height="0.494cm" svg:x="14.5cm" svg:y="10.506cm" svg:viewBox="0 0 856 495" draw:points="856,351 856,0 248,0 498,144 0,433 108,495 607,207">
            <text:p/>
          </draw:polygon>
          <draw:polygon draw:style-name="gr6" draw:text-style-name="P2" draw:layer="layout" svg:width="0.855cm" svg:height="0.494cm" svg:x="14.5cm" svg:y="10.506cm" svg:viewBox="0 0 856 495" draw:points="856,351 856,0 248,0 498,144 0,433 108,495 607,207">
            <text:p/>
          </draw:polygon>
        </draw:g>
        <draw:g>
          <draw:polygon draw:style-name="gr5" draw:text-style-name="P4" draw:layer="layout" svg:width="0.909cm" svg:height="0.525cm" svg:x="13.591cm" svg:y="10.475cm" svg:viewBox="0 0 910 526" draw:points="910,175 856,494 303,526 553,382 0,62 108,0 661,319">
            <text:p/>
          </draw:polygon>
          <draw:polygon draw:style-name="gr6" draw:text-style-name="P2" draw:layer="layout" svg:width="0.909cm" svg:height="0.525cm" svg:x="13.591cm" svg:y="10.475cm" svg:viewBox="0 0 910 526" draw:points="910,175 856,494 303,526 553,382 0,62 108,0 661,319">
            <text:p/>
          </draw:polygon>
        </draw:g>
        <draw:g>
          <draw:polygon draw:style-name="gr5" draw:text-style-name="P4" draw:layer="layout" svg:width="0.909cm" svg:height="0.525cm" svg:x="14.5cm" svg:y="11cm" svg:viewBox="0 0 910 526" draw:points="0,351 54,31 607,0 357,144 910,464 802,526 248,207">
            <text:p/>
          </draw:polygon>
          <draw:polygon draw:style-name="gr6" draw:text-style-name="P2" draw:layer="layout" svg:width="0.909cm" svg:height="0.525cm" svg:x="14.5cm" svg:y="11cm" svg:viewBox="0 0 910 526" draw:points="0,351 54,31 607,0 357,144 910,464 802,526 248,207">
            <text:p/>
          </draw:polygon>
        </draw:g>
        <draw:g>
          <draw:polygon draw:style-name="gr5" draw:text-style-name="P4" draw:layer="layout" svg:width="0.855cm" svg:height="0.494cm" svg:x="13.645cm" svg:y="11cm" svg:viewBox="0 0 856 495" draw:points="0,144 0,495 607,495 357,351 856,62 747,0 248,288">
            <text:p/>
          </draw:polygon>
          <draw:polygon draw:style-name="gr6" draw:text-style-name="P2" draw:layer="layout" svg:width="0.855cm" svg:height="0.494cm" svg:x="13.645cm" svg:y="11cm" svg:viewBox="0 0 856 495" draw:points="0,144 0,495 607,495 357,351 856,62 747,0 248,288">
            <text:p/>
          </draw:polygon>
        </draw:g>
        <draw:g>
          <draw:path draw:style-name="gr7" draw:text-style-name="P5" draw:layer="layout" svg:width="2.5cm" svg:height="1.749cm" svg:x="13.25cm" svg:y="11cm" svg:viewBox="0 0 2501 1750" svg:d="M0 0v1000c0 138 52 256 168 375 115 120 258 206 457 275 200 69 395 100 626 100 230 0 425-31 625-100 199-69 342-155 457-275 116-119 168-237 168-375v-1000c0 138-52 255-168 375-115 119-258 205-457 274-200 69-395 101-625 101-231 0-426-32-626-101-199-69-342-155-457-274-116-120-168-237-168-375z">
            <text:p/>
          </draw:path>
          <draw:path draw:style-name="gr2" draw:text-style-name="P2" draw:layer="layout" svg:width="2.5cm" svg:height="1.749cm" svg:x="13.25cm" svg:y="11cm" svg:viewBox="0 0 2501 1750" svg:d="M0 0v1000c0 138 52 256 168 375 115 120 258 206 457 275 200 69 395 100 626 100 230 0 425-31 625-100 199-69 342-155 457-275 116-119 168-237 168-375v-1000c0 138-52 255-168 375-115 119-258 205-457 274-200 69-395 101-625 101-231 0-426-32-626-101-199-69-342-155-457-274-116-120-168-237-168-375z">
            <text:p/>
          </draw:path>
        </draw:g>
        <draw:path draw:style-name="gr8" draw:text-style-name="P2" draw:layer="layout" svg:width="2.5cm" svg:height="2.498cm" svg:x="13.25cm" svg:y="10.25cm" svg:viewBox="0 0 2501 2499" svg:d="M2501 749c0-138-52-255-168-374-115-120-258-206-457-275-200-69-395-100-626-100-230 0-425 31-625 100-199 69-342 155-457 275-116 119-168 236-168 374v1001c0 138 52 255 168 374 115 120 258 206 457 275 200 69 395 100 626 100 230 0 425-31 625-100 199-69 342-155 457-275 116-119 168-236 168-374z">
          <text:p/>
        </draw:path>
        <draw:frame draw:style-name="gr15" draw:text-style-name="P11" draw:layer="layout" svg:width="2.876cm" svg:height="1.688cm" svg:x="15.724cm" svg:y="10.156cm">
          <draw:text-box>
            <text:p text:style-name="P6"><text:span text:style-name="T1">RouterIn</text:span></text:p>
          </draw:text-box>
        </draw:frame>
        <draw:g>
          <draw:polygon draw:style-name="gr1" draw:text-style-name="P1" draw:layer="layout" svg:width="3.8cm" svg:height="3.3cm" svg:x="12.6cm" svg:y="14.75cm" svg:viewBox="0 0 3801 3301" draw:points="1900,3301 3801,2212 3801,1089 1900,0 0,1089 0,2212">
            <text:p/>
          </draw:polygon>
          <draw:polygon draw:style-name="gr2" draw:text-style-name="P2" draw:layer="layout" svg:width="3.8cm" svg:height="3.3cm" svg:x="12.6cm" svg:y="14.75cm" svg:viewBox="0 0 3801 3301" draw:points="1900,3301 3801,2212 3801,1089 1900,0 0,1089 0,2212">
            <text:p/>
          </draw:polygon>
        </draw:g>
        <draw:g>
          <draw:polygon draw:style-name="gr3" draw:text-style-name="P3" draw:layer="layout" svg:width="3.8cm" svg:height="2.178cm" svg:x="12.6cm" svg:y="14.75cm" svg:viewBox="0 0 3801 2179" draw:points="1900,2179 3801,1089 1900,0 0,1089">
            <text:p/>
          </draw:polygon>
          <draw:polygon draw:style-name="gr4" draw:text-style-name="P2" draw:layer="layout" svg:width="3.8cm" svg:height="2.178cm" svg:x="12.6cm" svg:y="14.75cm" svg:viewBox="0 0 3801 2179" draw:points="1900,2179 3801,1089 1900,0 0,1089">
            <text:p/>
          </draw:polygon>
        </draw:g>
        <draw:g>
          <draw:polygon draw:style-name="gr16" draw:text-style-name="P12" draw:layer="layout" svg:width="1.9cm" svg:height="2.211cm" svg:x="14.5cm" svg:y="15.839cm" svg:viewBox="0 0 1901 2212" draw:points="0,2212 1901,1123 1901,0 0,1088">
            <text:p/>
          </draw:polygon>
          <draw:polygon draw:style-name="gr4" draw:text-style-name="P2" draw:layer="layout" svg:width="1.9cm" svg:height="2.211cm" svg:x="14.5cm" svg:y="15.839cm" svg:viewBox="0 0 1901 2212" draw:points="0,2212 1901,1123 1901,0 0,1088">
            <text:p/>
          </draw:polygon>
        </draw:g>
        <draw:g>
          <draw:polygon draw:style-name="gr17" draw:text-style-name="P13" draw:layer="layout" svg:width="1.9cm" svg:height="2.211cm" svg:x="12.6cm" svg:y="15.839cm" svg:viewBox="0 0 1901 2212" draw:points="0,1123 1901,2212 1901,1088 0,0">
            <text:p/>
          </draw:polygon>
          <draw:polygon draw:style-name="gr2" draw:text-style-name="P2" draw:layer="layout" svg:width="1.9cm" svg:height="2.211cm" svg:x="12.6cm" svg:y="15.839cm" svg:viewBox="0 0 1901 2212" draw:points="0,1123 1901,2212 1901,1088 0,0">
            <text:p/>
          </draw:polygon>
        </draw:g>
        <draw:polygon draw:style-name="gr8" draw:text-style-name="P2" draw:layer="layout" svg:width="3.8cm" svg:height="3.3cm" svg:x="12.6cm" svg:y="14.75cm" svg:viewBox="0 0 3801 3301" draw:points="0,1089 0,2212 1900,3301 3801,2212 3801,1089 1900,0">
          <text:p/>
        </draw:polygon>
        <draw:g>
          <draw:polygon draw:style-name="gr5" draw:text-style-name="P4" draw:layer="layout" svg:width="0.922cm" svg:height="0.528cm" svg:x="14.622cm" svg:y="15.705cm" svg:viewBox="0 0 923 529" draw:points="923,176 868,498 308,529 560,384 0,62 109,0 670,321">
            <text:p/>
          </draw:polygon>
          <draw:polygon draw:style-name="gr6" draw:text-style-name="P2" draw:layer="layout" svg:width="0.922cm" svg:height="0.528cm" svg:x="14.622cm" svg:y="15.705cm" svg:viewBox="0 0 923 529" draw:points="923,176 868,498 308,529 560,384 0,62 109,0 670,321">
            <text:p/>
          </draw:polygon>
        </draw:g>
        <draw:g>
          <draw:polygon draw:style-name="gr5" draw:text-style-name="P4" draw:layer="layout" svg:width="0.922cm" svg:height="0.528cm" svg:x="14.211cm" svg:y="15.011cm" svg:viewBox="0 0 923 529" draw:points="0,352 54,31 615,0 362,145 923,467 813,529 253,208">
            <text:p/>
          </draw:polygon>
          <draw:polygon draw:style-name="gr6" draw:text-style-name="P2" draw:layer="layout" svg:width="0.922cm" svg:height="0.528cm" svg:x="14.211cm" svg:y="15.011cm" svg:viewBox="0 0 923 529" draw:points="0,352 54,31 615,0 362,145 923,467 813,529 253,208">
            <text:p/>
          </draw:polygon>
        </draw:g>
        <draw:g>
          <draw:polygon draw:style-name="gr5" draw:text-style-name="P4" draw:layer="layout" svg:width="0.922cm" svg:height="0.528cm" svg:x="13.87cm" svg:y="16.138cm" svg:viewBox="0 0 923 529" draw:points="923,176 868,497 308,529 560,384 0,62 109,0 670,321">
            <text:p/>
          </draw:polygon>
          <draw:polygon draw:style-name="gr6" draw:text-style-name="P2" draw:layer="layout" svg:width="0.922cm" svg:height="0.528cm" svg:x="13.87cm" svg:y="16.138cm" svg:viewBox="0 0 923 529" draw:points="923,176 868,497 308,529 560,384 0,62 109,0 670,321">
            <text:p/>
          </draw:polygon>
        </draw:g>
        <draw:g>
          <draw:polygon draw:style-name="gr5" draw:text-style-name="P4" draw:layer="layout" svg:width="0.922cm" svg:height="0.528cm" svg:x="13.449cm" svg:y="15.449cm" svg:viewBox="0 0 923 529" draw:points="0,353 54,31 615,0 362,144 923,466 813,529 253,207">
            <text:p/>
          </draw:polygon>
          <draw:polygon draw:style-name="gr6" draw:text-style-name="P2" draw:layer="layout" svg:width="0.922cm" svg:height="0.528cm" svg:x="13.449cm" svg:y="15.449cm" svg:viewBox="0 0 923 529" draw:points="0,353 54,31 615,0 362,144 923,466 813,529 253,207">
            <text:p/>
          </draw:polygon>
        </draw:g>
        <draw:frame draw:style-name="gr18" draw:text-style-name="P2" draw:layer="layout" svg:width="3.19cm" svg:height="1.044cm" svg:x="16.405cm" svg:y="14.978cm">
          <draw:text-box>
            <text:p text:style-name="P6"><text:span text:style-name="T1">Switch1 L2</text:span></text:p>
          </draw:text-box>
        </draw:frame>
        <draw:g>
          <draw:polygon draw:style-name="gr1" draw:text-style-name="P1" draw:layer="layout" svg:width="3.8cm" svg:height="3.3cm" svg:x="12.6cm" svg:y="26.7cm" svg:viewBox="0 0 3801 3301" draw:points="1900,3301 3801,2212 3801,1089 1900,0 0,1089 0,2212">
            <text:p/>
          </draw:polygon>
          <draw:polygon draw:style-name="gr2" draw:text-style-name="P2" draw:layer="layout" svg:width="3.8cm" svg:height="3.3cm" svg:x="12.6cm" svg:y="26.7cm" svg:viewBox="0 0 3801 3301" draw:points="1900,3301 3801,2212 3801,1089 1900,0 0,1089 0,2212">
            <text:p/>
          </draw:polygon>
        </draw:g>
        <draw:g>
          <draw:polygon draw:style-name="gr3" draw:text-style-name="P3" draw:layer="layout" svg:width="3.8cm" svg:height="2.178cm" svg:x="12.6cm" svg:y="26.7cm" svg:viewBox="0 0 3801 2179" draw:points="1900,2179 3801,1089 1900,0 0,1089">
            <text:p/>
          </draw:polygon>
          <draw:polygon draw:style-name="gr4" draw:text-style-name="P2" draw:layer="layout" svg:width="3.8cm" svg:height="2.178cm" svg:x="12.6cm" svg:y="26.7cm" svg:viewBox="0 0 3801 2179" draw:points="1900,2179 3801,1089 1900,0 0,1089">
            <text:p/>
          </draw:polygon>
        </draw:g>
        <draw:g>
          <draw:polygon draw:style-name="gr16" draw:text-style-name="P12" draw:layer="layout" svg:width="1.9cm" svg:height="2.211cm" svg:x="14.5cm" svg:y="27.789cm" svg:viewBox="0 0 1901 2212" draw:points="0,2212 1901,1123 1901,0 0,1088">
            <text:p/>
          </draw:polygon>
          <draw:polygon draw:style-name="gr4" draw:text-style-name="P2" draw:layer="layout" svg:width="1.9cm" svg:height="2.211cm" svg:x="14.5cm" svg:y="27.789cm" svg:viewBox="0 0 1901 2212" draw:points="0,2212 1901,1123 1901,0 0,1088">
            <text:p/>
          </draw:polygon>
        </draw:g>
        <draw:g>
          <draw:polygon draw:style-name="gr17" draw:text-style-name="P13" draw:layer="layout" svg:width="1.9cm" svg:height="2.211cm" svg:x="12.6cm" svg:y="27.789cm" svg:viewBox="0 0 1901 2212" draw:points="0,1123 1901,2212 1901,1088 0,0">
            <text:p/>
          </draw:polygon>
          <draw:polygon draw:style-name="gr2" draw:text-style-name="P2" draw:layer="layout" svg:width="1.9cm" svg:height="2.211cm" svg:x="12.6cm" svg:y="27.789cm" svg:viewBox="0 0 1901 2212" draw:points="0,1123 1901,2212 1901,1088 0,0">
            <text:p/>
          </draw:polygon>
        </draw:g>
        <draw:polygon draw:style-name="gr8" draw:text-style-name="P2" draw:layer="layout" svg:width="3.8cm" svg:height="3.3cm" svg:x="12.6cm" svg:y="26.7cm" svg:viewBox="0 0 3801 3301" draw:points="0,1089 0,2212 1900,3301 3801,2212 3801,1089 1900,0">
          <text:p/>
        </draw:polygon>
        <draw:g>
          <draw:polygon draw:style-name="gr5" draw:text-style-name="P4" draw:layer="layout" svg:width="0.922cm" svg:height="0.528cm" svg:x="14.622cm" svg:y="27.656cm" svg:viewBox="0 0 923 529" draw:points="923,176 868,498 308,529 560,384 0,62 109,0 670,321">
            <text:p/>
          </draw:polygon>
          <draw:polygon draw:style-name="gr6" draw:text-style-name="P2" draw:layer="layout" svg:width="0.922cm" svg:height="0.528cm" svg:x="14.622cm" svg:y="27.656cm" svg:viewBox="0 0 923 529" draw:points="923,176 868,498 308,529 560,384 0,62 109,0 670,321">
            <text:p/>
          </draw:polygon>
        </draw:g>
        <draw:g>
          <draw:polygon draw:style-name="gr5" draw:text-style-name="P4" draw:layer="layout" svg:width="0.922cm" svg:height="0.528cm" svg:x="14.211cm" svg:y="26.962cm" svg:viewBox="0 0 923 529" draw:points="0,352 54,31 615,0 362,145 923,467 813,529 253,208">
            <text:p/>
          </draw:polygon>
          <draw:polygon draw:style-name="gr6" draw:text-style-name="P2" draw:layer="layout" svg:width="0.922cm" svg:height="0.528cm" svg:x="14.211cm" svg:y="26.962cm" svg:viewBox="0 0 923 529" draw:points="0,352 54,31 615,0 362,145 923,467 813,529 253,208">
            <text:p/>
          </draw:polygon>
        </draw:g>
        <draw:g>
          <draw:polygon draw:style-name="gr5" draw:text-style-name="P4" draw:layer="layout" svg:width="0.922cm" svg:height="0.528cm" svg:x="13.87cm" svg:y="28.088cm" svg:viewBox="0 0 923 529" draw:points="923,175 868,497 308,529 560,384 0,62 109,0 670,321">
            <text:p/>
          </draw:polygon>
          <draw:polygon draw:style-name="gr6" draw:text-style-name="P2" draw:layer="layout" svg:width="0.922cm" svg:height="0.528cm" svg:x="13.87cm" svg:y="28.088cm" svg:viewBox="0 0 923 529" draw:points="923,175 868,497 308,529 560,384 0,62 109,0 670,321">
            <text:p/>
          </draw:polygon>
        </draw:g>
        <draw:g>
          <draw:polygon draw:style-name="gr5" draw:text-style-name="P4" draw:layer="layout" svg:width="0.922cm" svg:height="0.528cm" svg:x="13.449cm" svg:y="27.399cm" svg:viewBox="0 0 923 529" draw:points="0,352 54,31 615,0 362,145 923,467 813,529 253,208">
            <text:p/>
          </draw:polygon>
          <draw:polygon draw:style-name="gr6" draw:text-style-name="P2" draw:layer="layout" svg:width="0.922cm" svg:height="0.528cm" svg:x="13.449cm" svg:y="27.399cm" svg:viewBox="0 0 923 529" draw:points="0,352 54,31 615,0 362,145 923,467 813,529 253,208">
            <text:p/>
          </draw:polygon>
        </draw:g>
        <draw:frame draw:style-name="gr18" draw:text-style-name="P2" draw:layer="layout" svg:width="3.19cm" svg:height="1.044cm" svg:x="15.405cm" svg:y="26.228cm">
          <draw:text-box>
            <text:p text:style-name="P6"><text:span text:style-name="T1">Switch2 L2</text:span></text:p>
          </draw:text-box>
        </draw:frame>
        <draw:g>
          <draw:polygon draw:style-name="gr1" draw:text-style-name="P1" draw:layer="layout" svg:width="3.8cm" svg:height="3.3cm" svg:x="24.2cm" svg:y="26.7cm" svg:viewBox="0 0 3801 3301" draw:points="1900,3301 3801,2212 3801,1089 1900,0 0,1089 0,2212">
            <text:p/>
          </draw:polygon>
          <draw:polygon draw:style-name="gr2" draw:text-style-name="P2" draw:layer="layout" svg:width="3.8cm" svg:height="3.3cm" svg:x="24.2cm" svg:y="26.7cm" svg:viewBox="0 0 3801 3301" draw:points="1900,3301 3801,2212 3801,1089 1900,0 0,1089 0,2212">
            <text:p/>
          </draw:polygon>
        </draw:g>
        <draw:g>
          <draw:polygon draw:style-name="gr3" draw:text-style-name="P3" draw:layer="layout" svg:width="3.8cm" svg:height="2.178cm" svg:x="24.2cm" svg:y="26.7cm" svg:viewBox="0 0 3801 2179" draw:points="1900,2179 3801,1089 1900,0 0,1089">
            <text:p/>
          </draw:polygon>
          <draw:polygon draw:style-name="gr4" draw:text-style-name="P2" draw:layer="layout" svg:width="3.8cm" svg:height="2.178cm" svg:x="24.2cm" svg:y="26.7cm" svg:viewBox="0 0 3801 2179" draw:points="1900,2179 3801,1089 1900,0 0,1089">
            <text:p/>
          </draw:polygon>
        </draw:g>
        <draw:g>
          <draw:polygon draw:style-name="gr16" draw:text-style-name="P12" draw:layer="layout" svg:width="1.9cm" svg:height="2.211cm" svg:x="26.1cm" svg:y="27.789cm" svg:viewBox="0 0 1901 2212" draw:points="0,2212 1901,1123 1901,0 0,1088">
            <text:p/>
          </draw:polygon>
          <draw:polygon draw:style-name="gr4" draw:text-style-name="P2" draw:layer="layout" svg:width="1.9cm" svg:height="2.211cm" svg:x="26.1cm" svg:y="27.789cm" svg:viewBox="0 0 1901 2212" draw:points="0,2212 1901,1123 1901,0 0,1088">
            <text:p/>
          </draw:polygon>
        </draw:g>
        <draw:g>
          <draw:polygon draw:style-name="gr17" draw:text-style-name="P13" draw:layer="layout" svg:width="1.9cm" svg:height="2.211cm" svg:x="24.2cm" svg:y="27.789cm" svg:viewBox="0 0 1901 2212" draw:points="0,1123 1901,2212 1901,1088 0,0">
            <text:p/>
          </draw:polygon>
          <draw:polygon draw:style-name="gr2" draw:text-style-name="P2" draw:layer="layout" svg:width="1.9cm" svg:height="2.211cm" svg:x="24.2cm" svg:y="27.789cm" svg:viewBox="0 0 1901 2212" draw:points="0,1123 1901,2212 1901,1088 0,0">
            <text:p/>
          </draw:polygon>
        </draw:g>
        <draw:polygon draw:style-name="gr8" draw:text-style-name="P2" draw:layer="layout" svg:width="3.8cm" svg:height="3.3cm" svg:x="24.2cm" svg:y="26.7cm" svg:viewBox="0 0 3801 3301" draw:points="0,1089 0,2212 1900,3301 3801,2212 3801,1089 1900,0">
          <text:p/>
        </draw:polygon>
        <draw:g>
          <draw:polygon draw:style-name="gr5" draw:text-style-name="P4" draw:layer="layout" svg:width="0.922cm" svg:height="0.528cm" svg:x="26.222cm" svg:y="27.656cm" svg:viewBox="0 0 923 529" draw:points="923,176 868,498 308,529 560,384 0,62 109,0 670,321">
            <text:p/>
          </draw:polygon>
          <draw:polygon draw:style-name="gr6" draw:text-style-name="P2" draw:layer="layout" svg:width="0.922cm" svg:height="0.528cm" svg:x="26.222cm" svg:y="27.656cm" svg:viewBox="0 0 923 529" draw:points="923,176 868,498 308,529 560,384 0,62 109,0 670,321">
            <text:p/>
          </draw:polygon>
        </draw:g>
        <draw:g>
          <draw:polygon draw:style-name="gr5" draw:text-style-name="P4" draw:layer="layout" svg:width="0.922cm" svg:height="0.528cm" svg:x="25.811cm" svg:y="26.962cm" svg:viewBox="0 0 923 529" draw:points="0,352 54,31 615,0 362,145 923,467 813,529 253,208">
            <text:p/>
          </draw:polygon>
          <draw:polygon draw:style-name="gr6" draw:text-style-name="P2" draw:layer="layout" svg:width="0.922cm" svg:height="0.528cm" svg:x="25.811cm" svg:y="26.962cm" svg:viewBox="0 0 923 529" draw:points="0,352 54,31 615,0 362,145 923,467 813,529 253,208">
            <text:p/>
          </draw:polygon>
        </draw:g>
        <draw:g>
          <draw:polygon draw:style-name="gr5" draw:text-style-name="P4" draw:layer="layout" svg:width="0.922cm" svg:height="0.528cm" svg:x="25.47cm" svg:y="28.088cm" svg:viewBox="0 0 923 529" draw:points="923,175 868,497 308,529 560,384 0,62 109,0 670,321">
            <text:p/>
          </draw:polygon>
          <draw:polygon draw:style-name="gr6" draw:text-style-name="P2" draw:layer="layout" svg:width="0.922cm" svg:height="0.528cm" svg:x="25.47cm" svg:y="28.088cm" svg:viewBox="0 0 923 529" draw:points="923,175 868,497 308,529 560,384 0,62 109,0 670,321">
            <text:p/>
          </draw:polygon>
        </draw:g>
        <draw:g>
          <draw:polygon draw:style-name="gr5" draw:text-style-name="P4" draw:layer="layout" svg:width="0.922cm" svg:height="0.528cm" svg:x="25.049cm" svg:y="27.399cm" svg:viewBox="0 0 923 529" draw:points="0,352 54,31 615,0 362,145 923,467 813,529 253,208">
            <text:p/>
          </draw:polygon>
          <draw:polygon draw:style-name="gr6" draw:text-style-name="P2" draw:layer="layout" svg:width="0.922cm" svg:height="0.528cm" svg:x="25.049cm" svg:y="27.399cm" svg:viewBox="0 0 923 529" draw:points="0,352 54,31 615,0 362,145 923,467 813,529 253,208">
            <text:p/>
          </draw:polygon>
        </draw:g>
        <draw:frame draw:style-name="gr19" draw:text-style-name="P2" draw:layer="layout" svg:width="3.237cm" svg:height="1.552cm" svg:x="22.381cm" svg:y="26.224cm">
          <draw:text-box>
            <text:p text:style-name="P6"><text:span text:style-name="T1">Switch3 L2</text:span></text:p>
            <text:p text:style-name="P6"><text:span text:style-name="T3"/></text:p>
          </draw:text-box>
        </draw:frame>
        <draw:g>
          <draw:path draw:style-name="gr1" draw:text-style-name="P1" draw:layer="layout" svg:width="1.8cm" svg:height="2.5cm" svg:x="2cm" svg:y="11.25cm" svg:viewBox="0 0 1801 2501" svg:d="M1801 370l-693-370-1108 603v1552c86 89 172 154 283 214 130 70 252 110 401 132l1117-603zM307 845c4 1 6 3 10 5 120 64 231 104 367 129-135-25-246-64-365-128-4-2-8-4-12-6z">
            <text:p/>
          </draw:path>
          <draw:path draw:style-name="gr2" draw:text-style-name="P2" draw:layer="layout" svg:width="1.8cm" svg:height="2.5cm" svg:x="2cm" svg:y="11.25cm" svg:viewBox="0 0 1801 2501" svg:d="M1801 370l-693-370-1108 603v1552c86 89 172 154 283 214 130 70 252 110 401 132l1117-603zM307 845c4 1 6 3 10 5 120 64 231 104 367 129-135-25-246-64-365-128-4-2-8-4-12-6z">
            <text:p/>
          </draw:path>
        </draw:g>
        <draw:g>
          <draw:path draw:style-name="gr20" draw:text-style-name="P14" draw:layer="layout" svg:width="1.8cm" svg:height="0.978cm" svg:x="2cm" svg:y="11.25cm" svg:viewBox="0 0 1801 979" svg:d="M684 979l1117-609-693-370-1108 604c94 103 190 178 316 246 120 65 232 104 368 129z">
            <text:p/>
          </draw:path>
          <draw:path draw:style-name="gr21" draw:text-style-name="P2" draw:layer="layout" svg:width="1.8cm" svg:height="0.978cm" svg:x="2cm" svg:y="11.25cm" svg:viewBox="0 0 1801 979" svg:d="M684 979l1117-609-693-370-1108 604c94 103 190 178 316 246 120 65 232 104 368 129z">
            <text:p/>
          </draw:path>
        </draw:g>
        <draw:g>
          <draw:path draw:style-name="gr22" draw:text-style-name="P15" draw:layer="layout" svg:width="0.683cm" svg:height="1.898cm" svg:x="2.001cm" svg:y="11.852cm" svg:viewBox="0 0 684 1899" svg:d="M684 376c-136-25-247-63-367-128-127-68-223-144-317-248v1552c86 89 172 154 284 215 130 70 252 110 400 132l-1-1523z">
            <text:p/>
          </draw:path>
          <draw:path draw:style-name="gr21" draw:text-style-name="P2" draw:layer="layout" svg:width="0.683cm" svg:height="1.898cm" svg:x="2.001cm" svg:y="11.852cm" svg:viewBox="0 0 684 1899" svg:d="M684 376c-136-25-247-63-367-128-127-68-223-144-317-248v1552c86 89 172 154 284 215 130 70 252 110 400 132l-1-1523">
            <text:p/>
          </draw:path>
        </draw:g>
        <draw:g>
          <draw:polygon draw:style-name="gr23" draw:text-style-name="P16" draw:layer="layout" svg:width="1.117cm" svg:height="2.128cm" svg:x="2.683cm" svg:y="11.621cm" svg:viewBox="0 0 1118 2129" draw:points="0,608 0,2129 1118,1526 1118,0">
            <text:p/>
          </draw:polygon>
          <draw:polygon draw:style-name="gr21" draw:text-style-name="P2" draw:layer="layout" svg:width="1.117cm" svg:height="2.128cm" svg:x="2.683cm" svg:y="11.621cm" svg:viewBox="0 0 1118 2129" draw:points="0,608 0,2129 1118,1526 1118,0">
            <text:p/>
          </draw:polygon>
        </draw:g>
        <draw:path draw:style-name="gr24" draw:text-style-name="P2" draw:layer="layout" svg:width="1.8cm" svg:height="2.5cm" svg:x="2cm" svg:y="11.25cm" svg:viewBox="0 0 1801 2501" svg:d="M1801 370l-693-370-1108 603v1552c86 89 172 154 283 214 130 70 252 110 401 132l1117-603z">
          <text:p/>
        </draw:path>
        <draw:g>
          <draw:path draw:style-name="gr25" draw:text-style-name="P17" draw:layer="layout" svg:width="0.111cm" svg:height="0.138cm" svg:x="2.26cm" svg:y="12.792cm" svg:viewBox="0 0 112 139" svg:d="M106 51c4 12 6 23 6 35-1 13-3 23-9 32-5 9-12 15-21 18s-18 4-28 0c-10-3-19-8-28-17-8-9-15-19-19-31-5-12-7-23-7-36 1-12 3-22 9-31 5-9 12-15 21-19 1 0 1 0 2 0 8-3 17-3 26 0 11 3 19 9 28 18s15 18 20 30c0 1 0 1 0 1z">
            <text:p/>
          </draw:path>
          <draw:path draw:style-name="gr26" draw:text-style-name="P2" draw:layer="layout" svg:width="0.111cm" svg:height="0.138cm" svg:x="2.26cm" svg:y="12.792cm" svg:viewBox="0 0 112 139" svg:d="M106 51c4 12 6 23 6 35-1 13-3 23-9 32-5 9-12 15-21 18s-18 4-28 0c-10-3-19-8-28-17-8-9-15-19-19-31-5-12-7-23-7-36 1-12 3-22 9-31 5-9 12-15 21-19 1 0 1 0 2 0 8-3 17-3 26 0 11 3 19 9 28 18s15 18 20 30c0 1 0 1 0 1z">
            <text:p/>
          </draw:path>
        </draw:g>
        <draw:path draw:style-name="gr27" draw:text-style-name="P2" draw:layer="layout" svg:width="0.462cm" svg:height="0.422cm" svg:x="2.111cm" svg:y="13.108cm" svg:viewBox="0 0 463 423" svg:d="M0 0c84 69 161 117 257 163 70 33 132 55 206 75M0 92c84 69 161 118 257 163 70 33 132 55 206 75M0 185c84 69 161 118 257 163 70 33 132 56 206 75">
          <text:p/>
        </draw:path>
        <draw:g>
          <draw:path draw:style-name="gr28" draw:text-style-name="P18" draw:layer="layout" svg:width="0.501cm" svg:height="0.278cm" svg:x="2.092cm" svg:y="12.146cm" svg:viewBox="0 0 502 279" svg:d="M16 40c64 54 123 94 198 134 88 48 167 79 265 105 4 0 8-1 11-3 4-2 7-5 9-8 2-4 3-7 3-11s-1-8-3-11c-2-4-5-6-9-8-3-2-7-3-11-3-98-25-178-57-266-104-71-38-127-76-188-127-1-1-2-1-3-2-2-1-4-2-7-2s-5 1-8 2c-2 2-4 3-5 5-1 3-2 5-2 7 0 1 0 1 0 2 0 5 2 9 4 13 3 5 7 8 12 11z">
            <text:p/>
          </draw:path>
          <draw:path draw:style-name="gr26" draw:text-style-name="P2" draw:layer="layout" svg:width="0.501cm" svg:height="0.278cm" svg:x="2.092cm" svg:y="12.146cm" svg:viewBox="0 0 502 279" svg:d="M16 40c64 54 123 94 198 134 88 48 167 79 265 105 4 0 8-1 11-3 4-2 7-5 9-8 2-4 3-7 3-11s-1-8-3-11c-2-4-5-6-9-8-3-2-7-3-11-3-98-25-178-57-266-104-71-38-127-76-188-127-1-1-2-1-3-2-2-1-4-2-7-2s-5 1-8 2c-2 2-4 3-5 5-1 3-2 5-2 7 0 1 0 1 0 2 0 5 2 9 4 13 3 5 7 8 12 11z">
            <text:p/>
          </draw:path>
        </draw:g>
        <draw:g>
          <draw:path draw:style-name="gr29" draw:text-style-name="P19" draw:layer="layout" svg:width="0.143cm" svg:height="0.088cm" svg:x="2.239cm" svg:y="12.28cm" svg:viewBox="0 0 144 89" svg:d="M144 87c0-1 0-1-1-2-10-28-23-47-40-63s-34-23-54-22c-16 0-30 5-45 17-3 5-4 10-4 15 0 11 5 20 15 29 11 9 24 15 42 20 18 6 36 8 58 8 10 0 19-1 29-2z">
            <text:p/>
          </draw:path>
          <draw:path draw:style-name="gr30" draw:text-style-name="P2" draw:layer="layout" svg:width="0.143cm" svg:height="0.088cm" svg:x="2.239cm" svg:y="12.28cm" svg:viewBox="0 0 144 89" svg:d="M144 87c0-1 0-1-1-2-10-28-23-47-40-63s-34-23-54-22c-16 0-30 5-45 17-3 5-4 10-4 15 0 11 5 20 15 29 11 9 24 15 42 20 18 6 36 8 58 8 10 0 19-1 29-2z">
            <text:p/>
          </draw:path>
        </draw:g>
        <draw:path draw:style-name="gr31" draw:text-style-name="P20" draw:layer="layout" svg:width="0.462cm" svg:height="0.358cm" svg:x="2.111cm" svg:y="12.312cm" svg:viewBox="0 0 463 359" svg:d="M0 0v121c64 52 122 91 196 130 89 48 169 80 267 108v-121c-98-28-178-61-267-109-74-39-132-78-196-129z">
          <text:p/>
        </draw:path>
        <draw:path draw:style-name="gr28" draw:text-style-name="P18" draw:layer="layout" svg:width="0.462cm" svg:height="0.267cm" svg:x="2.111cm" svg:y="12.336cm" svg:viewBox="0 0 463 268" svg:d="M0 30c63 54 122 94 196 134 89 47 169 79 267 104v-30c-98-28-178-60-267-108-74-39-132-78-196-130z">
          <text:p/>
        </draw:path>
        <draw:path draw:style-name="gr21" draw:text-style-name="P2" draw:layer="layout" svg:width="0.462cm" svg:height="0.358cm" svg:x="2.111cm" svg:y="12.31cm" svg:viewBox="0 0 463 359" svg:d="M0 0v121c64 52 122 91 196 130 89 48 169 80 267 108">
          <text:p/>
        </draw:path>
        <draw:path draw:style-name="gr26" draw:text-style-name="P2" draw:layer="layout" svg:width="0.462cm" svg:height="0.358cm" svg:x="2.111cm" svg:y="12.315cm" svg:viewBox="0 0 463 359" svg:d="M463 359v-121c-98-28-178-61-267-109-74-39-132-78-196-129">
          <text:p/>
        </draw:path>
        <draw:frame draw:style-name="gr32" draw:text-style-name="P2" draw:layer="layout" svg:width="2.845cm" svg:height="1.214cm" svg:x="1.478cm" svg:y="13.75cm">
          <draw:text-box>
            <text:p text:style-name="P6"><text:span text:style-name="T4">alfa1</text:span></text:p>
            <text:p text:style-name="P6"><text:span text:style-name="T4">172.16.128.130</text:span></text:p>
          </draw:text-box>
        </draw:frame>
        <draw:g>
          <draw:path draw:style-name="gr1" draw:text-style-name="P1" draw:layer="layout" svg:width="1.8cm" svg:height="2.5cm" svg:x="2cm" svg:y="15cm" svg:viewBox="0 0 1801 2501" svg:d="M1801 370l-693-370-1108 603v1552c86 89 172 154 283 214 130 70 252 110 401 132l1117-603zM307 845c4 1 6 3 10 5 120 64 231 104 367 129-135-25-246-64-365-128-4-2-8-4-12-6z">
            <text:p/>
          </draw:path>
          <draw:path draw:style-name="gr2" draw:text-style-name="P2" draw:layer="layout" svg:width="1.8cm" svg:height="2.5cm" svg:x="2cm" svg:y="15cm" svg:viewBox="0 0 1801 2501" svg:d="M1801 370l-693-370-1108 603v1552c86 89 172 154 283 214 130 70 252 110 401 132l1117-603zM307 845c4 1 6 3 10 5 120 64 231 104 367 129-135-25-246-64-365-128-4-2-8-4-12-6z">
            <text:p/>
          </draw:path>
        </draw:g>
        <draw:g>
          <draw:path draw:style-name="gr20" draw:text-style-name="P14" draw:layer="layout" svg:width="1.8cm" svg:height="0.978cm" svg:x="2cm" svg:y="15cm" svg:viewBox="0 0 1801 979" svg:d="M684 979l1117-609-693-370-1108 604c94 103 190 178 316 246 120 65 232 104 368 129z">
            <text:p/>
          </draw:path>
          <draw:path draw:style-name="gr21" draw:text-style-name="P2" draw:layer="layout" svg:width="1.8cm" svg:height="0.978cm" svg:x="2cm" svg:y="15cm" svg:viewBox="0 0 1801 979" svg:d="M684 979l1117-609-693-370-1108 604c94 103 190 178 316 246 120 65 232 104 368 129z">
            <text:p/>
          </draw:path>
        </draw:g>
        <draw:g>
          <draw:path draw:style-name="gr22" draw:text-style-name="P15" draw:layer="layout" svg:width="0.683cm" svg:height="1.898cm" svg:x="2.001cm" svg:y="15.602cm" svg:viewBox="0 0 684 1899" svg:d="M684 376c-136-25-247-63-367-128-127-68-223-144-317-248v1552c86 89 172 154 284 215 130 70 252 110 400 132l-1-1523z">
            <text:p/>
          </draw:path>
          <draw:path draw:style-name="gr21" draw:text-style-name="P2" draw:layer="layout" svg:width="0.683cm" svg:height="1.898cm" svg:x="2.001cm" svg:y="15.602cm" svg:viewBox="0 0 684 1899" svg:d="M684 376c-136-25-247-63-367-128-127-68-223-144-317-248v1552c86 89 172 154 284 215 130 70 252 110 400 132l-1-1523">
            <text:p/>
          </draw:path>
        </draw:g>
        <draw:g>
          <draw:polygon draw:style-name="gr23" draw:text-style-name="P16" draw:layer="layout" svg:width="1.117cm" svg:height="2.128cm" svg:x="2.683cm" svg:y="15.371cm" svg:viewBox="0 0 1118 2129" draw:points="0,608 0,2129 1118,1526 1118,0">
            <text:p/>
          </draw:polygon>
          <draw:polygon draw:style-name="gr21" draw:text-style-name="P2" draw:layer="layout" svg:width="1.117cm" svg:height="2.128cm" svg:x="2.683cm" svg:y="15.371cm" svg:viewBox="0 0 1118 2129" draw:points="0,608 0,2129 1118,1526 1118,0">
            <text:p/>
          </draw:polygon>
        </draw:g>
        <draw:path draw:style-name="gr24" draw:text-style-name="P2" draw:layer="layout" svg:width="1.8cm" svg:height="2.5cm" svg:x="2cm" svg:y="15cm" svg:viewBox="0 0 1801 2501" svg:d="M1801 370l-693-370-1108 603v1552c86 89 172 154 283 214 130 70 252 110 401 132l1117-603z">
          <text:p/>
        </draw:path>
        <draw:g>
          <draw:path draw:style-name="gr25" draw:text-style-name="P17" draw:layer="layout" svg:width="0.111cm" svg:height="0.138cm" svg:x="2.26cm" svg:y="16.542cm" svg:viewBox="0 0 112 139" svg:d="M106 51c4 12 6 23 6 35-1 13-3 23-9 32-5 9-12 15-21 18s-18 4-28 0c-10-3-19-8-28-17-8-9-15-19-19-31-5-12-7-23-7-36 1-12 3-22 9-31 5-9 12-15 21-19 1 0 1 0 2 0 8-3 17-3 26 0 11 3 19 9 28 18s15 18 20 30c0 1 0 1 0 1z">
            <text:p/>
          </draw:path>
          <draw:path draw:style-name="gr26" draw:text-style-name="P2" draw:layer="layout" svg:width="0.111cm" svg:height="0.138cm" svg:x="2.26cm" svg:y="16.542cm" svg:viewBox="0 0 112 139" svg:d="M106 51c4 12 6 23 6 35-1 13-3 23-9 32-5 9-12 15-21 18s-18 4-28 0c-10-3-19-8-28-17-8-9-15-19-19-31-5-12-7-23-7-36 1-12 3-22 9-31 5-9 12-15 21-19 1 0 1 0 2 0 8-3 17-3 26 0 11 3 19 9 28 18s15 18 20 30c0 1 0 1 0 1z">
            <text:p/>
          </draw:path>
        </draw:g>
        <draw:path draw:style-name="gr27" draw:text-style-name="P2" draw:layer="layout" svg:width="0.462cm" svg:height="0.422cm" svg:x="2.111cm" svg:y="16.858cm" svg:viewBox="0 0 463 423" svg:d="M0 0c84 69 161 117 257 163 70 33 132 55 206 75M0 92c84 69 161 118 257 163 70 33 132 55 206 75M0 185c84 69 161 118 257 163 70 33 132 56 206 75">
          <text:p/>
        </draw:path>
        <draw:g>
          <draw:path draw:style-name="gr28" draw:text-style-name="P18" draw:layer="layout" svg:width="0.501cm" svg:height="0.278cm" svg:x="2.092cm" svg:y="15.896cm" svg:viewBox="0 0 502 279" svg:d="M16 40c64 54 123 94 198 134 88 48 167 79 265 105 4 0 8-1 11-3 4-2 7-5 9-8 2-4 3-7 3-11s-1-8-3-11c-2-4-5-6-9-8-3-2-7-3-11-3-98-25-178-57-266-104-71-38-127-76-188-127-1-1-2-1-3-2-2-1-4-2-7-2s-5 1-8 2c-2 2-4 3-5 5-1 3-2 5-2 7 0 1 0 1 0 2 0 5 2 9 4 13 3 5 7 8 12 11z">
            <text:p/>
          </draw:path>
          <draw:path draw:style-name="gr26" draw:text-style-name="P2" draw:layer="layout" svg:width="0.501cm" svg:height="0.278cm" svg:x="2.092cm" svg:y="15.896cm" svg:viewBox="0 0 502 279" svg:d="M16 40c64 54 123 94 198 134 88 48 167 79 265 105 4 0 8-1 11-3 4-2 7-5 9-8 2-4 3-7 3-11s-1-8-3-11c-2-4-5-6-9-8-3-2-7-3-11-3-98-25-178-57-266-104-71-38-127-76-188-127-1-1-2-1-3-2-2-1-4-2-7-2s-5 1-8 2c-2 2-4 3-5 5-1 3-2 5-2 7 0 1 0 1 0 2 0 5 2 9 4 13 3 5 7 8 12 11z">
            <text:p/>
          </draw:path>
        </draw:g>
        <draw:g>
          <draw:path draw:style-name="gr29" draw:text-style-name="P19" draw:layer="layout" svg:width="0.143cm" svg:height="0.088cm" svg:x="2.239cm" svg:y="16.03cm" svg:viewBox="0 0 144 89" svg:d="M144 87c0-1 0-1-1-2-10-28-23-47-40-63s-34-23-54-22c-16 0-30 5-45 17-3 5-4 10-4 15 0 11 5 20 15 29 11 9 24 15 42 20 18 6 36 8 58 8 10 0 19-1 29-2z">
            <text:p/>
          </draw:path>
          <draw:path draw:style-name="gr30" draw:text-style-name="P2" draw:layer="layout" svg:width="0.143cm" svg:height="0.088cm" svg:x="2.239cm" svg:y="16.03cm" svg:viewBox="0 0 144 89" svg:d="M144 87c0-1 0-1-1-2-10-28-23-47-40-63s-34-23-54-22c-16 0-30 5-45 17-3 5-4 10-4 15 0 11 5 20 15 29 11 9 24 15 42 20 18 6 36 8 58 8 10 0 19-1 29-2z">
            <text:p/>
          </draw:path>
        </draw:g>
        <draw:path draw:style-name="gr33" draw:text-style-name="P21" draw:layer="layout" svg:width="0.462cm" svg:height="0.358cm" svg:x="2.111cm" svg:y="16.062cm" svg:viewBox="0 0 463 359" svg:d="M0 0v121c64 52 122 91 196 130 89 48 169 80 267 108v-121c-98-28-178-61-267-109-74-39-132-78-196-129z">
          <text:p/>
        </draw:path>
        <draw:path draw:style-name="gr28" draw:text-style-name="P18" draw:layer="layout" svg:width="0.462cm" svg:height="0.267cm" svg:x="2.111cm" svg:y="16.086cm" svg:viewBox="0 0 463 268" svg:d="M0 30c63 54 122 94 196 134 89 47 169 79 267 104v-30c-98-28-178-60-267-108-74-39-132-78-196-130z">
          <text:p/>
        </draw:path>
        <draw:path draw:style-name="gr21" draw:text-style-name="P2" draw:layer="layout" svg:width="0.462cm" svg:height="0.358cm" svg:x="2.111cm" svg:y="16.06cm" svg:viewBox="0 0 463 359" svg:d="M0 0v121c64 52 122 91 196 130 89 48 169 80 267 108">
          <text:p/>
        </draw:path>
        <draw:path draw:style-name="gr26" draw:text-style-name="P2" draw:layer="layout" svg:width="0.462cm" svg:height="0.358cm" svg:x="2.111cm" svg:y="16.065cm" svg:viewBox="0 0 463 359" svg:d="M463 359v-121c-98-28-178-61-267-109-74-39-132-78-196-129">
          <text:p/>
        </draw:path>
        <draw:frame draw:style-name="gr34" draw:text-style-name="P2" draw:layer="layout" svg:width="2.9cm" svg:height="1.51cm" svg:x="1.45cm" svg:y="17.5cm">
          <draw:text-box>
            <text:p text:style-name="P6"><text:span text:style-name="T4">bravo1</text:span></text:p>
            <text:p text:style-name="P6"><text:span text:style-name="T4">172.16.128.131</text:span></text:p>
          </draw:text-box>
        </draw:frame>
        <draw:g>
          <draw:path draw:style-name="gr1" draw:text-style-name="P1" draw:layer="layout" svg:width="1.8cm" svg:height="2.5cm" svg:x="2cm" svg:y="19cm" svg:viewBox="0 0 1801 2501" svg:d="M1801 370l-693-370-1108 603v1552c86 89 172 154 283 214 130 70 252 110 401 132l1117-603zM307 845c4 1 6 3 10 5 120 64 231 104 367 129-135-25-246-64-365-128-4-2-8-4-12-6z">
            <text:p/>
          </draw:path>
          <draw:path draw:style-name="gr2" draw:text-style-name="P2" draw:layer="layout" svg:width="1.8cm" svg:height="2.5cm" svg:x="2cm" svg:y="19cm" svg:viewBox="0 0 1801 2501" svg:d="M1801 370l-693-370-1108 603v1552c86 89 172 154 283 214 130 70 252 110 401 132l1117-603zM307 845c4 1 6 3 10 5 120 64 231 104 367 129-135-25-246-64-365-128-4-2-8-4-12-6z">
            <text:p/>
          </draw:path>
        </draw:g>
        <draw:g>
          <draw:path draw:style-name="gr20" draw:text-style-name="P14" draw:layer="layout" svg:width="1.8cm" svg:height="0.978cm" svg:x="2cm" svg:y="19cm" svg:viewBox="0 0 1801 979" svg:d="M684 979l1117-609-693-370-1108 604c94 103 190 178 316 246 120 65 232 104 368 129z">
            <text:p/>
          </draw:path>
          <draw:path draw:style-name="gr21" draw:text-style-name="P2" draw:layer="layout" svg:width="1.8cm" svg:height="0.978cm" svg:x="2cm" svg:y="19cm" svg:viewBox="0 0 1801 979" svg:d="M684 979l1117-609-693-370-1108 604c94 103 190 178 316 246 120 65 232 104 368 129z">
            <text:p/>
          </draw:path>
        </draw:g>
        <draw:g>
          <draw:path draw:style-name="gr22" draw:text-style-name="P15" draw:layer="layout" svg:width="0.683cm" svg:height="1.898cm" svg:x="2.001cm" svg:y="19.602cm" svg:viewBox="0 0 684 1899" svg:d="M684 376c-136-25-247-63-367-128-127-68-223-144-317-248v1552c86 89 172 154 284 215 130 70 252 110 400 132l-1-1523z">
            <text:p/>
          </draw:path>
          <draw:path draw:style-name="gr21" draw:text-style-name="P2" draw:layer="layout" svg:width="0.683cm" svg:height="1.898cm" svg:x="2.001cm" svg:y="19.602cm" svg:viewBox="0 0 684 1899" svg:d="M684 376c-136-25-247-63-367-128-127-68-223-144-317-248v1552c86 89 172 154 284 215 130 70 252 110 400 132l-1-1523">
            <text:p/>
          </draw:path>
        </draw:g>
        <draw:g>
          <draw:polygon draw:style-name="gr23" draw:text-style-name="P16" draw:layer="layout" svg:width="1.117cm" svg:height="2.128cm" svg:x="2.683cm" svg:y="19.371cm" svg:viewBox="0 0 1118 2129" draw:points="0,608 0,2129 1118,1526 1118,0">
            <text:p/>
          </draw:polygon>
          <draw:polygon draw:style-name="gr21" draw:text-style-name="P2" draw:layer="layout" svg:width="1.117cm" svg:height="2.128cm" svg:x="2.683cm" svg:y="19.371cm" svg:viewBox="0 0 1118 2129" draw:points="0,608 0,2129 1118,1526 1118,0">
            <text:p/>
          </draw:polygon>
        </draw:g>
        <draw:path draw:style-name="gr24" draw:text-style-name="P2" draw:layer="layout" svg:width="1.8cm" svg:height="2.5cm" svg:x="2cm" svg:y="19cm" svg:viewBox="0 0 1801 2501" svg:d="M1801 370l-693-370-1108 603v1552c86 89 172 154 283 214 130 70 252 110 401 132l1117-603z">
          <text:p/>
        </draw:path>
        <draw:g>
          <draw:path draw:style-name="gr25" draw:text-style-name="P17" draw:layer="layout" svg:width="0.111cm" svg:height="0.138cm" svg:x="2.26cm" svg:y="20.542cm" svg:viewBox="0 0 112 139" svg:d="M106 51c4 12 6 23 6 35-1 13-3 23-9 32-5 9-12 15-21 18s-18 4-28 0c-10-3-19-8-28-17-8-9-15-19-19-31-5-12-7-23-7-36 1-12 3-22 9-31 5-9 12-15 21-19 1 0 1 0 2 0 8-3 17-3 26 0 11 3 19 9 28 18s15 18 20 30c0 1 0 1 0 1z">
            <text:p/>
          </draw:path>
          <draw:path draw:style-name="gr26" draw:text-style-name="P2" draw:layer="layout" svg:width="0.111cm" svg:height="0.138cm" svg:x="2.26cm" svg:y="20.542cm" svg:viewBox="0 0 112 139" svg:d="M106 51c4 12 6 23 6 35-1 13-3 23-9 32-5 9-12 15-21 18s-18 4-28 0c-10-3-19-8-28-17-8-9-15-19-19-31-5-12-7-23-7-36 1-12 3-22 9-31 5-9 12-15 21-19 1 0 1 0 2 0 8-3 17-3 26 0 11 3 19 9 28 18s15 18 20 30c0 1 0 1 0 1z">
            <text:p/>
          </draw:path>
        </draw:g>
        <draw:path draw:style-name="gr27" draw:text-style-name="P2" draw:layer="layout" svg:width="0.462cm" svg:height="0.422cm" svg:x="2.111cm" svg:y="20.858cm" svg:viewBox="0 0 463 423" svg:d="M0 0c84 69 161 117 257 163 70 33 132 55 206 75M0 92c84 69 161 118 257 163 70 33 132 55 206 75M0 185c84 69 161 118 257 163 70 33 132 56 206 75">
          <text:p/>
        </draw:path>
        <draw:g>
          <draw:path draw:style-name="gr28" draw:text-style-name="P18" draw:layer="layout" svg:width="0.501cm" svg:height="0.278cm" svg:x="2.092cm" svg:y="19.896cm" svg:viewBox="0 0 502 279" svg:d="M16 40c64 54 123 94 198 134 88 48 167 79 265 105 4 0 8-1 11-3 4-2 7-5 9-8 2-4 3-7 3-11s-1-8-3-11c-2-4-5-6-9-8-3-2-7-3-11-3-98-25-178-57-266-104-71-38-127-76-188-127-1-1-2-1-3-2-2-1-4-2-7-2s-5 1-8 2c-2 2-4 3-5 5-1 3-2 5-2 7 0 1 0 1 0 2 0 5 2 9 4 13 3 5 7 8 12 11z">
            <text:p/>
          </draw:path>
          <draw:path draw:style-name="gr26" draw:text-style-name="P2" draw:layer="layout" svg:width="0.501cm" svg:height="0.278cm" svg:x="2.092cm" svg:y="19.896cm" svg:viewBox="0 0 502 279" svg:d="M16 40c64 54 123 94 198 134 88 48 167 79 265 105 4 0 8-1 11-3 4-2 7-5 9-8 2-4 3-7 3-11s-1-8-3-11c-2-4-5-6-9-8-3-2-7-3-11-3-98-25-178-57-266-104-71-38-127-76-188-127-1-1-2-1-3-2-2-1-4-2-7-2s-5 1-8 2c-2 2-4 3-5 5-1 3-2 5-2 7 0 1 0 1 0 2 0 5 2 9 4 13 3 5 7 8 12 11z">
            <text:p/>
          </draw:path>
        </draw:g>
        <draw:g>
          <draw:path draw:style-name="gr29" draw:text-style-name="P19" draw:layer="layout" svg:width="0.143cm" svg:height="0.088cm" svg:x="2.239cm" svg:y="20.03cm" svg:viewBox="0 0 144 89" svg:d="M144 87c0-1 0-1-1-2-10-28-23-47-40-63s-34-23-54-22c-16 0-30 5-45 17-3 5-4 10-4 15 0 11 5 20 15 29 11 9 24 15 42 20 18 6 36 8 58 8 10 0 19-1 29-2z">
            <text:p/>
          </draw:path>
          <draw:path draw:style-name="gr30" draw:text-style-name="P2" draw:layer="layout" svg:width="0.143cm" svg:height="0.088cm" svg:x="2.239cm" svg:y="20.03cm" svg:viewBox="0 0 144 89" svg:d="M144 87c0-1 0-1-1-2-10-28-23-47-40-63s-34-23-54-22c-16 0-30 5-45 17-3 5-4 10-4 15 0 11 5 20 15 29 11 9 24 15 42 20 18 6 36 8 58 8 10 0 19-1 29-2z">
            <text:p/>
          </draw:path>
        </draw:g>
        <draw:path draw:style-name="gr33" draw:text-style-name="P21" draw:layer="layout" svg:width="0.462cm" svg:height="0.358cm" svg:x="2.111cm" svg:y="20.062cm" svg:viewBox="0 0 463 359" svg:d="M0 0v121c64 52 122 91 196 130 89 48 169 80 267 108v-121c-98-28-178-61-267-109-74-39-132-78-196-129z">
          <text:p/>
        </draw:path>
        <draw:path draw:style-name="gr28" draw:text-style-name="P18" draw:layer="layout" svg:width="0.462cm" svg:height="0.267cm" svg:x="2.111cm" svg:y="20.086cm" svg:viewBox="0 0 463 268" svg:d="M0 30c63 54 122 94 196 134 89 47 169 79 267 104v-30c-98-28-178-60-267-108-74-39-132-78-196-130z">
          <text:p/>
        </draw:path>
        <draw:path draw:style-name="gr21" draw:text-style-name="P2" draw:layer="layout" svg:width="0.462cm" svg:height="0.358cm" svg:x="2.111cm" svg:y="20.06cm" svg:viewBox="0 0 463 359" svg:d="M0 0v121c64 52 122 91 196 130 89 48 169 80 267 108">
          <text:p/>
        </draw:path>
        <draw:path draw:style-name="gr26" draw:text-style-name="P2" draw:layer="layout" svg:width="0.462cm" svg:height="0.358cm" svg:x="2.111cm" svg:y="20.065cm" svg:viewBox="0 0 463 359" svg:d="M463 359v-121c-98-28-178-61-267-109-74-39-132-78-196-129">
          <text:p/>
        </draw:path>
        <draw:frame draw:style-name="gr35" draw:text-style-name="P2" draw:layer="layout" svg:width="2.852cm" svg:height="1.256cm" svg:x="1.474cm" svg:y="21.5cm">
          <draw:text-box>
            <text:p text:style-name="P6"><text:span text:style-name="T4">charlie1</text:span></text:p>
            <text:p text:style-name="P6"><text:span text:style-name="T4">172.16.128.132</text:span></text:p>
          </draw:text-box>
        </draw:frame>
        <draw:g>
          <draw:path draw:style-name="gr1" draw:text-style-name="P1" draw:layer="layout" svg:width="1.8cm" svg:height="2.5cm" svg:x="4.5cm" svg:y="21.5cm" svg:viewBox="0 0 1801 2501" svg:d="M1801 370l-693-370-1108 603v1552c86 89 172 154 283 214 130 70 252 110 401 132l1117-603zM307 845c4 1 6 3 10 5 120 64 231 104 367 129-135-25-246-64-365-128-4-2-8-4-12-6z">
            <text:p/>
          </draw:path>
          <draw:path draw:style-name="gr2" draw:text-style-name="P2" draw:layer="layout" svg:width="1.8cm" svg:height="2.5cm" svg:x="4.5cm" svg:y="21.5cm" svg:viewBox="0 0 1801 2501" svg:d="M1801 370l-693-370-1108 603v1552c86 89 172 154 283 214 130 70 252 110 401 132l1117-603zM307 845c4 1 6 3 10 5 120 64 231 104 367 129-135-25-246-64-365-128-4-2-8-4-12-6z">
            <text:p/>
          </draw:path>
        </draw:g>
        <draw:g>
          <draw:path draw:style-name="gr20" draw:text-style-name="P14" draw:layer="layout" svg:width="1.8cm" svg:height="0.978cm" svg:x="4.5cm" svg:y="21.5cm" svg:viewBox="0 0 1801 979" svg:d="M684 979l1117-609-693-370-1108 604c94 103 190 178 316 246 120 65 232 104 368 129z">
            <text:p/>
          </draw:path>
          <draw:path draw:style-name="gr21" draw:text-style-name="P2" draw:layer="layout" svg:width="1.8cm" svg:height="0.978cm" svg:x="4.5cm" svg:y="21.5cm" svg:viewBox="0 0 1801 979" svg:d="M684 979l1117-609-693-370-1108 604c94 103 190 178 316 246 120 65 232 104 368 129z">
            <text:p/>
          </draw:path>
        </draw:g>
        <draw:g>
          <draw:path draw:style-name="gr22" draw:text-style-name="P15" draw:layer="layout" svg:width="0.683cm" svg:height="1.898cm" svg:x="4.5cm" svg:y="22.102cm" svg:viewBox="0 0 684 1899" svg:d="M684 376c-136-25-247-63-367-128-127-68-223-144-317-248v1552c86 89 172 154 284 215 130 70 252 110 400 132l-1-1523z">
            <text:p/>
          </draw:path>
          <draw:path draw:style-name="gr21" draw:text-style-name="P2" draw:layer="layout" svg:width="0.683cm" svg:height="1.898cm" svg:x="4.5cm" svg:y="22.102cm" svg:viewBox="0 0 684 1899" svg:d="M684 376c-136-25-247-63-367-128-127-68-223-144-317-248v1552c86 89 172 154 284 215 130 70 252 110 400 132l-1-1523">
            <text:p/>
          </draw:path>
        </draw:g>
        <draw:g>
          <draw:polygon draw:style-name="gr23" draw:text-style-name="P16" draw:layer="layout" svg:width="1.117cm" svg:height="2.128cm" svg:x="5.183cm" svg:y="21.871cm" svg:viewBox="0 0 1118 2129" draw:points="0,608 0,2129 1118,1526 1118,0">
            <text:p/>
          </draw:polygon>
          <draw:polygon draw:style-name="gr21" draw:text-style-name="P2" draw:layer="layout" svg:width="1.117cm" svg:height="2.128cm" svg:x="5.183cm" svg:y="21.871cm" svg:viewBox="0 0 1118 2129" draw:points="0,608 0,2129 1118,1526 1118,0">
            <text:p/>
          </draw:polygon>
        </draw:g>
        <draw:path draw:style-name="gr24" draw:text-style-name="P2" draw:layer="layout" svg:width="1.8cm" svg:height="2.5cm" svg:x="4.5cm" svg:y="21.5cm" svg:viewBox="0 0 1801 2501" svg:d="M1801 370l-693-370-1108 603v1552c86 89 172 154 283 214 130 70 252 110 401 132l1117-603z">
          <text:p/>
        </draw:path>
        <draw:g>
          <draw:path draw:style-name="gr25" draw:text-style-name="P17" draw:layer="layout" svg:width="0.111cm" svg:height="0.138cm" svg:x="4.759cm" svg:y="23.042cm" svg:viewBox="0 0 112 139" svg:d="M106 51c4 12 6 23 6 35-1 13-3 23-9 32-5 9-12 15-21 18s-18 4-28 0c-10-3-19-8-28-17-8-9-15-19-19-31-5-12-7-23-7-36 1-12 3-22 9-31 5-9 12-15 21-19 1 0 1 0 2 0 8-3 17-3 26 0 11 3 19 9 28 18s15 18 20 30c0 1 0 1 0 1z">
            <text:p/>
          </draw:path>
          <draw:path draw:style-name="gr26" draw:text-style-name="P2" draw:layer="layout" svg:width="0.111cm" svg:height="0.138cm" svg:x="4.759cm" svg:y="23.042cm" svg:viewBox="0 0 112 139" svg:d="M106 51c4 12 6 23 6 35-1 13-3 23-9 32-5 9-12 15-21 18s-18 4-28 0c-10-3-19-8-28-17-8-9-15-19-19-31-5-12-7-23-7-36 1-12 3-22 9-31 5-9 12-15 21-19 1 0 1 0 2 0 8-3 17-3 26 0 11 3 19 9 28 18s15 18 20 30c0 1 0 1 0 1z">
            <text:p/>
          </draw:path>
        </draw:g>
        <draw:path draw:style-name="gr27" draw:text-style-name="P2" draw:layer="layout" svg:width="0.462cm" svg:height="0.422cm" svg:x="4.611cm" svg:y="23.358cm" svg:viewBox="0 0 463 423" svg:d="M0 0c84 69 161 117 257 163 70 33 132 55 206 75M0 92c84 69 161 118 257 163 70 33 132 55 206 75M0 185c84 69 161 118 257 163 70 33 132 56 206 75">
          <text:p/>
        </draw:path>
        <draw:g>
          <draw:path draw:style-name="gr28" draw:text-style-name="P18" draw:layer="layout" svg:width="0.501cm" svg:height="0.278cm" svg:x="4.592cm" svg:y="22.396cm" svg:viewBox="0 0 502 279" svg:d="M16 40c64 54 123 94 198 134 88 48 167 79 265 105 4 0 8-1 11-3 4-2 7-5 9-8 2-4 3-7 3-11s-1-8-3-11c-2-4-5-6-9-8-3-2-7-3-11-3-98-25-178-57-266-104-71-38-127-76-188-127-1-1-2-1-3-2-2-1-4-2-7-2s-5 1-8 2c-2 2-4 3-5 5-1 3-2 5-2 7 0 1 0 1 0 2 0 5 2 9 4 13 3 5 7 8 12 11z">
            <text:p/>
          </draw:path>
          <draw:path draw:style-name="gr26" draw:text-style-name="P2" draw:layer="layout" svg:width="0.501cm" svg:height="0.278cm" svg:x="4.592cm" svg:y="22.396cm" svg:viewBox="0 0 502 279" svg:d="M16 40c64 54 123 94 198 134 88 48 167 79 265 105 4 0 8-1 11-3 4-2 7-5 9-8 2-4 3-7 3-11s-1-8-3-11c-2-4-5-6-9-8-3-2-7-3-11-3-98-25-178-57-266-104-71-38-127-76-188-127-1-1-2-1-3-2-2-1-4-2-7-2s-5 1-8 2c-2 2-4 3-5 5-1 3-2 5-2 7 0 1 0 1 0 2 0 5 2 9 4 13 3 5 7 8 12 11z">
            <text:p/>
          </draw:path>
        </draw:g>
        <draw:g>
          <draw:path draw:style-name="gr29" draw:text-style-name="P19" draw:layer="layout" svg:width="0.143cm" svg:height="0.088cm" svg:x="4.739cm" svg:y="22.53cm" svg:viewBox="0 0 144 89" svg:d="M144 87c0-1 0-1-1-2-10-28-23-47-40-63s-34-23-54-22c-16 0-30 5-45 17-3 5-4 10-4 15 0 11 5 20 15 29 11 9 24 15 42 20 18 6 36 8 58 8 10 0 19-1 29-2z">
            <text:p/>
          </draw:path>
          <draw:path draw:style-name="gr30" draw:text-style-name="P2" draw:layer="layout" svg:width="0.143cm" svg:height="0.088cm" svg:x="4.739cm" svg:y="22.53cm" svg:viewBox="0 0 144 89" svg:d="M144 87c0-1 0-1-1-2-10-28-23-47-40-63s-34-23-54-22c-16 0-30 5-45 17-3 5-4 10-4 15 0 11 5 20 15 29 11 9 24 15 42 20 18 6 36 8 58 8 10 0 19-1 29-2z">
            <text:p/>
          </draw:path>
        </draw:g>
        <draw:path draw:style-name="gr33" draw:text-style-name="P21" draw:layer="layout" svg:width="0.462cm" svg:height="0.358cm" svg:x="4.611cm" svg:y="22.563cm" svg:viewBox="0 0 463 359" svg:d="M0 0v121c64 52 122 91 196 130 89 48 169 80 267 108v-121c-98-28-178-61-267-109-74-39-132-78-196-129z">
          <text:p/>
        </draw:path>
        <draw:path draw:style-name="gr28" draw:text-style-name="P18" draw:layer="layout" svg:width="0.462cm" svg:height="0.267cm" svg:x="4.611cm" svg:y="22.586cm" svg:viewBox="0 0 463 268" svg:d="M0 30c63 54 122 94 196 134 89 47 169 79 267 104v-30c-98-28-178-60-267-108-74-39-132-78-196-130z">
          <text:p/>
        </draw:path>
        <draw:path draw:style-name="gr21" draw:text-style-name="P2" draw:layer="layout" svg:width="0.462cm" svg:height="0.358cm" svg:x="4.611cm" svg:y="22.56cm" svg:viewBox="0 0 463 359" svg:d="M0 0v121c64 52 122 91 196 130 89 48 169 80 267 108">
          <text:p/>
        </draw:path>
        <draw:path draw:style-name="gr26" draw:text-style-name="P2" draw:layer="layout" svg:width="0.462cm" svg:height="0.358cm" svg:x="4.611cm" svg:y="22.565cm" svg:viewBox="0 0 463 359" svg:d="M463 359v-121c-98-28-178-61-267-109-74-39-132-78-196-129">
          <text:p/>
        </draw:path>
        <draw:frame draw:style-name="gr35" draw:text-style-name="P2" draw:layer="layout" svg:width="2.852cm" svg:height="1.256cm" svg:x="3.974cm" svg:y="24cm">
          <draw:text-box>
            <text:p text:style-name="P6"><text:span text:style-name="T4">delta1</text:span></text:p>
            <text:p text:style-name="P6"><text:span text:style-name="T4">172.16.128.133</text:span></text:p>
          </draw:text-box>
        </draw:frame>
        <draw:g>
          <draw:path draw:style-name="gr1" draw:text-style-name="P1" draw:layer="layout" svg:width="1.8cm" svg:height="2.5cm" svg:x="7.6cm" svg:y="21.5cm" svg:viewBox="0 0 1801 2501" svg:d="M1801 370l-693-370-1108 603v1552c86 89 172 154 283 214 130 70 252 110 401 132l1117-603zM307 845c4 1 6 3 10 5 120 64 231 104 367 129-135-25-246-64-365-128-4-2-8-4-12-6z">
            <text:p/>
          </draw:path>
          <draw:path draw:style-name="gr2" draw:text-style-name="P2" draw:layer="layout" svg:width="1.8cm" svg:height="2.5cm" svg:x="7.6cm" svg:y="21.5cm" svg:viewBox="0 0 1801 2501" svg:d="M1801 370l-693-370-1108 603v1552c86 89 172 154 283 214 130 70 252 110 401 132l1117-603zM307 845c4 1 6 3 10 5 120 64 231 104 367 129-135-25-246-64-365-128-4-2-8-4-12-6z">
            <text:p/>
          </draw:path>
        </draw:g>
        <draw:g>
          <draw:path draw:style-name="gr20" draw:text-style-name="P14" draw:layer="layout" svg:width="1.8cm" svg:height="0.978cm" svg:x="7.6cm" svg:y="21.5cm" svg:viewBox="0 0 1801 979" svg:d="M684 979l1117-609-693-370-1108 604c94 103 190 178 316 246 120 65 232 104 368 129z">
            <text:p/>
          </draw:path>
          <draw:path draw:style-name="gr21" draw:text-style-name="P2" draw:layer="layout" svg:width="1.8cm" svg:height="0.978cm" svg:x="7.6cm" svg:y="21.5cm" svg:viewBox="0 0 1801 979" svg:d="M684 979l1117-609-693-370-1108 604c94 103 190 178 316 246 120 65 232 104 368 129z">
            <text:p/>
          </draw:path>
        </draw:g>
        <draw:g>
          <draw:path draw:style-name="gr22" draw:text-style-name="P15" draw:layer="layout" svg:width="0.683cm" svg:height="1.898cm" svg:x="7.6cm" svg:y="22.102cm" svg:viewBox="0 0 684 1899" svg:d="M684 376c-136-25-247-63-367-128-127-68-223-144-317-248v1552c86 89 172 154 284 215 130 70 252 110 400 132l-1-1523z">
            <text:p/>
          </draw:path>
          <draw:path draw:style-name="gr21" draw:text-style-name="P2" draw:layer="layout" svg:width="0.683cm" svg:height="1.898cm" svg:x="7.6cm" svg:y="22.102cm" svg:viewBox="0 0 684 1899" svg:d="M684 376c-136-25-247-63-367-128-127-68-223-144-317-248v1552c86 89 172 154 284 215 130 70 252 110 400 132l-1-1523">
            <text:p/>
          </draw:path>
        </draw:g>
        <draw:g>
          <draw:polygon draw:style-name="gr23" draw:text-style-name="P16" draw:layer="layout" svg:width="1.117cm" svg:height="2.128cm" svg:x="8.283cm" svg:y="21.871cm" svg:viewBox="0 0 1118 2129" draw:points="0,608 0,2129 1118,1526 1118,0">
            <text:p/>
          </draw:polygon>
          <draw:polygon draw:style-name="gr21" draw:text-style-name="P2" draw:layer="layout" svg:width="1.117cm" svg:height="2.128cm" svg:x="8.283cm" svg:y="21.871cm" svg:viewBox="0 0 1118 2129" draw:points="0,608 0,2129 1118,1526 1118,0">
            <text:p/>
          </draw:polygon>
        </draw:g>
        <draw:path draw:style-name="gr24" draw:text-style-name="P2" draw:layer="layout" svg:width="1.8cm" svg:height="2.5cm" svg:x="7.6cm" svg:y="21.5cm" svg:viewBox="0 0 1801 2501" svg:d="M1801 370l-693-370-1108 603v1552c86 89 172 154 283 214 130 70 252 110 401 132l1117-603z">
          <text:p/>
        </draw:path>
        <draw:g>
          <draw:path draw:style-name="gr25" draw:text-style-name="P17" draw:layer="layout" svg:width="0.111cm" svg:height="0.138cm" svg:x="7.86cm" svg:y="23.042cm" svg:viewBox="0 0 112 139" svg:d="M106 51c4 12 6 23 6 35-1 13-3 23-9 32-5 9-12 15-21 18s-18 4-28 0c-10-3-19-8-28-17-8-9-15-19-19-31-5-12-7-23-7-36 1-12 3-22 9-31 5-9 12-15 21-19 1 0 1 0 2 0 8-3 17-3 26 0 11 3 19 9 28 18s15 18 20 30c0 1 0 1 0 1z">
            <text:p/>
          </draw:path>
          <draw:path draw:style-name="gr26" draw:text-style-name="P2" draw:layer="layout" svg:width="0.111cm" svg:height="0.138cm" svg:x="7.86cm" svg:y="23.042cm" svg:viewBox="0 0 112 139" svg:d="M106 51c4 12 6 23 6 35-1 13-3 23-9 32-5 9-12 15-21 18s-18 4-28 0c-10-3-19-8-28-17-8-9-15-19-19-31-5-12-7-23-7-36 1-12 3-22 9-31 5-9 12-15 21-19 1 0 1 0 2 0 8-3 17-3 26 0 11 3 19 9 28 18s15 18 20 30c0 1 0 1 0 1z">
            <text:p/>
          </draw:path>
        </draw:g>
        <draw:path draw:style-name="gr27" draw:text-style-name="P2" draw:layer="layout" svg:width="0.462cm" svg:height="0.422cm" svg:x="7.711cm" svg:y="23.358cm" svg:viewBox="0 0 463 423" svg:d="M0 0c84 69 161 117 257 163 70 33 132 55 206 75M0 92c84 69 161 118 257 163 70 33 132 55 206 75M0 185c84 69 161 118 257 163 70 33 132 56 206 75">
          <text:p/>
        </draw:path>
        <draw:g>
          <draw:path draw:style-name="gr28" draw:text-style-name="P18" draw:layer="layout" svg:width="0.501cm" svg:height="0.278cm" svg:x="7.692cm" svg:y="22.396cm" svg:viewBox="0 0 502 279" svg:d="M16 40c64 54 123 94 198 134 88 48 167 79 265 105 4 0 8-1 11-3 4-2 7-5 9-8 2-4 3-7 3-11s-1-8-3-11c-2-4-5-6-9-8-3-2-7-3-11-3-98-25-178-57-266-104-71-38-127-76-188-127-1-1-2-1-3-2-2-1-4-2-7-2s-5 1-8 2c-2 2-4 3-5 5-1 3-2 5-2 7 0 1 0 1 0 2 0 5 2 9 4 13 3 5 7 8 12 11z">
            <text:p/>
          </draw:path>
          <draw:path draw:style-name="gr26" draw:text-style-name="P2" draw:layer="layout" svg:width="0.501cm" svg:height="0.278cm" svg:x="7.692cm" svg:y="22.396cm" svg:viewBox="0 0 502 279" svg:d="M16 40c64 54 123 94 198 134 88 48 167 79 265 105 4 0 8-1 11-3 4-2 7-5 9-8 2-4 3-7 3-11s-1-8-3-11c-2-4-5-6-9-8-3-2-7-3-11-3-98-25-178-57-266-104-71-38-127-76-188-127-1-1-2-1-3-2-2-1-4-2-7-2s-5 1-8 2c-2 2-4 3-5 5-1 3-2 5-2 7 0 1 0 1 0 2 0 5 2 9 4 13 3 5 7 8 12 11z">
            <text:p/>
          </draw:path>
        </draw:g>
        <draw:g>
          <draw:path draw:style-name="gr29" draw:text-style-name="P19" draw:layer="layout" svg:width="0.143cm" svg:height="0.088cm" svg:x="7.839cm" svg:y="22.53cm" svg:viewBox="0 0 144 89" svg:d="M144 87c0-1 0-1-1-2-10-28-23-47-40-63s-34-23-54-22c-16 0-30 5-45 17-3 5-4 10-4 15 0 11 5 20 15 29 11 9 24 15 42 20 18 6 36 8 58 8 10 0 19-1 29-2z">
            <text:p/>
          </draw:path>
          <draw:path draw:style-name="gr30" draw:text-style-name="P2" draw:layer="layout" svg:width="0.143cm" svg:height="0.088cm" svg:x="7.839cm" svg:y="22.53cm" svg:viewBox="0 0 144 89" svg:d="M144 87c0-1 0-1-1-2-10-28-23-47-40-63s-34-23-54-22c-16 0-30 5-45 17-3 5-4 10-4 15 0 11 5 20 15 29 11 9 24 15 42 20 18 6 36 8 58 8 10 0 19-1 29-2z">
            <text:p/>
          </draw:path>
        </draw:g>
        <draw:path draw:style-name="gr33" draw:text-style-name="P21" draw:layer="layout" svg:width="0.462cm" svg:height="0.358cm" svg:x="7.711cm" svg:y="22.563cm" svg:viewBox="0 0 463 359" svg:d="M0 0v121c64 52 122 91 196 130 89 48 169 80 267 108v-121c-98-28-178-61-267-109-74-39-132-78-196-129z">
          <text:p/>
        </draw:path>
        <draw:path draw:style-name="gr28" draw:text-style-name="P18" draw:layer="layout" svg:width="0.462cm" svg:height="0.267cm" svg:x="7.711cm" svg:y="22.586cm" svg:viewBox="0 0 463 268" svg:d="M0 30c63 54 122 94 196 134 89 47 169 79 267 104v-30c-98-28-178-60-267-108-74-39-132-78-196-130z">
          <text:p/>
        </draw:path>
        <draw:path draw:style-name="gr21" draw:text-style-name="P2" draw:layer="layout" svg:width="0.462cm" svg:height="0.358cm" svg:x="7.711cm" svg:y="22.56cm" svg:viewBox="0 0 463 359" svg:d="M0 0v121c64 52 122 91 196 130 89 48 169 80 267 108">
          <text:p/>
        </draw:path>
        <draw:path draw:style-name="gr26" draw:text-style-name="P2" draw:layer="layout" svg:width="0.462cm" svg:height="0.358cm" svg:x="7.711cm" svg:y="22.565cm" svg:viewBox="0 0 463 359" svg:d="M463 359v-121c-98-28-178-61-267-109-74-39-132-78-196-129">
          <text:p/>
        </draw:path>
        <draw:frame draw:style-name="gr35" draw:text-style-name="P2" draw:layer="layout" svg:width="2.852cm" svg:height="1.256cm" svg:x="7.074cm" svg:y="24cm">
          <draw:text-box>
            <text:p text:style-name="P6"><text:span text:style-name="T4">echo1</text:span></text:p>
            <text:p text:style-name="P6"><text:span text:style-name="T4">172.16.128.134</text:span></text:p>
          </draw:text-box>
        </draw:frame>
        <draw:g>
          <draw:path draw:style-name="gr1" draw:text-style-name="P1" draw:layer="layout" svg:width="1.8cm" svg:height="2.5cm" svg:x="6.2cm" svg:y="32cm" svg:viewBox="0 0 1801 2501" svg:d="M1801 370l-693-370-1108 603v1552c86 89 172 154 283 214 130 70 252 110 401 132l1117-603zM307 845c4 1 6 3 10 5 120 64 231 104 367 129-135-25-246-64-365-128-4-2-8-4-12-6z">
            <text:p/>
          </draw:path>
          <draw:path draw:style-name="gr2" draw:text-style-name="P2" draw:layer="layout" svg:width="1.8cm" svg:height="2.5cm" svg:x="6.2cm" svg:y="32cm" svg:viewBox="0 0 1801 2501" svg:d="M1801 370l-693-370-1108 603v1552c86 89 172 154 283 214 130 70 252 110 401 132l1117-603zM307 845c4 1 6 3 10 5 120 64 231 104 367 129-135-25-246-64-365-128-4-2-8-4-12-6z">
            <text:p/>
          </draw:path>
        </draw:g>
        <draw:g>
          <draw:path draw:style-name="gr20" draw:text-style-name="P14" draw:layer="layout" svg:width="1.8cm" svg:height="0.978cm" svg:x="6.2cm" svg:y="32cm" svg:viewBox="0 0 1801 979" svg:d="M684 979l1117-609-693-370-1108 604c94 103 190 178 316 246 120 65 232 104 368 129z">
            <text:p/>
          </draw:path>
          <draw:path draw:style-name="gr21" draw:text-style-name="P2" draw:layer="layout" svg:width="1.8cm" svg:height="0.978cm" svg:x="6.2cm" svg:y="32cm" svg:viewBox="0 0 1801 979" svg:d="M684 979l1117-609-693-370-1108 604c94 103 190 178 316 246 120 65 232 104 368 129z">
            <text:p/>
          </draw:path>
        </draw:g>
        <draw:g>
          <draw:path draw:style-name="gr22" draw:text-style-name="P15" draw:layer="layout" svg:width="0.683cm" svg:height="1.898cm" svg:x="6.2cm" svg:y="32.602cm" svg:viewBox="0 0 684 1899" svg:d="M684 376c-136-25-247-63-367-128-127-68-223-144-317-248v1552c86 89 172 154 284 215 130 70 252 110 400 132l-1-1523z">
            <text:p/>
          </draw:path>
          <draw:path draw:style-name="gr21" draw:text-style-name="P2" draw:layer="layout" svg:width="0.683cm" svg:height="1.898cm" svg:x="6.2cm" svg:y="32.602cm" svg:viewBox="0 0 684 1899" svg:d="M684 376c-136-25-247-63-367-128-127-68-223-144-317-248v1552c86 89 172 154 284 215 130 70 252 110 400 132l-1-1523">
            <text:p/>
          </draw:path>
        </draw:g>
        <draw:g>
          <draw:polygon draw:style-name="gr23" draw:text-style-name="P16" draw:layer="layout" svg:width="1.117cm" svg:height="2.128cm" svg:x="6.883cm" svg:y="32.371cm" svg:viewBox="0 0 1118 2129" draw:points="0,608 0,2129 1118,1526 1118,0">
            <text:p/>
          </draw:polygon>
          <draw:polygon draw:style-name="gr21" draw:text-style-name="P2" draw:layer="layout" svg:width="1.117cm" svg:height="2.128cm" svg:x="6.883cm" svg:y="32.371cm" svg:viewBox="0 0 1118 2129" draw:points="0,608 0,2129 1118,1526 1118,0">
            <text:p/>
          </draw:polygon>
        </draw:g>
        <draw:path draw:style-name="gr24" draw:text-style-name="P2" draw:layer="layout" svg:width="1.8cm" svg:height="2.5cm" svg:x="6.2cm" svg:y="32cm" svg:viewBox="0 0 1801 2501" svg:d="M1801 370l-693-370-1108 603v1552c86 89 172 154 283 214 130 70 252 110 401 132l1117-603z">
          <text:p/>
        </draw:path>
        <draw:g>
          <draw:path draw:style-name="gr25" draw:text-style-name="P17" draw:layer="layout" svg:width="0.111cm" svg:height="0.138cm" svg:x="6.459cm" svg:y="33.542cm" svg:viewBox="0 0 112 139" svg:d="M106 51c4 12 6 23 6 35-1 13-3 23-9 32-5 9-12 15-21 18s-18 4-28 0c-10-3-19-8-28-17-8-9-15-19-19-31-5-12-7-23-7-36 1-12 3-22 9-31 5-9 12-15 21-19 1 0 1 0 2 0 8-3 17-3 26 0 11 3 19 9 28 18s15 18 20 30c0 1 0 1 0 1z">
            <text:p/>
          </draw:path>
          <draw:path draw:style-name="gr26" draw:text-style-name="P2" draw:layer="layout" svg:width="0.111cm" svg:height="0.138cm" svg:x="6.459cm" svg:y="33.542cm" svg:viewBox="0 0 112 139" svg:d="M106 51c4 12 6 23 6 35-1 13-3 23-9 32-5 9-12 15-21 18s-18 4-28 0c-10-3-19-8-28-17-8-9-15-19-19-31-5-12-7-23-7-36 1-12 3-22 9-31 5-9 12-15 21-19 1 0 1 0 2 0 8-3 17-3 26 0 11 3 19 9 28 18s15 18 20 30c0 1 0 1 0 1z">
            <text:p/>
          </draw:path>
        </draw:g>
        <draw:path draw:style-name="gr27" draw:text-style-name="P2" draw:layer="layout" svg:width="0.462cm" svg:height="0.422cm" svg:x="6.311cm" svg:y="33.858cm" svg:viewBox="0 0 463 423" svg:d="M0 0c84 69 161 117 257 163 70 33 132 55 206 75M0 92c84 69 161 118 257 163 70 33 132 55 206 75M0 185c84 69 161 118 257 163 70 33 132 56 206 75">
          <text:p/>
        </draw:path>
        <draw:g>
          <draw:path draw:style-name="gr28" draw:text-style-name="P18" draw:layer="layout" svg:width="0.501cm" svg:height="0.278cm" svg:x="6.292cm" svg:y="32.896cm" svg:viewBox="0 0 502 279" svg:d="M16 40c64 54 123 94 198 134 88 48 167 79 265 105 4 0 8-1 11-3 4-2 7-5 9-8 2-4 3-7 3-11s-1-8-3-11c-2-4-5-6-9-8-3-2-7-3-11-3-98-25-178-57-266-104-71-38-127-76-188-127-1-1-2-1-3-2-2-1-4-2-7-2s-5 1-8 2c-2 2-4 3-5 5-1 3-2 5-2 7 0 1 0 1 0 2 0 5 2 9 4 13 3 5 7 8 12 11z">
            <text:p/>
          </draw:path>
          <draw:path draw:style-name="gr26" draw:text-style-name="P2" draw:layer="layout" svg:width="0.501cm" svg:height="0.278cm" svg:x="6.292cm" svg:y="32.896cm" svg:viewBox="0 0 502 279" svg:d="M16 40c64 54 123 94 198 134 88 48 167 79 265 105 4 0 8-1 11-3 4-2 7-5 9-8 2-4 3-7 3-11s-1-8-3-11c-2-4-5-6-9-8-3-2-7-3-11-3-98-25-178-57-266-104-71-38-127-76-188-127-1-1-2-1-3-2-2-1-4-2-7-2s-5 1-8 2c-2 2-4 3-5 5-1 3-2 5-2 7 0 1 0 1 0 2 0 5 2 9 4 13 3 5 7 8 12 11z">
            <text:p/>
          </draw:path>
        </draw:g>
        <draw:g>
          <draw:path draw:style-name="gr29" draw:text-style-name="P19" draw:layer="layout" svg:width="0.143cm" svg:height="0.088cm" svg:x="6.439cm" svg:y="33.03cm" svg:viewBox="0 0 144 89" svg:d="M144 87c0-1 0-1-1-2-10-28-23-47-40-63s-34-23-54-22c-16 0-30 5-45 17-3 5-4 10-4 15 0 11 5 20 15 29 11 9 24 15 42 20 18 6 36 8 58 8 10 0 19-1 29-2z">
            <text:p/>
          </draw:path>
          <draw:path draw:style-name="gr30" draw:text-style-name="P2" draw:layer="layout" svg:width="0.143cm" svg:height="0.088cm" svg:x="6.439cm" svg:y="33.03cm" svg:viewBox="0 0 144 89" svg:d="M144 87c0-1 0-1-1-2-10-28-23-47-40-63s-34-23-54-22c-16 0-30 5-45 17-3 5-4 10-4 15 0 11 5 20 15 29 11 9 24 15 42 20 18 6 36 8 58 8 10 0 19-1 29-2z">
            <text:p/>
          </draw:path>
        </draw:g>
        <draw:path draw:style-name="gr33" draw:text-style-name="P21" draw:layer="layout" svg:width="0.462cm" svg:height="0.358cm" svg:x="6.311cm" svg:y="33.062cm" svg:viewBox="0 0 463 359" svg:d="M0 0v121c64 52 122 91 196 130 89 48 169 80 267 108v-121c-98-28-178-61-267-109-74-39-132-78-196-129z">
          <text:p/>
        </draw:path>
        <draw:path draw:style-name="gr28" draw:text-style-name="P18" draw:layer="layout" svg:width="0.462cm" svg:height="0.267cm" svg:x="6.311cm" svg:y="33.086cm" svg:viewBox="0 0 463 268" svg:d="M0 30c63 54 122 94 196 134 89 47 169 79 267 104v-30c-98-28-178-60-267-108-74-39-132-78-196-130z">
          <text:p/>
        </draw:path>
        <draw:path draw:style-name="gr21" draw:text-style-name="P2" draw:layer="layout" svg:width="0.462cm" svg:height="0.358cm" svg:x="6.311cm" svg:y="33.06cm" svg:viewBox="0 0 463 359" svg:d="M0 0v121c64 52 122 91 196 130 89 48 169 80 267 108">
          <text:p/>
        </draw:path>
        <draw:path draw:style-name="gr26" draw:text-style-name="P2" draw:layer="layout" svg:width="0.462cm" svg:height="0.358cm" svg:x="6.311cm" svg:y="33.065cm" svg:viewBox="0 0 463 359" svg:d="M463 359v-121c-98-28-178-61-267-109-74-39-132-78-196-129">
          <text:p/>
        </draw:path>
        <draw:frame draw:style-name="gr35" draw:text-style-name="P2" draw:layer="layout" svg:width="2.459cm" svg:height="1.256cm" svg:x="5.87cm" svg:y="34.5cm">
          <draw:text-box>
            <text:p text:style-name="P6"><text:span text:style-name="T4">kilo1</text:span></text:p>
            <text:p text:style-name="P6"><text:span text:style-name="T4">172.16.128.2</text:span></text:p>
          </draw:text-box>
        </draw:frame>
        <draw:g>
          <draw:path draw:style-name="gr1" draw:text-style-name="P1" draw:layer="layout" svg:width="1.8cm" svg:height="2.5cm" svg:x="8.75cm" svg:y="32cm" svg:viewBox="0 0 1801 2501" svg:d="M1801 370l-693-370-1108 603v1552c86 89 172 154 283 214 130 70 252 110 401 132l1117-603zM307 845c4 1 6 3 10 5 120 64 231 104 367 129-135-25-246-64-365-128-4-2-8-4-12-6z">
            <text:p/>
          </draw:path>
          <draw:path draw:style-name="gr2" draw:text-style-name="P2" draw:layer="layout" svg:width="1.8cm" svg:height="2.5cm" svg:x="8.75cm" svg:y="32cm" svg:viewBox="0 0 1801 2501" svg:d="M1801 370l-693-370-1108 603v1552c86 89 172 154 283 214 130 70 252 110 401 132l1117-603zM307 845c4 1 6 3 10 5 120 64 231 104 367 129-135-25-246-64-365-128-4-2-8-4-12-6z">
            <text:p/>
          </draw:path>
        </draw:g>
        <draw:g>
          <draw:path draw:style-name="gr20" draw:text-style-name="P14" draw:layer="layout" svg:width="1.8cm" svg:height="0.978cm" svg:x="8.75cm" svg:y="32cm" svg:viewBox="0 0 1801 979" svg:d="M684 979l1117-609-693-370-1108 604c94 103 190 178 316 246 120 65 232 104 368 129z">
            <text:p/>
          </draw:path>
          <draw:path draw:style-name="gr21" draw:text-style-name="P2" draw:layer="layout" svg:width="1.8cm" svg:height="0.978cm" svg:x="8.75cm" svg:y="32cm" svg:viewBox="0 0 1801 979" svg:d="M684 979l1117-609-693-370-1108 604c94 103 190 178 316 246 120 65 232 104 368 129z">
            <text:p/>
          </draw:path>
        </draw:g>
        <draw:g>
          <draw:path draw:style-name="gr22" draw:text-style-name="P15" draw:layer="layout" svg:width="0.683cm" svg:height="1.898cm" svg:x="8.75cm" svg:y="32.602cm" svg:viewBox="0 0 684 1899" svg:d="M684 376c-136-25-247-63-367-128-127-68-223-144-317-248v1552c86 89 172 154 284 215 130 70 252 110 400 132l-1-1523z">
            <text:p/>
          </draw:path>
          <draw:path draw:style-name="gr21" draw:text-style-name="P2" draw:layer="layout" svg:width="0.683cm" svg:height="1.898cm" svg:x="8.75cm" svg:y="32.602cm" svg:viewBox="0 0 684 1899" svg:d="M684 376c-136-25-247-63-367-128-127-68-223-144-317-248v1552c86 89 172 154 284 215 130 70 252 110 400 132l-1-1523">
            <text:p/>
          </draw:path>
        </draw:g>
        <draw:g>
          <draw:polygon draw:style-name="gr23" draw:text-style-name="P16" draw:layer="layout" svg:width="1.117cm" svg:height="2.128cm" svg:x="9.433cm" svg:y="32.371cm" svg:viewBox="0 0 1118 2129" draw:points="0,608 0,2129 1118,1526 1118,0">
            <text:p/>
          </draw:polygon>
          <draw:polygon draw:style-name="gr21" draw:text-style-name="P2" draw:layer="layout" svg:width="1.117cm" svg:height="2.128cm" svg:x="9.433cm" svg:y="32.371cm" svg:viewBox="0 0 1118 2129" draw:points="0,608 0,2129 1118,1526 1118,0">
            <text:p/>
          </draw:polygon>
        </draw:g>
        <draw:path draw:style-name="gr24" draw:text-style-name="P2" draw:layer="layout" svg:width="1.8cm" svg:height="2.5cm" svg:x="8.75cm" svg:y="32cm" svg:viewBox="0 0 1801 2501" svg:d="M1801 370l-693-370-1108 603v1552c86 89 172 154 283 214 130 70 252 110 401 132l1117-603z">
          <text:p/>
        </draw:path>
        <draw:g>
          <draw:path draw:style-name="gr25" draw:text-style-name="P17" draw:layer="layout" svg:width="0.111cm" svg:height="0.138cm" svg:x="9.009cm" svg:y="33.542cm" svg:viewBox="0 0 112 139" svg:d="M106 51c4 12 6 23 6 35-1 13-3 23-9 32-5 9-12 15-21 18s-18 4-28 0c-10-3-19-8-28-17-8-9-15-19-19-31-5-12-7-23-7-36 1-12 3-22 9-31 5-9 12-15 21-19 1 0 1 0 2 0 8-3 17-3 26 0 11 3 19 9 28 18s15 18 20 30c0 1 0 1 0 1z">
            <text:p/>
          </draw:path>
          <draw:path draw:style-name="gr26" draw:text-style-name="P2" draw:layer="layout" svg:width="0.111cm" svg:height="0.138cm" svg:x="9.009cm" svg:y="33.542cm" svg:viewBox="0 0 112 139" svg:d="M106 51c4 12 6 23 6 35-1 13-3 23-9 32-5 9-12 15-21 18s-18 4-28 0c-10-3-19-8-28-17-8-9-15-19-19-31-5-12-7-23-7-36 1-12 3-22 9-31 5-9 12-15 21-19 1 0 1 0 2 0 8-3 17-3 26 0 11 3 19 9 28 18s15 18 20 30c0 1 0 1 0 1z">
            <text:p/>
          </draw:path>
        </draw:g>
        <draw:path draw:style-name="gr27" draw:text-style-name="P2" draw:layer="layout" svg:width="0.462cm" svg:height="0.422cm" svg:x="8.861cm" svg:y="33.858cm" svg:viewBox="0 0 463 423" svg:d="M0 0c84 69 161 117 257 163 70 33 132 55 206 75M0 92c84 69 161 118 257 163 70 33 132 55 206 75M0 185c84 69 161 118 257 163 70 33 132 56 206 75">
          <text:p/>
        </draw:path>
        <draw:g>
          <draw:path draw:style-name="gr28" draw:text-style-name="P18" draw:layer="layout" svg:width="0.501cm" svg:height="0.278cm" svg:x="8.842cm" svg:y="32.896cm" svg:viewBox="0 0 502 279" svg:d="M16 40c64 54 123 94 198 134 88 48 167 79 265 105 4 0 8-1 11-3 4-2 7-5 9-8 2-4 3-7 3-11s-1-8-3-11c-2-4-5-6-9-8-3-2-7-3-11-3-98-25-178-57-266-104-71-38-127-76-188-127-1-1-2-1-3-2-2-1-4-2-7-2s-5 1-8 2c-2 2-4 3-5 5-1 3-2 5-2 7 0 1 0 1 0 2 0 5 2 9 4 13 3 5 7 8 12 11z">
            <text:p/>
          </draw:path>
          <draw:path draw:style-name="gr26" draw:text-style-name="P2" draw:layer="layout" svg:width="0.501cm" svg:height="0.278cm" svg:x="8.842cm" svg:y="32.896cm" svg:viewBox="0 0 502 279" svg:d="M16 40c64 54 123 94 198 134 88 48 167 79 265 105 4 0 8-1 11-3 4-2 7-5 9-8 2-4 3-7 3-11s-1-8-3-11c-2-4-5-6-9-8-3-2-7-3-11-3-98-25-178-57-266-104-71-38-127-76-188-127-1-1-2-1-3-2-2-1-4-2-7-2s-5 1-8 2c-2 2-4 3-5 5-1 3-2 5-2 7 0 1 0 1 0 2 0 5 2 9 4 13 3 5 7 8 12 11z">
            <text:p/>
          </draw:path>
        </draw:g>
        <draw:g>
          <draw:path draw:style-name="gr29" draw:text-style-name="P19" draw:layer="layout" svg:width="0.143cm" svg:height="0.088cm" svg:x="8.989cm" svg:y="33.03cm" svg:viewBox="0 0 144 89" svg:d="M144 87c0-1 0-1-1-2-10-28-23-47-40-63s-34-23-54-22c-16 0-30 5-45 17-3 5-4 10-4 15 0 11 5 20 15 29 11 9 24 15 42 20 18 6 36 8 58 8 10 0 19-1 29-2z">
            <text:p/>
          </draw:path>
          <draw:path draw:style-name="gr30" draw:text-style-name="P2" draw:layer="layout" svg:width="0.143cm" svg:height="0.088cm" svg:x="8.989cm" svg:y="33.03cm" svg:viewBox="0 0 144 89" svg:d="M144 87c0-1 0-1-1-2-10-28-23-47-40-63s-34-23-54-22c-16 0-30 5-45 17-3 5-4 10-4 15 0 11 5 20 15 29 11 9 24 15 42 20 18 6 36 8 58 8 10 0 19-1 29-2z">
            <text:p/>
          </draw:path>
        </draw:g>
        <draw:path draw:style-name="gr33" draw:text-style-name="P21" draw:layer="layout" svg:width="0.462cm" svg:height="0.358cm" svg:x="8.861cm" svg:y="33.062cm" svg:viewBox="0 0 463 359" svg:d="M0 0v121c64 52 122 91 196 130 89 48 169 80 267 108v-121c-98-28-178-61-267-109-74-39-132-78-196-129z">
          <text:p/>
        </draw:path>
        <draw:path draw:style-name="gr28" draw:text-style-name="P18" draw:layer="layout" svg:width="0.462cm" svg:height="0.267cm" svg:x="8.861cm" svg:y="33.086cm" svg:viewBox="0 0 463 268" svg:d="M0 30c63 54 122 94 196 134 89 47 169 79 267 104v-30c-98-28-178-60-267-108-74-39-132-78-196-130z">
          <text:p/>
        </draw:path>
        <draw:path draw:style-name="gr21" draw:text-style-name="P2" draw:layer="layout" svg:width="0.462cm" svg:height="0.358cm" svg:x="8.861cm" svg:y="33.06cm" svg:viewBox="0 0 463 359" svg:d="M0 0v121c64 52 122 91 196 130 89 48 169 80 267 108">
          <text:p/>
        </draw:path>
        <draw:path draw:style-name="gr26" draw:text-style-name="P2" draw:layer="layout" svg:width="0.462cm" svg:height="0.358cm" svg:x="8.861cm" svg:y="33.065cm" svg:viewBox="0 0 463 359" svg:d="M463 359v-121c-98-28-178-61-267-109-74-39-132-78-196-129">
          <text:p/>
        </draw:path>
        <draw:frame draw:style-name="gr35" draw:text-style-name="P2" draw:layer="layout" svg:width="2.459cm" svg:height="1.256cm" svg:x="8.42cm" svg:y="34.5cm">
          <draw:text-box>
            <text:p text:style-name="P6"><text:span text:style-name="T4">lima1</text:span></text:p>
            <text:p text:style-name="P6"><text:span text:style-name="T4">172.16.128.3</text:span></text:p>
          </draw:text-box>
        </draw:frame>
        <draw:g>
          <draw:path draw:style-name="gr1" draw:text-style-name="P1" draw:layer="layout" svg:width="1.8cm" svg:height="2.5cm" svg:x="11.3cm" svg:y="32cm" svg:viewBox="0 0 1801 2501" svg:d="M1801 370l-693-370-1108 603v1552c86 89 172 154 283 214 130 70 252 110 401 132l1117-603zM307 845c4 1 6 3 10 5 120 64 231 104 367 129-135-25-246-64-365-128-4-2-8-4-12-6z">
            <text:p/>
          </draw:path>
          <draw:path draw:style-name="gr2" draw:text-style-name="P2" draw:layer="layout" svg:width="1.8cm" svg:height="2.5cm" svg:x="11.3cm" svg:y="32cm" svg:viewBox="0 0 1801 2501" svg:d="M1801 370l-693-370-1108 603v1552c86 89 172 154 283 214 130 70 252 110 401 132l1117-603zM307 845c4 1 6 3 10 5 120 64 231 104 367 129-135-25-246-64-365-128-4-2-8-4-12-6z">
            <text:p/>
          </draw:path>
        </draw:g>
        <draw:g>
          <draw:path draw:style-name="gr20" draw:text-style-name="P14" draw:layer="layout" svg:width="1.8cm" svg:height="0.978cm" svg:x="11.3cm" svg:y="32cm" svg:viewBox="0 0 1801 979" svg:d="M684 979l1117-609-693-370-1108 604c94 103 190 178 316 246 120 65 232 104 368 129z">
            <text:p/>
          </draw:path>
          <draw:path draw:style-name="gr21" draw:text-style-name="P2" draw:layer="layout" svg:width="1.8cm" svg:height="0.978cm" svg:x="11.3cm" svg:y="32cm" svg:viewBox="0 0 1801 979" svg:d="M684 979l1117-609-693-370-1108 604c94 103 190 178 316 246 120 65 232 104 368 129z">
            <text:p/>
          </draw:path>
        </draw:g>
        <draw:g>
          <draw:path draw:style-name="gr22" draw:text-style-name="P15" draw:layer="layout" svg:width="0.683cm" svg:height="1.898cm" svg:x="11.3cm" svg:y="32.602cm" svg:viewBox="0 0 684 1899" svg:d="M684 376c-136-25-247-63-367-128-127-68-223-144-317-248v1552c86 89 172 154 284 215 130 70 252 110 400 132l-1-1523z">
            <text:p/>
          </draw:path>
          <draw:path draw:style-name="gr21" draw:text-style-name="P2" draw:layer="layout" svg:width="0.683cm" svg:height="1.898cm" svg:x="11.3cm" svg:y="32.602cm" svg:viewBox="0 0 684 1899" svg:d="M684 376c-136-25-247-63-367-128-127-68-223-144-317-248v1552c86 89 172 154 284 215 130 70 252 110 400 132l-1-1523">
            <text:p/>
          </draw:path>
        </draw:g>
        <draw:g>
          <draw:polygon draw:style-name="gr23" draw:text-style-name="P16" draw:layer="layout" svg:width="1.117cm" svg:height="2.128cm" svg:x="11.983cm" svg:y="32.371cm" svg:viewBox="0 0 1118 2129" draw:points="0,608 0,2129 1118,1526 1118,0">
            <text:p/>
          </draw:polygon>
          <draw:polygon draw:style-name="gr21" draw:text-style-name="P2" draw:layer="layout" svg:width="1.117cm" svg:height="2.128cm" svg:x="11.983cm" svg:y="32.371cm" svg:viewBox="0 0 1118 2129" draw:points="0,608 0,2129 1118,1526 1118,0">
            <text:p/>
          </draw:polygon>
        </draw:g>
        <draw:path draw:style-name="gr24" draw:text-style-name="P2" draw:layer="layout" svg:width="1.8cm" svg:height="2.5cm" svg:x="11.3cm" svg:y="32cm" svg:viewBox="0 0 1801 2501" svg:d="M1801 370l-693-370-1108 603v1552c86 89 172 154 283 214 130 70 252 110 401 132l1117-603z">
          <text:p/>
        </draw:path>
        <draw:g>
          <draw:path draw:style-name="gr25" draw:text-style-name="P17" draw:layer="layout" svg:width="0.111cm" svg:height="0.138cm" svg:x="11.56cm" svg:y="33.542cm" svg:viewBox="0 0 112 139" svg:d="M106 51c4 12 6 23 6 35-1 13-3 23-9 32-5 9-12 15-21 18s-18 4-28 0c-10-3-19-8-28-17-8-9-15-19-19-31-5-12-7-23-7-36 1-12 3-22 9-31 5-9 12-15 21-19 1 0 1 0 2 0 8-3 17-3 26 0 11 3 19 9 28 18s15 18 20 30c0 1 0 1 0 1z">
            <text:p/>
          </draw:path>
          <draw:path draw:style-name="gr26" draw:text-style-name="P2" draw:layer="layout" svg:width="0.111cm" svg:height="0.138cm" svg:x="11.56cm" svg:y="33.542cm" svg:viewBox="0 0 112 139" svg:d="M106 51c4 12 6 23 6 35-1 13-3 23-9 32-5 9-12 15-21 18s-18 4-28 0c-10-3-19-8-28-17-8-9-15-19-19-31-5-12-7-23-7-36 1-12 3-22 9-31 5-9 12-15 21-19 1 0 1 0 2 0 8-3 17-3 26 0 11 3 19 9 28 18s15 18 20 30c0 1 0 1 0 1z">
            <text:p/>
          </draw:path>
        </draw:g>
        <draw:path draw:style-name="gr27" draw:text-style-name="P2" draw:layer="layout" svg:width="0.462cm" svg:height="0.422cm" svg:x="11.411cm" svg:y="33.858cm" svg:viewBox="0 0 463 423" svg:d="M0 0c84 69 161 117 257 163 70 33 132 55 206 75M0 92c84 69 161 118 257 163 70 33 132 55 206 75M0 185c84 69 161 118 257 163 70 33 132 56 206 75">
          <text:p/>
        </draw:path>
        <draw:g>
          <draw:path draw:style-name="gr28" draw:text-style-name="P18" draw:layer="layout" svg:width="0.501cm" svg:height="0.278cm" svg:x="11.392cm" svg:y="32.896cm" svg:viewBox="0 0 502 279" svg:d="M16 40c64 54 123 94 198 134 88 48 167 79 265 105 4 0 8-1 11-3 4-2 7-5 9-8 2-4 3-7 3-11s-1-8-3-11c-2-4-5-6-9-8-3-2-7-3-11-3-98-25-178-57-266-104-71-38-127-76-188-127-1-1-2-1-3-2-2-1-4-2-7-2s-5 1-8 2c-2 2-4 3-5 5-1 3-2 5-2 7 0 1 0 1 0 2 0 5 2 9 4 13 3 5 7 8 12 11z">
            <text:p/>
          </draw:path>
          <draw:path draw:style-name="gr26" draw:text-style-name="P2" draw:layer="layout" svg:width="0.501cm" svg:height="0.278cm" svg:x="11.392cm" svg:y="32.896cm" svg:viewBox="0 0 502 279" svg:d="M16 40c64 54 123 94 198 134 88 48 167 79 265 105 4 0 8-1 11-3 4-2 7-5 9-8 2-4 3-7 3-11s-1-8-3-11c-2-4-5-6-9-8-3-2-7-3-11-3-98-25-178-57-266-104-71-38-127-76-188-127-1-1-2-1-3-2-2-1-4-2-7-2s-5 1-8 2c-2 2-4 3-5 5-1 3-2 5-2 7 0 1 0 1 0 2 0 5 2 9 4 13 3 5 7 8 12 11z">
            <text:p/>
          </draw:path>
        </draw:g>
        <draw:g>
          <draw:path draw:style-name="gr29" draw:text-style-name="P19" draw:layer="layout" svg:width="0.143cm" svg:height="0.088cm" svg:x="11.539cm" svg:y="33.03cm" svg:viewBox="0 0 144 89" svg:d="M144 87c0-1 0-1-1-2-10-28-23-47-40-63s-34-23-54-22c-16 0-30 5-45 17-3 5-4 10-4 15 0 11 5 20 15 29 11 9 24 15 42 20 18 6 36 8 58 8 10 0 19-1 29-2z">
            <text:p/>
          </draw:path>
          <draw:path draw:style-name="gr30" draw:text-style-name="P2" draw:layer="layout" svg:width="0.143cm" svg:height="0.088cm" svg:x="11.539cm" svg:y="33.03cm" svg:viewBox="0 0 144 89" svg:d="M144 87c0-1 0-1-1-2-10-28-23-47-40-63s-34-23-54-22c-16 0-30 5-45 17-3 5-4 10-4 15 0 11 5 20 15 29 11 9 24 15 42 20 18 6 36 8 58 8 10 0 19-1 29-2z">
            <text:p/>
          </draw:path>
        </draw:g>
        <draw:path draw:style-name="gr33" draw:text-style-name="P21" draw:layer="layout" svg:width="0.462cm" svg:height="0.358cm" svg:x="11.411cm" svg:y="33.062cm" svg:viewBox="0 0 463 359" svg:d="M0 0v121c64 52 122 91 196 130 89 48 169 80 267 108v-121c-98-28-178-61-267-109-74-39-132-78-196-129z">
          <text:p/>
        </draw:path>
        <draw:path draw:style-name="gr28" draw:text-style-name="P18" draw:layer="layout" svg:width="0.462cm" svg:height="0.267cm" svg:x="11.411cm" svg:y="33.086cm" svg:viewBox="0 0 463 268" svg:d="M0 30c63 54 122 94 196 134 89 47 169 79 267 104v-30c-98-28-178-60-267-108-74-39-132-78-196-130z">
          <text:p/>
        </draw:path>
        <draw:path draw:style-name="gr21" draw:text-style-name="P2" draw:layer="layout" svg:width="0.462cm" svg:height="0.358cm" svg:x="11.411cm" svg:y="33.06cm" svg:viewBox="0 0 463 359" svg:d="M0 0v121c64 52 122 91 196 130 89 48 169 80 267 108">
          <text:p/>
        </draw:path>
        <draw:path draw:style-name="gr26" draw:text-style-name="P2" draw:layer="layout" svg:width="0.462cm" svg:height="0.358cm" svg:x="11.411cm" svg:y="33.065cm" svg:viewBox="0 0 463 359" svg:d="M463 359v-121c-98-28-178-61-267-109-74-39-132-78-196-129">
          <text:p/>
        </draw:path>
        <draw:frame draw:style-name="gr35" draw:text-style-name="P2" draw:layer="layout" svg:width="2.459cm" svg:height="1.256cm" svg:x="10.971cm" svg:y="34.5cm">
          <draw:text-box>
            <text:p text:style-name="P6"><text:span text:style-name="T4">mike1</text:span></text:p>
            <text:p text:style-name="P6"><text:span text:style-name="T4">172.16.128.4</text:span></text:p>
          </draw:text-box>
        </draw:frame>
        <draw:g>
          <draw:path draw:style-name="gr1" draw:text-style-name="P1" draw:layer="layout" svg:width="1.8cm" svg:height="2.5cm" svg:x="13.85cm" svg:y="32cm" svg:viewBox="0 0 1801 2501" svg:d="M1801 370l-693-370-1108 603v1552c86 89 172 154 283 214 130 70 252 110 401 132l1117-603zM307 845c4 1 6 3 10 5 120 64 231 104 367 129-135-25-246-64-365-128-4-2-8-4-12-6z">
            <text:p/>
          </draw:path>
          <draw:path draw:style-name="gr2" draw:text-style-name="P2" draw:layer="layout" svg:width="1.8cm" svg:height="2.5cm" svg:x="13.85cm" svg:y="32cm" svg:viewBox="0 0 1801 2501" svg:d="M1801 370l-693-370-1108 603v1552c86 89 172 154 283 214 130 70 252 110 401 132l1117-603zM307 845c4 1 6 3 10 5 120 64 231 104 367 129-135-25-246-64-365-128-4-2-8-4-12-6z">
            <text:p/>
          </draw:path>
        </draw:g>
        <draw:g>
          <draw:path draw:style-name="gr20" draw:text-style-name="P14" draw:layer="layout" svg:width="1.8cm" svg:height="0.978cm" svg:x="13.85cm" svg:y="32cm" svg:viewBox="0 0 1801 979" svg:d="M684 979l1117-609-693-370-1108 604c94 103 190 178 316 246 120 65 232 104 368 129z">
            <text:p/>
          </draw:path>
          <draw:path draw:style-name="gr21" draw:text-style-name="P2" draw:layer="layout" svg:width="1.8cm" svg:height="0.978cm" svg:x="13.85cm" svg:y="32cm" svg:viewBox="0 0 1801 979" svg:d="M684 979l1117-609-693-370-1108 604c94 103 190 178 316 246 120 65 232 104 368 129z">
            <text:p/>
          </draw:path>
        </draw:g>
        <draw:g>
          <draw:path draw:style-name="gr22" draw:text-style-name="P15" draw:layer="layout" svg:width="0.683cm" svg:height="1.898cm" svg:x="13.85cm" svg:y="32.602cm" svg:viewBox="0 0 684 1899" svg:d="M684 376c-136-25-247-63-367-128-127-68-223-144-317-248v1552c86 89 172 154 284 215 130 70 252 110 400 132l-1-1523z">
            <text:p/>
          </draw:path>
          <draw:path draw:style-name="gr21" draw:text-style-name="P2" draw:layer="layout" svg:width="0.683cm" svg:height="1.898cm" svg:x="13.85cm" svg:y="32.602cm" svg:viewBox="0 0 684 1899" svg:d="M684 376c-136-25-247-63-367-128-127-68-223-144-317-248v1552c86 89 172 154 284 215 130 70 252 110 400 132l-1-1523">
            <text:p/>
          </draw:path>
        </draw:g>
        <draw:g>
          <draw:polygon draw:style-name="gr23" draw:text-style-name="P16" draw:layer="layout" svg:width="1.117cm" svg:height="2.128cm" svg:x="14.533cm" svg:y="32.371cm" svg:viewBox="0 0 1118 2129" draw:points="0,608 0,2129 1118,1526 1118,0">
            <text:p/>
          </draw:polygon>
          <draw:polygon draw:style-name="gr21" draw:text-style-name="P2" draw:layer="layout" svg:width="1.117cm" svg:height="2.128cm" svg:x="14.533cm" svg:y="32.371cm" svg:viewBox="0 0 1118 2129" draw:points="0,608 0,2129 1118,1526 1118,0">
            <text:p/>
          </draw:polygon>
        </draw:g>
        <draw:path draw:style-name="gr24" draw:text-style-name="P2" draw:layer="layout" svg:width="1.8cm" svg:height="2.5cm" svg:x="13.85cm" svg:y="32cm" svg:viewBox="0 0 1801 2501" svg:d="M1801 370l-693-370-1108 603v1552c86 89 172 154 283 214 130 70 252 110 401 132l1117-603z">
          <text:p/>
        </draw:path>
        <draw:g>
          <draw:path draw:style-name="gr25" draw:text-style-name="P17" draw:layer="layout" svg:width="0.111cm" svg:height="0.138cm" svg:x="14.109cm" svg:y="33.542cm" svg:viewBox="0 0 112 139" svg:d="M106 51c4 12 6 23 6 35-1 13-3 23-9 32-5 9-12 15-21 18s-18 4-28 0c-10-3-19-8-28-17-8-9-15-19-19-31-5-12-7-23-7-36 1-12 3-22 9-31 5-9 12-15 21-19 1 0 1 0 2 0 8-3 17-3 26 0 11 3 19 9 28 18s15 18 20 30c0 1 0 1 0 1z">
            <text:p/>
          </draw:path>
          <draw:path draw:style-name="gr26" draw:text-style-name="P2" draw:layer="layout" svg:width="0.111cm" svg:height="0.138cm" svg:x="14.109cm" svg:y="33.542cm" svg:viewBox="0 0 112 139" svg:d="M106 51c4 12 6 23 6 35-1 13-3 23-9 32-5 9-12 15-21 18s-18 4-28 0c-10-3-19-8-28-17-8-9-15-19-19-31-5-12-7-23-7-36 1-12 3-22 9-31 5-9 12-15 21-19 1 0 1 0 2 0 8-3 17-3 26 0 11 3 19 9 28 18s15 18 20 30c0 1 0 1 0 1z">
            <text:p/>
          </draw:path>
        </draw:g>
        <draw:path draw:style-name="gr27" draw:text-style-name="P2" draw:layer="layout" svg:width="0.462cm" svg:height="0.422cm" svg:x="13.961cm" svg:y="33.858cm" svg:viewBox="0 0 463 423" svg:d="M0 0c84 69 161 117 257 163 70 33 132 55 206 75M0 92c84 69 161 118 257 163 70 33 132 55 206 75M0 185c84 69 161 118 257 163 70 33 132 56 206 75">
          <text:p/>
        </draw:path>
        <draw:g>
          <draw:path draw:style-name="gr28" draw:text-style-name="P18" draw:layer="layout" svg:width="0.501cm" svg:height="0.278cm" svg:x="13.942cm" svg:y="32.896cm" svg:viewBox="0 0 502 279" svg:d="M16 40c64 54 123 94 198 134 88 48 167 79 265 105 4 0 8-1 11-3 4-2 7-5 9-8 2-4 3-7 3-11s-1-8-3-11c-2-4-5-6-9-8-3-2-7-3-11-3-98-25-178-57-266-104-71-38-127-76-188-127-1-1-2-1-3-2-2-1-4-2-7-2s-5 1-8 2c-2 2-4 3-5 5-1 3-2 5-2 7 0 1 0 1 0 2 0 5 2 9 4 13 3 5 7 8 12 11z">
            <text:p/>
          </draw:path>
          <draw:path draw:style-name="gr26" draw:text-style-name="P2" draw:layer="layout" svg:width="0.501cm" svg:height="0.278cm" svg:x="13.942cm" svg:y="32.896cm" svg:viewBox="0 0 502 279" svg:d="M16 40c64 54 123 94 198 134 88 48 167 79 265 105 4 0 8-1 11-3 4-2 7-5 9-8 2-4 3-7 3-11s-1-8-3-11c-2-4-5-6-9-8-3-2-7-3-11-3-98-25-178-57-266-104-71-38-127-76-188-127-1-1-2-1-3-2-2-1-4-2-7-2s-5 1-8 2c-2 2-4 3-5 5-1 3-2 5-2 7 0 1 0 1 0 2 0 5 2 9 4 13 3 5 7 8 12 11z">
            <text:p/>
          </draw:path>
        </draw:g>
        <draw:g>
          <draw:path draw:style-name="gr29" draw:text-style-name="P19" draw:layer="layout" svg:width="0.143cm" svg:height="0.088cm" svg:x="14.089cm" svg:y="33.03cm" svg:viewBox="0 0 144 89" svg:d="M144 87c0-1 0-1-1-2-10-28-23-47-40-63s-34-23-54-22c-16 0-30 5-45 17-3 5-4 10-4 15 0 11 5 20 15 29 11 9 24 15 42 20 18 6 36 8 58 8 10 0 19-1 29-2z">
            <text:p/>
          </draw:path>
          <draw:path draw:style-name="gr30" draw:text-style-name="P2" draw:layer="layout" svg:width="0.143cm" svg:height="0.088cm" svg:x="14.089cm" svg:y="33.03cm" svg:viewBox="0 0 144 89" svg:d="M144 87c0-1 0-1-1-2-10-28-23-47-40-63s-34-23-54-22c-16 0-30 5-45 17-3 5-4 10-4 15 0 11 5 20 15 29 11 9 24 15 42 20 18 6 36 8 58 8 10 0 19-1 29-2z">
            <text:p/>
          </draw:path>
        </draw:g>
        <draw:path draw:style-name="gr33" draw:text-style-name="P21" draw:layer="layout" svg:width="0.462cm" svg:height="0.358cm" svg:x="13.961cm" svg:y="33.062cm" svg:viewBox="0 0 463 359" svg:d="M0 0v121c64 52 122 91 196 130 89 48 169 80 267 108v-121c-98-28-178-61-267-109-74-39-132-78-196-129z">
          <text:p/>
        </draw:path>
        <draw:path draw:style-name="gr28" draw:text-style-name="P18" draw:layer="layout" svg:width="0.462cm" svg:height="0.267cm" svg:x="13.961cm" svg:y="33.086cm" svg:viewBox="0 0 463 268" svg:d="M0 30c63 54 122 94 196 134 89 47 169 79 267 104v-30c-98-28-178-60-267-108-74-39-132-78-196-130z">
          <text:p/>
        </draw:path>
        <draw:path draw:style-name="gr21" draw:text-style-name="P2" draw:layer="layout" svg:width="0.462cm" svg:height="0.358cm" svg:x="13.961cm" svg:y="33.06cm" svg:viewBox="0 0 463 359" svg:d="M0 0v121c64 52 122 91 196 130 89 48 169 80 267 108">
          <text:p/>
        </draw:path>
        <draw:path draw:style-name="gr26" draw:text-style-name="P2" draw:layer="layout" svg:width="0.462cm" svg:height="0.358cm" svg:x="13.961cm" svg:y="33.065cm" svg:viewBox="0 0 463 359" svg:d="M463 359v-121c-98-28-178-61-267-109-74-39-132-78-196-129">
          <text:p/>
        </draw:path>
        <draw:frame draw:style-name="gr35" draw:text-style-name="P2" draw:layer="layout" svg:width="2.459cm" svg:height="1.256cm" svg:x="13.52cm" svg:y="34.5cm">
          <draw:text-box>
            <text:p text:style-name="P6"><text:span text:style-name="T4">november1</text:span></text:p>
            <text:p text:style-name="P6"><text:span text:style-name="T4">172.16.128.5</text:span></text:p>
          </draw:text-box>
        </draw:frame>
        <draw:g>
          <draw:path draw:style-name="gr1" draw:text-style-name="P1" draw:layer="layout" svg:width="1.8cm" svg:height="2.5cm" svg:x="6.2cm" svg:y="35.5cm" svg:viewBox="0 0 1801 2501" svg:d="M1801 370l-693-370-1108 603v1552c86 89 172 154 283 214 130 70 252 110 401 132l1117-603zM307 845c4 1 6 3 10 5 120 64 231 104 367 129-135-25-246-64-365-128-4-2-8-4-12-6z">
            <text:p/>
          </draw:path>
          <draw:path draw:style-name="gr2" draw:text-style-name="P2" draw:layer="layout" svg:width="1.8cm" svg:height="2.5cm" svg:x="6.2cm" svg:y="35.5cm" svg:viewBox="0 0 1801 2501" svg:d="M1801 370l-693-370-1108 603v1552c86 89 172 154 283 214 130 70 252 110 401 132l1117-603zM307 845c4 1 6 3 10 5 120 64 231 104 367 129-135-25-246-64-365-128-4-2-8-4-12-6z">
            <text:p/>
          </draw:path>
        </draw:g>
        <draw:g>
          <draw:path draw:style-name="gr20" draw:text-style-name="P14" draw:layer="layout" svg:width="1.8cm" svg:height="0.978cm" svg:x="6.2cm" svg:y="35.5cm" svg:viewBox="0 0 1801 979" svg:d="M684 979l1117-609-693-370-1108 604c94 103 190 178 316 246 120 65 232 104 368 129z">
            <text:p/>
          </draw:path>
          <draw:path draw:style-name="gr21" draw:text-style-name="P2" draw:layer="layout" svg:width="1.8cm" svg:height="0.978cm" svg:x="6.2cm" svg:y="35.5cm" svg:viewBox="0 0 1801 979" svg:d="M684 979l1117-609-693-370-1108 604c94 103 190 178 316 246 120 65 232 104 368 129z">
            <text:p/>
          </draw:path>
        </draw:g>
        <draw:g>
          <draw:path draw:style-name="gr22" draw:text-style-name="P15" draw:layer="layout" svg:width="0.683cm" svg:height="1.898cm" svg:x="6.2cm" svg:y="36.102cm" svg:viewBox="0 0 684 1899" svg:d="M684 376c-136-25-247-63-367-128-127-68-223-144-317-248v1552c86 89 172 154 284 215 130 70 252 110 400 132l-1-1523z">
            <text:p/>
          </draw:path>
          <draw:path draw:style-name="gr21" draw:text-style-name="P2" draw:layer="layout" svg:width="0.683cm" svg:height="1.898cm" svg:x="6.2cm" svg:y="36.102cm" svg:viewBox="0 0 684 1899" svg:d="M684 376c-136-25-247-63-367-128-127-68-223-144-317-248v1552c86 89 172 154 284 215 130 70 252 110 400 132l-1-1523">
            <text:p/>
          </draw:path>
        </draw:g>
        <draw:g>
          <draw:polygon draw:style-name="gr23" draw:text-style-name="P16" draw:layer="layout" svg:width="1.117cm" svg:height="2.128cm" svg:x="6.883cm" svg:y="35.871cm" svg:viewBox="0 0 1118 2129" draw:points="0,608 0,2129 1118,1526 1118,0">
            <text:p/>
          </draw:polygon>
          <draw:polygon draw:style-name="gr21" draw:text-style-name="P2" draw:layer="layout" svg:width="1.117cm" svg:height="2.128cm" svg:x="6.883cm" svg:y="35.871cm" svg:viewBox="0 0 1118 2129" draw:points="0,608 0,2129 1118,1526 1118,0">
            <text:p/>
          </draw:polygon>
        </draw:g>
        <draw:path draw:style-name="gr24" draw:text-style-name="P2" draw:layer="layout" svg:width="1.8cm" svg:height="2.5cm" svg:x="6.2cm" svg:y="35.5cm" svg:viewBox="0 0 1801 2501" svg:d="M1801 370l-693-370-1108 603v1552c86 89 172 154 283 214 130 70 252 110 401 132l1117-603z">
          <text:p/>
        </draw:path>
        <draw:g>
          <draw:path draw:style-name="gr25" draw:text-style-name="P17" draw:layer="layout" svg:width="0.111cm" svg:height="0.138cm" svg:x="6.459cm" svg:y="37.042cm" svg:viewBox="0 0 112 139" svg:d="M106 51c4 12 6 23 6 35-1 13-3 23-9 32-5 9-12 15-21 18s-18 4-28 0c-10-3-19-8-28-17-8-9-15-19-19-31-5-12-7-23-7-36 1-12 3-22 9-31 5-9 12-15 21-19 1 0 1 0 2 0 8-3 17-3 26 0 11 3 19 9 28 18s15 18 20 30c0 1 0 1 0 1z">
            <text:p/>
          </draw:path>
          <draw:path draw:style-name="gr26" draw:text-style-name="P2" draw:layer="layout" svg:width="0.111cm" svg:height="0.138cm" svg:x="6.459cm" svg:y="37.042cm" svg:viewBox="0 0 112 139" svg:d="M106 51c4 12 6 23 6 35-1 13-3 23-9 32-5 9-12 15-21 18s-18 4-28 0c-10-3-19-8-28-17-8-9-15-19-19-31-5-12-7-23-7-36 1-12 3-22 9-31 5-9 12-15 21-19 1 0 1 0 2 0 8-3 17-3 26 0 11 3 19 9 28 18s15 18 20 30c0 1 0 1 0 1z">
            <text:p/>
          </draw:path>
        </draw:g>
        <draw:path draw:style-name="gr27" draw:text-style-name="P2" draw:layer="layout" svg:width="0.462cm" svg:height="0.422cm" svg:x="6.311cm" svg:y="37.358cm" svg:viewBox="0 0 463 423" svg:d="M0 0c84 69 161 117 257 163 70 33 132 55 206 75M0 92c84 69 161 118 257 163 70 33 132 55 206 75M0 185c84 69 161 118 257 163 70 33 132 56 206 75">
          <text:p/>
        </draw:path>
        <draw:g>
          <draw:path draw:style-name="gr28" draw:text-style-name="P18" draw:layer="layout" svg:width="0.501cm" svg:height="0.278cm" svg:x="6.292cm" svg:y="36.396cm" svg:viewBox="0 0 502 279" svg:d="M16 40c64 54 123 94 198 134 88 48 167 79 265 105 4 0 8-1 11-3 4-2 7-5 9-8 2-4 3-7 3-11s-1-8-3-11c-2-4-5-6-9-8-3-2-7-3-11-3-98-25-178-57-266-104-71-38-127-76-188-127-1-1-2-1-3-2-2-1-4-2-7-2s-5 1-8 2c-2 2-4 3-5 5-1 3-2 5-2 7 0 1 0 1 0 2 0 5 2 9 4 13 3 5 7 8 12 11z">
            <text:p/>
          </draw:path>
          <draw:path draw:style-name="gr26" draw:text-style-name="P2" draw:layer="layout" svg:width="0.501cm" svg:height="0.278cm" svg:x="6.292cm" svg:y="36.396cm" svg:viewBox="0 0 502 279" svg:d="M16 40c64 54 123 94 198 134 88 48 167 79 265 105 4 0 8-1 11-3 4-2 7-5 9-8 2-4 3-7 3-11s-1-8-3-11c-2-4-5-6-9-8-3-2-7-3-11-3-98-25-178-57-266-104-71-38-127-76-188-127-1-1-2-1-3-2-2-1-4-2-7-2s-5 1-8 2c-2 2-4 3-5 5-1 3-2 5-2 7 0 1 0 1 0 2 0 5 2 9 4 13 3 5 7 8 12 11z">
            <text:p/>
          </draw:path>
        </draw:g>
        <draw:g>
          <draw:path draw:style-name="gr29" draw:text-style-name="P19" draw:layer="layout" svg:width="0.143cm" svg:height="0.088cm" svg:x="6.439cm" svg:y="36.53cm" svg:viewBox="0 0 144 89" svg:d="M144 87c0-1 0-1-1-2-10-28-23-47-40-63s-34-23-54-22c-16 0-30 5-45 17-3 5-4 10-4 15 0 11 5 20 15 29 11 9 24 15 42 20 18 6 36 8 58 8 10 0 19-1 29-2z">
            <text:p/>
          </draw:path>
          <draw:path draw:style-name="gr30" draw:text-style-name="P2" draw:layer="layout" svg:width="0.143cm" svg:height="0.088cm" svg:x="6.439cm" svg:y="36.53cm" svg:viewBox="0 0 144 89" svg:d="M144 87c0-1 0-1-1-2-10-28-23-47-40-63s-34-23-54-22c-16 0-30 5-45 17-3 5-4 10-4 15 0 11 5 20 15 29 11 9 24 15 42 20 18 6 36 8 58 8 10 0 19-1 29-2z">
            <text:p/>
          </draw:path>
        </draw:g>
        <draw:path draw:style-name="gr33" draw:text-style-name="P21" draw:layer="layout" svg:width="0.462cm" svg:height="0.358cm" svg:x="6.311cm" svg:y="36.563cm" svg:viewBox="0 0 463 359" svg:d="M0 0v121c64 52 122 91 196 130 89 48 169 80 267 108v-121c-98-28-178-61-267-109-74-39-132-78-196-129z">
          <text:p/>
        </draw:path>
        <draw:path draw:style-name="gr28" draw:text-style-name="P18" draw:layer="layout" svg:width="0.462cm" svg:height="0.267cm" svg:x="6.311cm" svg:y="36.586cm" svg:viewBox="0 0 463 268" svg:d="M0 30c63 54 122 94 196 134 89 47 169 79 267 104v-30c-98-28-178-60-267-108-74-39-132-78-196-130z">
          <text:p/>
        </draw:path>
        <draw:path draw:style-name="gr21" draw:text-style-name="P2" draw:layer="layout" svg:width="0.462cm" svg:height="0.358cm" svg:x="6.311cm" svg:y="36.56cm" svg:viewBox="0 0 463 359" svg:d="M0 0v121c64 52 122 91 196 130 89 48 169 80 267 108">
          <text:p/>
        </draw:path>
        <draw:path draw:style-name="gr26" draw:text-style-name="P2" draw:layer="layout" svg:width="0.462cm" svg:height="0.358cm" svg:x="6.311cm" svg:y="36.565cm" svg:viewBox="0 0 463 359" svg:d="M463 359v-121c-98-28-178-61-267-109-74-39-132-78-196-129">
          <text:p/>
        </draw:path>
        <draw:frame draw:style-name="gr35" draw:text-style-name="P2" draw:layer="layout" svg:width="2.459cm" svg:height="1.256cm" svg:x="5.87cm" svg:y="38cm">
          <draw:text-box>
            <text:p text:style-name="P6"><text:span text:style-name="T4">oscar1</text:span></text:p>
            <text:p text:style-name="P6"><text:span text:style-name="T4">172.16.128.6</text:span></text:p>
          </draw:text-box>
        </draw:frame>
        <draw:g>
          <draw:path draw:style-name="gr1" draw:text-style-name="P1" draw:layer="layout" svg:width="1.8cm" svg:height="2.5cm" svg:x="8.75cm" svg:y="35.5cm" svg:viewBox="0 0 1801 2501" svg:d="M1801 370l-693-370-1108 603v1552c86 89 172 154 283 214 130 70 252 110 401 132l1117-603zM307 845c4 1 6 3 10 5 120 64 231 104 367 129-135-25-246-64-365-128-4-2-8-4-12-6z">
            <text:p/>
          </draw:path>
          <draw:path draw:style-name="gr2" draw:text-style-name="P2" draw:layer="layout" svg:width="1.8cm" svg:height="2.5cm" svg:x="8.75cm" svg:y="35.5cm" svg:viewBox="0 0 1801 2501" svg:d="M1801 370l-693-370-1108 603v1552c86 89 172 154 283 214 130 70 252 110 401 132l1117-603zM307 845c4 1 6 3 10 5 120 64 231 104 367 129-135-25-246-64-365-128-4-2-8-4-12-6z">
            <text:p/>
          </draw:path>
        </draw:g>
        <draw:g>
          <draw:path draw:style-name="gr20" draw:text-style-name="P14" draw:layer="layout" svg:width="1.8cm" svg:height="0.978cm" svg:x="8.75cm" svg:y="35.5cm" svg:viewBox="0 0 1801 979" svg:d="M684 979l1117-609-693-370-1108 604c94 103 190 178 316 246 120 65 232 104 368 129z">
            <text:p/>
          </draw:path>
          <draw:path draw:style-name="gr21" draw:text-style-name="P2" draw:layer="layout" svg:width="1.8cm" svg:height="0.978cm" svg:x="8.75cm" svg:y="35.5cm" svg:viewBox="0 0 1801 979" svg:d="M684 979l1117-609-693-370-1108 604c94 103 190 178 316 246 120 65 232 104 368 129z">
            <text:p/>
          </draw:path>
        </draw:g>
        <draw:g>
          <draw:path draw:style-name="gr22" draw:text-style-name="P15" draw:layer="layout" svg:width="0.683cm" svg:height="1.898cm" svg:x="8.75cm" svg:y="36.102cm" svg:viewBox="0 0 684 1899" svg:d="M684 376c-136-25-247-63-367-128-127-68-223-144-317-248v1552c86 89 172 154 284 215 130 70 252 110 400 132l-1-1523z">
            <text:p/>
          </draw:path>
          <draw:path draw:style-name="gr21" draw:text-style-name="P2" draw:layer="layout" svg:width="0.683cm" svg:height="1.898cm" svg:x="8.75cm" svg:y="36.102cm" svg:viewBox="0 0 684 1899" svg:d="M684 376c-136-25-247-63-367-128-127-68-223-144-317-248v1552c86 89 172 154 284 215 130 70 252 110 400 132l-1-1523">
            <text:p/>
          </draw:path>
        </draw:g>
        <draw:g>
          <draw:polygon draw:style-name="gr23" draw:text-style-name="P16" draw:layer="layout" svg:width="1.117cm" svg:height="2.128cm" svg:x="9.433cm" svg:y="35.871cm" svg:viewBox="0 0 1118 2129" draw:points="0,608 0,2129 1118,1526 1118,0">
            <text:p/>
          </draw:polygon>
          <draw:polygon draw:style-name="gr21" draw:text-style-name="P2" draw:layer="layout" svg:width="1.117cm" svg:height="2.128cm" svg:x="9.433cm" svg:y="35.871cm" svg:viewBox="0 0 1118 2129" draw:points="0,608 0,2129 1118,1526 1118,0">
            <text:p/>
          </draw:polygon>
        </draw:g>
        <draw:path draw:style-name="gr24" draw:text-style-name="P2" draw:layer="layout" svg:width="1.8cm" svg:height="2.5cm" svg:x="8.75cm" svg:y="35.5cm" svg:viewBox="0 0 1801 2501" svg:d="M1801 370l-693-370-1108 603v1552c86 89 172 154 283 214 130 70 252 110 401 132l1117-603z">
          <text:p/>
        </draw:path>
        <draw:g>
          <draw:path draw:style-name="gr25" draw:text-style-name="P17" draw:layer="layout" svg:width="0.111cm" svg:height="0.138cm" svg:x="9.009cm" svg:y="37.042cm" svg:viewBox="0 0 112 139" svg:d="M106 51c4 12 6 23 6 35-1 13-3 23-9 32-5 9-12 15-21 18s-18 4-28 0c-10-3-19-8-28-17-8-9-15-19-19-31-5-12-7-23-7-36 1-12 3-22 9-31 5-9 12-15 21-19 1 0 1 0 2 0 8-3 17-3 26 0 11 3 19 9 28 18s15 18 20 30c0 1 0 1 0 1z">
            <text:p/>
          </draw:path>
          <draw:path draw:style-name="gr26" draw:text-style-name="P2" draw:layer="layout" svg:width="0.111cm" svg:height="0.138cm" svg:x="9.009cm" svg:y="37.042cm" svg:viewBox="0 0 112 139" svg:d="M106 51c4 12 6 23 6 35-1 13-3 23-9 32-5 9-12 15-21 18s-18 4-28 0c-10-3-19-8-28-17-8-9-15-19-19-31-5-12-7-23-7-36 1-12 3-22 9-31 5-9 12-15 21-19 1 0 1 0 2 0 8-3 17-3 26 0 11 3 19 9 28 18s15 18 20 30c0 1 0 1 0 1z">
            <text:p/>
          </draw:path>
        </draw:g>
        <draw:path draw:style-name="gr27" draw:text-style-name="P2" draw:layer="layout" svg:width="0.462cm" svg:height="0.422cm" svg:x="8.861cm" svg:y="37.358cm" svg:viewBox="0 0 463 423" svg:d="M0 0c84 69 161 117 257 163 70 33 132 55 206 75M0 92c84 69 161 118 257 163 70 33 132 55 206 75M0 185c84 69 161 118 257 163 70 33 132 56 206 75">
          <text:p/>
        </draw:path>
        <draw:g>
          <draw:path draw:style-name="gr28" draw:text-style-name="P18" draw:layer="layout" svg:width="0.501cm" svg:height="0.278cm" svg:x="8.842cm" svg:y="36.396cm" svg:viewBox="0 0 502 279" svg:d="M16 40c64 54 123 94 198 134 88 48 167 79 265 105 4 0 8-1 11-3 4-2 7-5 9-8 2-4 3-7 3-11s-1-8-3-11c-2-4-5-6-9-8-3-2-7-3-11-3-98-25-178-57-266-104-71-38-127-76-188-127-1-1-2-1-3-2-2-1-4-2-7-2s-5 1-8 2c-2 2-4 3-5 5-1 3-2 5-2 7 0 1 0 1 0 2 0 5 2 9 4 13 3 5 7 8 12 11z">
            <text:p/>
          </draw:path>
          <draw:path draw:style-name="gr26" draw:text-style-name="P2" draw:layer="layout" svg:width="0.501cm" svg:height="0.278cm" svg:x="8.842cm" svg:y="36.396cm" svg:viewBox="0 0 502 279" svg:d="M16 40c64 54 123 94 198 134 88 48 167 79 265 105 4 0 8-1 11-3 4-2 7-5 9-8 2-4 3-7 3-11s-1-8-3-11c-2-4-5-6-9-8-3-2-7-3-11-3-98-25-178-57-266-104-71-38-127-76-188-127-1-1-2-1-3-2-2-1-4-2-7-2s-5 1-8 2c-2 2-4 3-5 5-1 3-2 5-2 7 0 1 0 1 0 2 0 5 2 9 4 13 3 5 7 8 12 11z">
            <text:p/>
          </draw:path>
        </draw:g>
        <draw:g>
          <draw:path draw:style-name="gr29" draw:text-style-name="P19" draw:layer="layout" svg:width="0.143cm" svg:height="0.088cm" svg:x="8.989cm" svg:y="36.53cm" svg:viewBox="0 0 144 89" svg:d="M144 87c0-1 0-1-1-2-10-28-23-47-40-63s-34-23-54-22c-16 0-30 5-45 17-3 5-4 10-4 15 0 11 5 20 15 29 11 9 24 15 42 20 18 6 36 8 58 8 10 0 19-1 29-2z">
            <text:p/>
          </draw:path>
          <draw:path draw:style-name="gr30" draw:text-style-name="P2" draw:layer="layout" svg:width="0.143cm" svg:height="0.088cm" svg:x="8.989cm" svg:y="36.53cm" svg:viewBox="0 0 144 89" svg:d="M144 87c0-1 0-1-1-2-10-28-23-47-40-63s-34-23-54-22c-16 0-30 5-45 17-3 5-4 10-4 15 0 11 5 20 15 29 11 9 24 15 42 20 18 6 36 8 58 8 10 0 19-1 29-2z">
            <text:p/>
          </draw:path>
        </draw:g>
        <draw:path draw:style-name="gr33" draw:text-style-name="P21" draw:layer="layout" svg:width="0.462cm" svg:height="0.358cm" svg:x="8.861cm" svg:y="36.563cm" svg:viewBox="0 0 463 359" svg:d="M0 0v121c64 52 122 91 196 130 89 48 169 80 267 108v-121c-98-28-178-61-267-109-74-39-132-78-196-129z">
          <text:p/>
        </draw:path>
        <draw:path draw:style-name="gr28" draw:text-style-name="P18" draw:layer="layout" svg:width="0.462cm" svg:height="0.267cm" svg:x="8.861cm" svg:y="36.586cm" svg:viewBox="0 0 463 268" svg:d="M0 30c63 54 122 94 196 134 89 47 169 79 267 104v-30c-98-28-178-60-267-108-74-39-132-78-196-130z">
          <text:p/>
        </draw:path>
        <draw:path draw:style-name="gr21" draw:text-style-name="P2" draw:layer="layout" svg:width="0.462cm" svg:height="0.358cm" svg:x="8.861cm" svg:y="36.56cm" svg:viewBox="0 0 463 359" svg:d="M0 0v121c64 52 122 91 196 130 89 48 169 80 267 108">
          <text:p/>
        </draw:path>
        <draw:path draw:style-name="gr26" draw:text-style-name="P2" draw:layer="layout" svg:width="0.462cm" svg:height="0.358cm" svg:x="8.861cm" svg:y="36.565cm" svg:viewBox="0 0 463 359" svg:d="M463 359v-121c-98-28-178-61-267-109-74-39-132-78-196-129">
          <text:p/>
        </draw:path>
        <draw:frame draw:style-name="gr35" draw:text-style-name="P2" draw:layer="layout" svg:width="2.459cm" svg:height="1.256cm" svg:x="8.42cm" svg:y="38cm">
          <draw:text-box>
            <text:p text:style-name="P6"><text:span text:style-name="T4">papa1</text:span></text:p>
            <text:p text:style-name="P6"><text:span text:style-name="T4">172.16.128.7</text:span></text:p>
          </draw:text-box>
        </draw:frame>
        <draw:g>
          <draw:path draw:style-name="gr1" draw:text-style-name="P1" draw:layer="layout" svg:width="2.5cm" svg:height="2.414cm" svg:x="32.5cm" svg:y="23.086cm" svg:viewBox="0 0 2501 2415" svg:d="M2501 739l-389-267-894-472h-110l-1 4-303 1020-804 466v175c200 198 391 342 635 480 217 122 413 203 652 270l863-500z">
            <text:p/>
          </draw:path>
          <draw:path draw:style-name="gr2" draw:text-style-name="P2" draw:layer="layout" svg:width="2.5cm" svg:height="2.414cm" svg:x="32.5cm" svg:y="23.086cm" svg:viewBox="0 0 2501 2415" svg:d="M2501 739l-389-267-894-472h-110l-1 4-303 1020-804 466v175c200 198 391 342 635 480 217 122 413 203 652 270l863-500z">
            <text:p/>
          </draw:path>
        </draw:g>
        <draw:g>
          <draw:polygon draw:style-name="gr36" draw:text-style-name="P22" draw:layer="layout" svg:width="0.926cm" svg:height="0.725cm" svg:x="33.787cm" svg:y="24.775cm" svg:viewBox="0 0 927 726" draw:points="0,538 927,0 865,225 0,726">
            <text:p/>
          </draw:polygon>
          <draw:polygon draw:style-name="gr4" draw:text-style-name="P2" draw:layer="layout" svg:width="0.926cm" svg:height="0.725cm" svg:x="33.787cm" svg:y="24.775cm" svg:viewBox="0 0 927 726" draw:points="0,538 927,0 865,225 0,726">
            <text:p/>
          </draw:polygon>
        </draw:g>
        <draw:g>
          <draw:polygon draw:style-name="gr36" draw:text-style-name="P22" draw:layer="layout" svg:width="0.414cm" svg:height="1.024cm" svg:x="34.586cm" svg:y="23.825cm" svg:viewBox="0 0 415 1025" draw:points="0,1025 304,0 415,0 127,951">
            <text:p/>
          </draw:polygon>
          <draw:polygon draw:style-name="gr4" draw:text-style-name="P2" draw:layer="layout" svg:width="0.414cm" svg:height="1.024cm" svg:x="34.586cm" svg:y="23.825cm" svg:viewBox="0 0 415 1025" draw:points="0,1025 304,0 415,0 127,951">
            <text:p/>
          </draw:polygon>
        </draw:g>
        <draw:g>
          <draw:path draw:style-name="gr37" draw:text-style-name="P23" draw:layer="layout" svg:width="1.395cm" svg:height="0.739cm" svg:x="33.605cm" svg:y="23.086cm" svg:viewBox="0 0 1396 740" svg:d="M0 4l113-4 894 473 389 267h-109c-456-253-838-471-1287-736z">
            <text:p/>
          </draw:path>
          <draw:path draw:style-name="gr4" draw:text-style-name="P2" draw:layer="layout" svg:width="1.395cm" svg:height="0.739cm" svg:x="33.605cm" svg:y="23.086cm" svg:viewBox="0 0 1396 740" svg:d="M0 4l113-4 894 473 389 267h-109c-456-253-838-471-1287-736z">
            <text:p/>
          </draw:path>
        </draw:g>
        <draw:g>
          <draw:path draw:style-name="gr37" draw:text-style-name="P23" draw:layer="layout" svg:width="2.086cm" svg:height="1.202cm" svg:x="32.5cm" svg:y="24.11cm" svg:viewBox="0 0 2087 1203" svg:d="M0 465l805-465 1282 740-799 463c-241-77-439-163-659-288-237-133-426-268-629-450z">
            <text:p/>
          </draw:path>
          <draw:path draw:style-name="gr4" draw:text-style-name="P2" draw:layer="layout" svg:width="2.086cm" svg:height="1.202cm" svg:x="32.5cm" svg:y="24.11cm" svg:viewBox="0 0 2087 1203" svg:d="M0 465l805-465 1282 740-799 463c-241-77-439-163-659-288-237-133-426-268-629-450z">
            <text:p/>
          </draw:path>
        </draw:g>
        <draw:g>
          <draw:path draw:style-name="gr38" draw:text-style-name="P24" draw:layer="layout" svg:width="1.585cm" svg:height="1.763cm" svg:x="33.305cm" svg:y="23.086cm" svg:viewBox="0 0 1586 1764" svg:d="M1283 1764c-450-262-831-481-1283-739l303-1025 1283 739z">
            <text:p/>
          </draw:path>
          <draw:path draw:style-name="gr2" draw:text-style-name="P2" draw:layer="layout" svg:width="1.585cm" svg:height="1.763cm" svg:x="33.305cm" svg:y="23.086cm" svg:viewBox="0 0 1586 1764" svg:d="M1283 1764c-450-262-831-481-1283-739l303-1025 1283 739z">
            <text:p/>
          </draw:path>
        </draw:g>
        <draw:g>
          <draw:path draw:style-name="gr38" draw:text-style-name="P24" draw:layer="layout" svg:width="1.288cm" svg:height="0.925cm" svg:x="32.5cm" svg:y="24.575cm" svg:viewBox="0 0 1289 926" svg:d="M0 175c200 199 391 343 636 481 217 122 413 203 652 270l1-188c-229-63-416-138-626-251-255-137-454-284-663-487z">
            <text:p/>
          </draw:path>
          <draw:path draw:style-name="gr2" draw:text-style-name="P2" draw:layer="layout" svg:width="1.288cm" svg:height="0.925cm" svg:x="32.5cm" svg:y="24.575cm" svg:viewBox="0 0 1289 926" svg:d="M0 175c200 199 391 343 636 481 217 122 413 203 652 270l1-188c-229-63-416-138-626-251-255-137-454-284-663-487z">
            <text:p/>
          </draw:path>
        </draw:g>
        <draw:polyline draw:style-name="gr4" draw:text-style-name="P2" draw:layer="layout" svg:width="1.135cm" svg:height="1.537cm" svg:x="33.4cm" svg:y="23.206cm" svg:viewBox="0 0 1136 1538" draw:points="264,0 0,885 1136,1538">
          <text:p/>
        </draw:polyline>
        <draw:polyline draw:style-name="gr2" draw:text-style-name="P2" draw:layer="layout" svg:width="0.552cm" svg:height="0.43cm" svg:x="33.86cm" svg:y="25.025cm" svg:viewBox="0 0 553 431" draw:points="553,0 0,321 0,431">
          <text:p/>
        </draw:polyline>
        <draw:g>
          <draw:path draw:style-name="gr39" draw:text-style-name="P25" draw:layer="layout" svg:width="1.36cm" svg:height="1.537cm" svg:x="33.435cm" svg:y="23.206cm" svg:viewBox="0 0 1361 1538" svg:d="M0 875l255-860-26-15c50 28 92 52 142 80 350 197 644 367 990 572l-261 886 6-25c-392-219-721-408-1106-638z">
            <text:p/>
          </draw:path>
          <draw:path draw:style-name="gr2" draw:text-style-name="P2" draw:layer="layout" svg:width="1.36cm" svg:height="1.537cm" svg:x="33.435cm" svg:y="23.206cm" svg:viewBox="0 0 1361 1538" svg:d="M0 875l255-860-26-15c50 28 92 52 142 80 350 197 644 367 990 572l-261 886 6-25c-392-219-721-408-1106-638z">
            <text:p/>
          </draw:path>
        </draw:g>
        <draw:path draw:style-name="gr40" draw:text-style-name="P26" draw:layer="layout" svg:width="1.753cm" svg:height="1.012cm" svg:x="32.681cm" svg:y="24.196cm" svg:viewBox="0 0 1754 1013" svg:d="M0 345l115 66 109-62-116-67zM162 250l116 67 109-63-116-66zM325 156l117 67 109-63-117-66zM489 62l116 67 109-63-116-66zM663 162l115 67 109-63-116-66zM836 262l116 67 108-63-115-66zM1009 362l116 67 109-63-116-66zM1357 563l115 67 109-63-115-67zM1530 664l116 66 108-63-115-66zM1367 758l116 66 108-62-115-67zM1193 658l115 66 110-62-116-67zM1183 462l115 68 110-64-117-66zM1020 558l115 66 109-63-116-67zM846 456l116 68 109-64-116-66zM673 356l116 67 108-63-115-66zM500 256l115 67 109-63-116-66zM336 350l116 67 109-63-116-66zM510 451l116 67 108-63-115-67zM683 552l116 66 109-62-116-68zM857 652l115 66 109-62-116-67zM1030 752l115 66 109-62-115-67zM1203 852l117 66 108-62-116-67zM1040 946l116 67 108-63-115-67zM867 846l115 66 109-62-115-67zM346 546l463 266 109-62-462-268zM173 445l115 67 109-63-116-67z">
          <text:p/>
        </draw:path>
        <draw:path draw:style-name="gr41" draw:text-style-name="P27" draw:layer="layout" svg:width="1.753cm" svg:height="0.974cm" svg:x="32.681cm" svg:y="24.259cm" svg:viewBox="0 0 1754 975" svg:d="M489 25l116 66v-25l-116-66zM663 125l115 66v-25l-115-66zM836 225l116 66v-25l-116-66zM1009 325l116 66v-25l-116-66zM1183 425l115 67v-26l-115-66zM1357 526l115 66v-25l-115-66zM605 66v25l109-63v-25zM778 166v25l109-62v-25zM952 266v25l108-62v-25zM1125 366v25l109-62v-25zM1298 466v26l110-63v-25zM1472 567v25l109-62v-25zM1530 626l116 66v-25l-116-66zM1646 667v25l108-62v-25zM325 119l117 66v-25l-117-66zM500 219l115 66v-25l-115-66zM673 319l116 66v-25l-116-66zM846 419l116 66v-25l-116-66zM1020 520l115 66v-25l-115-66zM1193 620l115 67v-25l-115-67zM442 160v25l109-62v-25zM615 260v25l109-62v-25zM789 360v25l108-62v-25zM962 460v25l109-62v-25zM1135 561v25l109-62v-25zM1308 662v25l110-63v-25zM1367 720l116 67v-25l-116-67zM1483 762v25l108-63v-25zM162 213l116 66v-25l-116-66zM336 313l116 66v-25l-116-66zM510 413l116 67v-25l-116-67zM683 514l116 67v-25l-116-67zM857 614l115 67v-25l-115-67zM1030 714l115 67v-25l-115-67zM278 254v25l109-62v-25zM452 354v25l109-62v-25zM626 455v25l108-63v-25zM799 556v25l109-63v-25zM972 656v25l109-63v-25zM1145 756v25l109-63v-25zM1203 814l117 67v-25l-117-67zM1320 856v25l108-63v-25zM0 307l115 67v-25l-115-67zM173 407l115 67v-25l-115-67zM346 508l463 267v-25l-463-268zM867 808l115 67v-25l-115-67zM115 349v25l109-63v-25zM288 449v25l109-63v-25zM809 750v25l109-63v-25zM982 850v25l109-63v-25zM1040 908l116 67v-25l-116-67zM1156 950v25l108-63v-25z">
          <text:p/>
        </draw:path>
        <draw:path draw:style-name="gr8" draw:text-style-name="P2" draw:layer="layout" svg:width="2.5cm" svg:height="2.414cm" svg:x="32.5cm" svg:y="23.086cm" svg:viewBox="0 0 2501 2415" svg:d="M1287 2415l863-500 351-1176-1283-739h-110l-303 1024-805 466v175c201 197 392 341 637 479 216 122 411 203 650 271z">
          <text:p/>
        </draw:path>
        <draw:frame draw:style-name="gr42" draw:text-style-name="P2" draw:layer="layout" svg:width="1.092cm" svg:height="0.762cm" svg:x="33.204cm" svg:y="25.5cm">
          <draw:text-box>
            <text:p text:style-name="P6"><text:span text:style-name="T1">PC0</text:span></text:p>
          </draw:text-box>
        </draw:frame>
        <draw:g>
          <draw:path draw:style-name="gr1" draw:text-style-name="P1" draw:layer="layout" svg:width="2.5cm" svg:height="2.414cm" svg:x="32.5cm" svg:y="26.336cm" svg:viewBox="0 0 2501 2415" svg:d="M2501 739l-389-267-894-472h-110l-1 4-303 1020-804 466v175c200 198 391 342 635 480 217 122 413 203 652 270l863-500z">
            <text:p/>
          </draw:path>
          <draw:path draw:style-name="gr2" draw:text-style-name="P2" draw:layer="layout" svg:width="2.5cm" svg:height="2.414cm" svg:x="32.5cm" svg:y="26.336cm" svg:viewBox="0 0 2501 2415" svg:d="M2501 739l-389-267-894-472h-110l-1 4-303 1020-804 466v175c200 198 391 342 635 480 217 122 413 203 652 270l863-500z">
            <text:p/>
          </draw:path>
        </draw:g>
        <draw:g>
          <draw:polygon draw:style-name="gr36" draw:text-style-name="P22" draw:layer="layout" svg:width="0.926cm" svg:height="0.725cm" svg:x="33.787cm" svg:y="28.025cm" svg:viewBox="0 0 927 726" draw:points="0,538 927,0 865,225 0,726">
            <text:p/>
          </draw:polygon>
          <draw:polygon draw:style-name="gr4" draw:text-style-name="P2" draw:layer="layout" svg:width="0.926cm" svg:height="0.725cm" svg:x="33.787cm" svg:y="28.025cm" svg:viewBox="0 0 927 726" draw:points="0,538 927,0 865,225 0,726">
            <text:p/>
          </draw:polygon>
        </draw:g>
        <draw:g>
          <draw:polygon draw:style-name="gr36" draw:text-style-name="P22" draw:layer="layout" svg:width="0.414cm" svg:height="1.024cm" svg:x="34.586cm" svg:y="27.075cm" svg:viewBox="0 0 415 1025" draw:points="0,1025 304,0 415,0 127,951">
            <text:p/>
          </draw:polygon>
          <draw:polygon draw:style-name="gr4" draw:text-style-name="P2" draw:layer="layout" svg:width="0.414cm" svg:height="1.024cm" svg:x="34.586cm" svg:y="27.075cm" svg:viewBox="0 0 415 1025" draw:points="0,1025 304,0 415,0 127,951">
            <text:p/>
          </draw:polygon>
        </draw:g>
        <draw:g>
          <draw:path draw:style-name="gr37" draw:text-style-name="P23" draw:layer="layout" svg:width="1.395cm" svg:height="0.739cm" svg:x="33.605cm" svg:y="26.336cm" svg:viewBox="0 0 1396 740" svg:d="M0 4l113-4 894 473 389 267h-109c-456-253-838-471-1287-736z">
            <text:p/>
          </draw:path>
          <draw:path draw:style-name="gr4" draw:text-style-name="P2" draw:layer="layout" svg:width="1.395cm" svg:height="0.739cm" svg:x="33.605cm" svg:y="26.336cm" svg:viewBox="0 0 1396 740" svg:d="M0 4l113-4 894 473 389 267h-109c-456-253-838-471-1287-736z">
            <text:p/>
          </draw:path>
        </draw:g>
        <draw:g>
          <draw:path draw:style-name="gr37" draw:text-style-name="P23" draw:layer="layout" svg:width="2.086cm" svg:height="1.202cm" svg:x="32.5cm" svg:y="27.36cm" svg:viewBox="0 0 2087 1203" svg:d="M0 465l805-465 1282 740-799 463c-241-77-439-163-659-288-237-133-426-268-629-450z">
            <text:p/>
          </draw:path>
          <draw:path draw:style-name="gr4" draw:text-style-name="P2" draw:layer="layout" svg:width="2.086cm" svg:height="1.202cm" svg:x="32.5cm" svg:y="27.36cm" svg:viewBox="0 0 2087 1203" svg:d="M0 465l805-465 1282 740-799 463c-241-77-439-163-659-288-237-133-426-268-629-450z">
            <text:p/>
          </draw:path>
        </draw:g>
        <draw:g>
          <draw:path draw:style-name="gr38" draw:text-style-name="P24" draw:layer="layout" svg:width="1.585cm" svg:height="1.763cm" svg:x="33.305cm" svg:y="26.336cm" svg:viewBox="0 0 1586 1764" svg:d="M1283 1764c-450-262-831-481-1283-739l303-1025 1283 739z">
            <text:p/>
          </draw:path>
          <draw:path draw:style-name="gr2" draw:text-style-name="P2" draw:layer="layout" svg:width="1.585cm" svg:height="1.763cm" svg:x="33.305cm" svg:y="26.336cm" svg:viewBox="0 0 1586 1764" svg:d="M1283 1764c-450-262-831-481-1283-739l303-1025 1283 739z">
            <text:p/>
          </draw:path>
        </draw:g>
        <draw:g>
          <draw:path draw:style-name="gr38" draw:text-style-name="P24" draw:layer="layout" svg:width="1.288cm" svg:height="0.925cm" svg:x="32.5cm" svg:y="27.825cm" svg:viewBox="0 0 1289 926" svg:d="M0 175c200 199 391 343 636 481 217 122 413 203 652 270l1-188c-229-63-416-138-626-251-255-137-454-284-663-487z">
            <text:p/>
          </draw:path>
          <draw:path draw:style-name="gr2" draw:text-style-name="P2" draw:layer="layout" svg:width="1.288cm" svg:height="0.925cm" svg:x="32.5cm" svg:y="27.825cm" svg:viewBox="0 0 1289 926" svg:d="M0 175c200 199 391 343 636 481 217 122 413 203 652 270l1-188c-229-63-416-138-626-251-255-137-454-284-663-487z">
            <text:p/>
          </draw:path>
        </draw:g>
        <draw:polyline draw:style-name="gr4" draw:text-style-name="P2" draw:layer="layout" svg:width="1.135cm" svg:height="1.537cm" svg:x="33.4cm" svg:y="26.456cm" svg:viewBox="0 0 1136 1538" draw:points="264,0 0,885 1136,1538">
          <text:p/>
        </draw:polyline>
        <draw:polyline draw:style-name="gr2" draw:text-style-name="P2" draw:layer="layout" svg:width="0.552cm" svg:height="0.43cm" svg:x="33.86cm" svg:y="28.275cm" svg:viewBox="0 0 553 431" draw:points="553,0 0,321 0,431">
          <text:p/>
        </draw:polyline>
        <draw:g>
          <draw:path draw:style-name="gr39" draw:text-style-name="P25" draw:layer="layout" svg:width="1.36cm" svg:height="1.537cm" svg:x="33.435cm" svg:y="26.456cm" svg:viewBox="0 0 1361 1538" svg:d="M0 875l255-860-26-15c50 28 92 52 142 80 350 197 644 367 990 572l-261 886 6-25c-392-219-721-408-1106-638z">
            <text:p/>
          </draw:path>
          <draw:path draw:style-name="gr2" draw:text-style-name="P2" draw:layer="layout" svg:width="1.36cm" svg:height="1.537cm" svg:x="33.435cm" svg:y="26.456cm" svg:viewBox="0 0 1361 1538" svg:d="M0 875l255-860-26-15c50 28 92 52 142 80 350 197 644 367 990 572l-261 886 6-25c-392-219-721-408-1106-638z">
            <text:p/>
          </draw:path>
        </draw:g>
        <draw:path draw:style-name="gr40" draw:text-style-name="P26" draw:layer="layout" svg:width="1.753cm" svg:height="1.012cm" svg:x="32.681cm" svg:y="27.446cm" svg:viewBox="0 0 1754 1013" svg:d="M0 345l115 66 109-62-116-67zM162 250l116 67 109-63-116-66zM325 156l117 67 109-63-117-66zM489 62l116 67 109-63-116-66zM663 162l115 67 109-63-116-66zM836 262l116 67 108-63-115-66zM1009 362l116 67 109-63-116-66zM1357 563l115 67 109-63-115-67zM1530 664l116 66 108-63-115-66zM1367 758l116 66 108-62-115-67zM1193 658l115 66 110-62-116-67zM1183 462l115 68 110-64-117-66zM1020 558l115 66 109-63-116-67zM846 456l116 68 109-64-116-66zM673 356l116 67 108-63-115-66zM500 256l115 67 109-63-116-66zM336 350l116 67 109-63-116-66zM510 451l116 67 108-63-115-67zM683 552l116 66 109-62-116-68zM857 652l115 66 109-62-116-67zM1030 752l115 66 109-62-115-67zM1203 852l117 66 108-62-116-67zM1040 946l116 67 108-63-115-67zM867 846l115 66 109-62-115-67zM346 546l463 266 109-62-462-268zM173 445l115 67 109-63-116-67z">
          <text:p/>
        </draw:path>
        <draw:path draw:style-name="gr41" draw:text-style-name="P27" draw:layer="layout" svg:width="1.753cm" svg:height="0.974cm" svg:x="32.681cm" svg:y="27.509cm" svg:viewBox="0 0 1754 975" svg:d="M489 25l116 66v-25l-116-66zM663 125l115 66v-25l-115-66zM836 225l116 66v-25l-116-66zM1009 325l116 66v-25l-116-66zM1183 425l115 67v-26l-115-66zM1357 526l115 66v-25l-115-66zM605 66v25l109-63v-25zM778 166v25l109-62v-25zM952 266v25l108-62v-25zM1125 366v25l109-62v-25zM1298 466v26l110-63v-25zM1472 567v25l109-62v-25zM1530 626l116 66v-25l-116-66zM1646 667v25l108-62v-25zM325 119l117 66v-25l-117-66zM500 219l115 66v-25l-115-66zM673 319l116 66v-25l-116-66zM846 419l116 66v-25l-116-66zM1020 520l115 66v-25l-115-66zM1193 620l115 67v-25l-115-67zM442 160v25l109-62v-25zM615 260v25l109-62v-25zM789 360v25l108-62v-25zM962 460v25l109-62v-25zM1135 561v25l109-62v-25zM1308 662v25l110-63v-25zM1367 720l116 67v-25l-116-67zM1483 762v25l108-63v-25zM162 213l116 66v-25l-116-66zM336 313l116 66v-25l-116-66zM510 413l116 67v-25l-116-67zM683 514l116 67v-25l-116-67zM857 614l115 67v-25l-115-67zM1030 714l115 67v-25l-115-67zM278 254v25l109-62v-25zM452 354v25l109-62v-25zM626 455v25l108-63v-25zM799 556v25l109-63v-25zM972 656v25l109-63v-25zM1145 756v25l109-63v-25zM1203 814l117 67v-25l-117-67zM1320 856v25l108-63v-25zM0 307l115 67v-25l-115-67zM173 407l115 67v-25l-115-67zM346 508l463 267v-25l-463-268zM867 808l115 67v-25l-115-67zM115 349v25l109-63v-25zM288 449v25l109-63v-25zM809 750v25l109-63v-25zM982 850v25l109-63v-25zM1040 908l116 67v-25l-116-67zM1156 950v25l108-63v-25z">
          <text:p/>
        </draw:path>
        <draw:path draw:style-name="gr8" draw:text-style-name="P2" draw:layer="layout" svg:width="2.5cm" svg:height="2.414cm" svg:x="32.5cm" svg:y="26.336cm" svg:viewBox="0 0 2501 2415" svg:d="M1287 2415l863-500 351-1176-1283-739h-110l-303 1024-805 466v175c201 197 392 341 637 479 216 122 411 203 650 271z">
          <text:p/>
        </draw:path>
        <draw:frame draw:style-name="gr42" draw:text-style-name="P2" draw:layer="layout" svg:width="1.092cm" svg:height="0.762cm" svg:x="33.204cm" svg:y="28.75cm">
          <draw:text-box>
            <text:p text:style-name="P6"><text:span text:style-name="T1">PC1</text:span></text:p>
          </draw:text-box>
        </draw:frame>
        <draw:g>
          <draw:path draw:style-name="gr1" draw:text-style-name="P1" draw:layer="layout" svg:width="2.5cm" svg:height="2.414cm" svg:x="32.5cm" svg:y="29.586cm" svg:viewBox="0 0 2501 2415" svg:d="M2501 739l-389-267-894-472h-110l-1 4-303 1020-804 466v175c200 198 391 342 635 480 217 122 413 203 652 270l863-500z">
            <text:p/>
          </draw:path>
          <draw:path draw:style-name="gr2" draw:text-style-name="P2" draw:layer="layout" svg:width="2.5cm" svg:height="2.414cm" svg:x="32.5cm" svg:y="29.586cm" svg:viewBox="0 0 2501 2415" svg:d="M2501 739l-389-267-894-472h-110l-1 4-303 1020-804 466v175c200 198 391 342 635 480 217 122 413 203 652 270l863-500z">
            <text:p/>
          </draw:path>
        </draw:g>
        <draw:g>
          <draw:polygon draw:style-name="gr36" draw:text-style-name="P22" draw:layer="layout" svg:width="0.926cm" svg:height="0.725cm" svg:x="33.787cm" svg:y="31.275cm" svg:viewBox="0 0 927 726" draw:points="0,538 927,0 865,225 0,726">
            <text:p/>
          </draw:polygon>
          <draw:polygon draw:style-name="gr4" draw:text-style-name="P2" draw:layer="layout" svg:width="0.926cm" svg:height="0.725cm" svg:x="33.787cm" svg:y="31.275cm" svg:viewBox="0 0 927 726" draw:points="0,538 927,0 865,225 0,726">
            <text:p/>
          </draw:polygon>
        </draw:g>
        <draw:g>
          <draw:polygon draw:style-name="gr36" draw:text-style-name="P22" draw:layer="layout" svg:width="0.414cm" svg:height="1.024cm" svg:x="34.586cm" svg:y="30.325cm" svg:viewBox="0 0 415 1025" draw:points="0,1025 304,0 415,0 127,951">
            <text:p/>
          </draw:polygon>
          <draw:polygon draw:style-name="gr4" draw:text-style-name="P2" draw:layer="layout" svg:width="0.414cm" svg:height="1.024cm" svg:x="34.586cm" svg:y="30.325cm" svg:viewBox="0 0 415 1025" draw:points="0,1025 304,0 415,0 127,951">
            <text:p/>
          </draw:polygon>
        </draw:g>
        <draw:g>
          <draw:path draw:style-name="gr37" draw:text-style-name="P23" draw:layer="layout" svg:width="1.395cm" svg:height="0.739cm" svg:x="33.605cm" svg:y="29.586cm" svg:viewBox="0 0 1396 740" svg:d="M0 4l113-4 894 473 389 267h-109c-456-253-838-471-1287-736z">
            <text:p/>
          </draw:path>
          <draw:path draw:style-name="gr4" draw:text-style-name="P2" draw:layer="layout" svg:width="1.395cm" svg:height="0.739cm" svg:x="33.605cm" svg:y="29.586cm" svg:viewBox="0 0 1396 740" svg:d="M0 4l113-4 894 473 389 267h-109c-456-253-838-471-1287-736z">
            <text:p/>
          </draw:path>
        </draw:g>
        <draw:g>
          <draw:path draw:style-name="gr37" draw:text-style-name="P23" draw:layer="layout" svg:width="2.086cm" svg:height="1.202cm" svg:x="32.5cm" svg:y="30.61cm" svg:viewBox="0 0 2087 1203" svg:d="M0 465l805-465 1282 740-799 463c-241-77-439-163-659-288-237-133-426-268-629-450z">
            <text:p/>
          </draw:path>
          <draw:path draw:style-name="gr4" draw:text-style-name="P2" draw:layer="layout" svg:width="2.086cm" svg:height="1.202cm" svg:x="32.5cm" svg:y="30.61cm" svg:viewBox="0 0 2087 1203" svg:d="M0 465l805-465 1282 740-799 463c-241-77-439-163-659-288-237-133-426-268-629-450z">
            <text:p/>
          </draw:path>
        </draw:g>
        <draw:g>
          <draw:path draw:style-name="gr38" draw:text-style-name="P24" draw:layer="layout" svg:width="1.585cm" svg:height="1.763cm" svg:x="33.305cm" svg:y="29.586cm" svg:viewBox="0 0 1586 1764" svg:d="M1283 1764c-450-262-831-481-1283-739l303-1025 1283 739z">
            <text:p/>
          </draw:path>
          <draw:path draw:style-name="gr2" draw:text-style-name="P2" draw:layer="layout" svg:width="1.585cm" svg:height="1.763cm" svg:x="33.305cm" svg:y="29.586cm" svg:viewBox="0 0 1586 1764" svg:d="M1283 1764c-450-262-831-481-1283-739l303-1025 1283 739z">
            <text:p/>
          </draw:path>
        </draw:g>
        <draw:g>
          <draw:path draw:style-name="gr38" draw:text-style-name="P24" draw:layer="layout" svg:width="1.288cm" svg:height="0.925cm" svg:x="32.5cm" svg:y="31.075cm" svg:viewBox="0 0 1289 926" svg:d="M0 175c200 199 391 343 636 481 217 122 413 203 652 270l1-188c-229-63-416-138-626-251-255-137-454-284-663-487z">
            <text:p/>
          </draw:path>
          <draw:path draw:style-name="gr2" draw:text-style-name="P2" draw:layer="layout" svg:width="1.288cm" svg:height="0.925cm" svg:x="32.5cm" svg:y="31.075cm" svg:viewBox="0 0 1289 926" svg:d="M0 175c200 199 391 343 636 481 217 122 413 203 652 270l1-188c-229-63-416-138-626-251-255-137-454-284-663-487z">
            <text:p/>
          </draw:path>
        </draw:g>
        <draw:polyline draw:style-name="gr4" draw:text-style-name="P2" draw:layer="layout" svg:width="1.135cm" svg:height="1.537cm" svg:x="33.4cm" svg:y="29.706cm" svg:viewBox="0 0 1136 1538" draw:points="264,0 0,885 1136,1538">
          <text:p/>
        </draw:polyline>
        <draw:polyline draw:style-name="gr2" draw:text-style-name="P2" draw:layer="layout" svg:width="0.552cm" svg:height="0.43cm" svg:x="33.86cm" svg:y="31.525cm" svg:viewBox="0 0 553 431" draw:points="553,0 0,321 0,431">
          <text:p/>
        </draw:polyline>
        <draw:g>
          <draw:path draw:style-name="gr39" draw:text-style-name="P25" draw:layer="layout" svg:width="1.36cm" svg:height="1.537cm" svg:x="33.435cm" svg:y="29.706cm" svg:viewBox="0 0 1361 1538" svg:d="M0 875l255-860-26-15c50 28 92 52 142 80 350 197 644 367 990 572l-261 886 6-25c-392-219-721-408-1106-638z">
            <text:p/>
          </draw:path>
          <draw:path draw:style-name="gr2" draw:text-style-name="P2" draw:layer="layout" svg:width="1.36cm" svg:height="1.537cm" svg:x="33.435cm" svg:y="29.706cm" svg:viewBox="0 0 1361 1538" svg:d="M0 875l255-860-26-15c50 28 92 52 142 80 350 197 644 367 990 572l-261 886 6-25c-392-219-721-408-1106-638z">
            <text:p/>
          </draw:path>
        </draw:g>
        <draw:path draw:style-name="gr40" draw:text-style-name="P26" draw:layer="layout" svg:width="1.753cm" svg:height="1.012cm" svg:x="32.681cm" svg:y="30.696cm" svg:viewBox="0 0 1754 1013" svg:d="M0 345l115 66 109-62-116-67zM162 250l116 67 109-63-116-66zM325 156l117 67 109-63-117-66zM489 62l116 67 109-63-116-66zM663 162l115 67 109-63-116-66zM836 262l116 67 108-63-115-66zM1009 362l116 67 109-63-116-66zM1357 563l115 67 109-63-115-67zM1530 664l116 66 108-63-115-66zM1367 758l116 66 108-62-115-67zM1193 658l115 66 110-62-116-67zM1183 462l115 68 110-64-117-66zM1020 558l115 66 109-63-116-67zM846 456l116 68 109-64-116-66zM673 356l116 67 108-63-115-66zM500 256l115 67 109-63-116-66zM336 350l116 67 109-63-116-66zM510 451l116 67 108-63-115-67zM683 552l116 66 109-62-116-68zM857 652l115 66 109-62-116-67zM1030 752l115 66 109-62-115-67zM1203 852l117 66 108-62-116-67zM1040 946l116 67 108-63-115-67zM867 846l115 66 109-62-115-67zM346 546l463 266 109-62-462-268zM173 445l115 67 109-63-116-67z">
          <text:p/>
        </draw:path>
        <draw:path draw:style-name="gr41" draw:text-style-name="P27" draw:layer="layout" svg:width="1.753cm" svg:height="0.974cm" svg:x="32.681cm" svg:y="30.759cm" svg:viewBox="0 0 1754 975" svg:d="M489 25l116 66v-25l-116-66zM663 125l115 66v-25l-115-66zM836 225l116 66v-25l-116-66zM1009 325l116 66v-25l-116-66zM1183 425l115 67v-26l-115-66zM1357 526l115 66v-25l-115-66zM605 66v25l109-63v-25zM778 166v25l109-62v-25zM952 266v25l108-62v-25zM1125 366v25l109-62v-25zM1298 466v26l110-63v-25zM1472 567v25l109-62v-25zM1530 626l116 66v-25l-116-66zM1646 667v25l108-62v-25zM325 119l117 66v-25l-117-66zM500 219l115 66v-25l-115-66zM673 319l116 66v-25l-116-66zM846 419l116 66v-25l-116-66zM1020 520l115 66v-25l-115-66zM1193 620l115 67v-25l-115-67zM442 160v25l109-62v-25zM615 260v25l109-62v-25zM789 360v25l108-62v-25zM962 460v25l109-62v-25zM1135 561v25l109-62v-25zM1308 662v25l110-63v-25zM1367 720l116 67v-25l-116-67zM1483 762v25l108-63v-25zM162 213l116 66v-25l-116-66zM336 313l116 66v-25l-116-66zM510 413l116 67v-25l-116-67zM683 514l116 67v-25l-116-67zM857 614l115 67v-25l-115-67zM1030 714l115 67v-25l-115-67zM278 254v25l109-62v-25zM452 354v25l109-62v-25zM626 455v25l108-63v-25zM799 556v25l109-63v-25zM972 656v25l109-63v-25zM1145 756v25l109-63v-25zM1203 814l117 67v-25l-117-67zM1320 856v25l108-63v-25zM0 307l115 67v-25l-115-67zM173 407l115 67v-25l-115-67zM346 508l463 267v-25l-463-268zM867 808l115 67v-25l-115-67zM115 349v25l109-63v-25zM288 449v25l109-63v-25zM809 750v25l109-63v-25zM982 850v25l109-63v-25zM1040 908l116 67v-25l-116-67zM1156 950v25l108-63v-25z">
          <text:p/>
        </draw:path>
        <draw:path draw:style-name="gr8" draw:text-style-name="P2" draw:layer="layout" svg:width="2.5cm" svg:height="2.414cm" svg:x="32.5cm" svg:y="29.586cm" svg:viewBox="0 0 2501 2415" svg:d="M1287 2415l863-500 351-1176-1283-739h-110l-303 1024-805 466v175c201 197 392 341 637 479 216 122 411 203 650 271z">
          <text:p/>
        </draw:path>
        <draw:frame draw:style-name="gr42" draw:text-style-name="P2" draw:layer="layout" svg:width="1.092cm" svg:height="0.762cm" svg:x="33.204cm" svg:y="32cm">
          <draw:text-box>
            <text:p text:style-name="P6"><text:span text:style-name="T1">PC2</text:span></text:p>
          </draw:text-box>
        </draw:frame>
        <draw:g>
          <draw:path draw:style-name="gr1" draw:text-style-name="P1" draw:layer="layout" svg:width="2.5cm" svg:height="2.414cm" svg:x="32.5cm" svg:y="32.836cm" svg:viewBox="0 0 2501 2415" svg:d="M2501 739l-389-267-894-472h-110l-1 4-303 1020-804 466v175c200 198 391 342 635 480 217 122 413 203 652 270l863-500z">
            <text:p/>
          </draw:path>
          <draw:path draw:style-name="gr2" draw:text-style-name="P2" draw:layer="layout" svg:width="2.5cm" svg:height="2.414cm" svg:x="32.5cm" svg:y="32.836cm" svg:viewBox="0 0 2501 2415" svg:d="M2501 739l-389-267-894-472h-110l-1 4-303 1020-804 466v175c200 198 391 342 635 480 217 122 413 203 652 270l863-500z">
            <text:p/>
          </draw:path>
        </draw:g>
        <draw:g>
          <draw:polygon draw:style-name="gr36" draw:text-style-name="P22" draw:layer="layout" svg:width="0.926cm" svg:height="0.725cm" svg:x="33.787cm" svg:y="34.525cm" svg:viewBox="0 0 927 726" draw:points="0,538 927,0 865,225 0,726">
            <text:p/>
          </draw:polygon>
          <draw:polygon draw:style-name="gr4" draw:text-style-name="P2" draw:layer="layout" svg:width="0.926cm" svg:height="0.725cm" svg:x="33.787cm" svg:y="34.525cm" svg:viewBox="0 0 927 726" draw:points="0,538 927,0 865,225 0,726">
            <text:p/>
          </draw:polygon>
        </draw:g>
        <draw:g>
          <draw:polygon draw:style-name="gr36" draw:text-style-name="P22" draw:layer="layout" svg:width="0.414cm" svg:height="1.024cm" svg:x="34.586cm" svg:y="33.575cm" svg:viewBox="0 0 415 1025" draw:points="0,1025 304,0 415,0 127,951">
            <text:p/>
          </draw:polygon>
          <draw:polygon draw:style-name="gr4" draw:text-style-name="P2" draw:layer="layout" svg:width="0.414cm" svg:height="1.024cm" svg:x="34.586cm" svg:y="33.575cm" svg:viewBox="0 0 415 1025" draw:points="0,1025 304,0 415,0 127,951">
            <text:p/>
          </draw:polygon>
        </draw:g>
        <draw:g>
          <draw:path draw:style-name="gr37" draw:text-style-name="P23" draw:layer="layout" svg:width="1.395cm" svg:height="0.739cm" svg:x="33.605cm" svg:y="32.836cm" svg:viewBox="0 0 1396 740" svg:d="M0 4l113-4 894 473 389 267h-109c-456-253-838-471-1287-736z">
            <text:p/>
          </draw:path>
          <draw:path draw:style-name="gr4" draw:text-style-name="P2" draw:layer="layout" svg:width="1.395cm" svg:height="0.739cm" svg:x="33.605cm" svg:y="32.836cm" svg:viewBox="0 0 1396 740" svg:d="M0 4l113-4 894 473 389 267h-109c-456-253-838-471-1287-736z">
            <text:p/>
          </draw:path>
        </draw:g>
        <draw:g>
          <draw:path draw:style-name="gr37" draw:text-style-name="P23" draw:layer="layout" svg:width="2.086cm" svg:height="1.202cm" svg:x="32.5cm" svg:y="33.86cm" svg:viewBox="0 0 2087 1203" svg:d="M0 465l805-465 1282 740-799 463c-241-77-439-163-659-288-237-133-426-268-629-450z">
            <text:p/>
          </draw:path>
          <draw:path draw:style-name="gr4" draw:text-style-name="P2" draw:layer="layout" svg:width="2.086cm" svg:height="1.202cm" svg:x="32.5cm" svg:y="33.86cm" svg:viewBox="0 0 2087 1203" svg:d="M0 465l805-465 1282 740-799 463c-241-77-439-163-659-288-237-133-426-268-629-450z">
            <text:p/>
          </draw:path>
        </draw:g>
        <draw:g>
          <draw:path draw:style-name="gr38" draw:text-style-name="P24" draw:layer="layout" svg:width="1.585cm" svg:height="1.763cm" svg:x="33.305cm" svg:y="32.836cm" svg:viewBox="0 0 1586 1764" svg:d="M1283 1764c-450-262-831-481-1283-739l303-1025 1283 739z">
            <text:p/>
          </draw:path>
          <draw:path draw:style-name="gr2" draw:text-style-name="P2" draw:layer="layout" svg:width="1.585cm" svg:height="1.763cm" svg:x="33.305cm" svg:y="32.836cm" svg:viewBox="0 0 1586 1764" svg:d="M1283 1764c-450-262-831-481-1283-739l303-1025 1283 739z">
            <text:p/>
          </draw:path>
        </draw:g>
        <draw:g>
          <draw:path draw:style-name="gr38" draw:text-style-name="P24" draw:layer="layout" svg:width="1.288cm" svg:height="0.925cm" svg:x="32.5cm" svg:y="34.325cm" svg:viewBox="0 0 1289 926" svg:d="M0 175c200 199 391 343 636 481 217 122 413 203 652 270l1-188c-229-63-416-138-626-251-255-137-454-284-663-487z">
            <text:p/>
          </draw:path>
          <draw:path draw:style-name="gr2" draw:text-style-name="P2" draw:layer="layout" svg:width="1.288cm" svg:height="0.925cm" svg:x="32.5cm" svg:y="34.325cm" svg:viewBox="0 0 1289 926" svg:d="M0 175c200 199 391 343 636 481 217 122 413 203 652 270l1-188c-229-63-416-138-626-251-255-137-454-284-663-487z">
            <text:p/>
          </draw:path>
        </draw:g>
        <draw:polyline draw:style-name="gr4" draw:text-style-name="P2" draw:layer="layout" svg:width="1.135cm" svg:height="1.537cm" svg:x="33.4cm" svg:y="32.956cm" svg:viewBox="0 0 1136 1538" draw:points="264,0 0,885 1136,1538">
          <text:p/>
        </draw:polyline>
        <draw:polyline draw:style-name="gr2" draw:text-style-name="P2" draw:layer="layout" svg:width="0.552cm" svg:height="0.43cm" svg:x="33.86cm" svg:y="34.775cm" svg:viewBox="0 0 553 431" draw:points="553,0 0,321 0,431">
          <text:p/>
        </draw:polyline>
        <draw:g>
          <draw:path draw:style-name="gr39" draw:text-style-name="P25" draw:layer="layout" svg:width="1.36cm" svg:height="1.537cm" svg:x="33.435cm" svg:y="32.956cm" svg:viewBox="0 0 1361 1538" svg:d="M0 875l255-860-26-15c50 28 92 52 142 80 350 197 644 367 990 572l-261 886 6-25c-392-219-721-408-1106-638z">
            <text:p/>
          </draw:path>
          <draw:path draw:style-name="gr2" draw:text-style-name="P2" draw:layer="layout" svg:width="1.36cm" svg:height="1.537cm" svg:x="33.435cm" svg:y="32.956cm" svg:viewBox="0 0 1361 1538" svg:d="M0 875l255-860-26-15c50 28 92 52 142 80 350 197 644 367 990 572l-261 886 6-25c-392-219-721-408-1106-638z">
            <text:p/>
          </draw:path>
        </draw:g>
        <draw:path draw:style-name="gr40" draw:text-style-name="P26" draw:layer="layout" svg:width="1.753cm" svg:height="1.012cm" svg:x="32.681cm" svg:y="33.946cm" svg:viewBox="0 0 1754 1013" svg:d="M0 345l115 66 109-62-116-67zM162 250l116 67 109-63-116-66zM325 156l117 67 109-63-117-66zM489 62l116 67 109-63-116-66zM663 162l115 67 109-63-116-66zM836 262l116 67 108-63-115-66zM1009 362l116 67 109-63-116-66zM1357 563l115 67 109-63-115-67zM1530 664l116 66 108-63-115-66zM1367 758l116 66 108-62-115-67zM1193 658l115 66 110-62-116-67zM1183 462l115 68 110-64-117-66zM1020 558l115 66 109-63-116-67zM846 456l116 68 109-64-116-66zM673 356l116 67 108-63-115-66zM500 256l115 67 109-63-116-66zM336 350l116 67 109-63-116-66zM510 451l116 67 108-63-115-67zM683 552l116 66 109-62-116-68zM857 652l115 66 109-62-116-67zM1030 752l115 66 109-62-115-67zM1203 852l117 66 108-62-116-67zM1040 946l116 67 108-63-115-67zM867 846l115 66 109-62-115-67zM346 546l463 266 109-62-462-268zM173 445l115 67 109-63-116-67z">
          <text:p/>
        </draw:path>
        <draw:path draw:style-name="gr41" draw:text-style-name="P27" draw:layer="layout" svg:width="1.753cm" svg:height="0.974cm" svg:x="32.681cm" svg:y="34.009cm" svg:viewBox="0 0 1754 975" svg:d="M489 25l116 66v-25l-116-66zM663 125l115 66v-25l-115-66zM836 225l116 66v-25l-116-66zM1009 325l116 66v-25l-116-66zM1183 425l115 67v-26l-115-66zM1357 526l115 66v-25l-115-66zM605 66v25l109-63v-25zM778 166v25l109-62v-25zM952 266v25l108-62v-25zM1125 366v25l109-62v-25zM1298 466v26l110-63v-25zM1472 567v25l109-62v-25zM1530 626l116 66v-25l-116-66zM1646 667v25l108-62v-25zM325 119l117 66v-25l-117-66zM500 219l115 66v-25l-115-66zM673 319l116 66v-25l-116-66zM846 419l116 66v-25l-116-66zM1020 520l115 66v-25l-115-66zM1193 620l115 67v-25l-115-67zM442 160v25l109-62v-25zM615 260v25l109-62v-25zM789 360v25l108-62v-25zM962 460v25l109-62v-25zM1135 561v25l109-62v-25zM1308 662v25l110-63v-25zM1367 720l116 67v-25l-116-67zM1483 762v25l108-63v-25zM162 213l116 66v-25l-116-66zM336 313l116 66v-25l-116-66zM510 413l116 67v-25l-116-67zM683 514l116 67v-25l-116-67zM857 614l115 67v-25l-115-67zM1030 714l115 67v-25l-115-67zM278 254v25l109-62v-25zM452 354v25l109-62v-25zM626 455v25l108-63v-25zM799 556v25l109-63v-25zM972 656v25l109-63v-25zM1145 756v25l109-63v-25zM1203 814l117 67v-25l-117-67zM1320 856v25l108-63v-25zM0 307l115 67v-25l-115-67zM173 407l115 67v-25l-115-67zM346 508l463 267v-25l-463-268zM867 808l115 67v-25l-115-67zM115 349v25l109-63v-25zM288 449v25l109-63v-25zM809 750v25l109-63v-25zM982 850v25l109-63v-25zM1040 908l116 67v-25l-116-67zM1156 950v25l108-63v-25z">
          <text:p/>
        </draw:path>
        <draw:path draw:style-name="gr8" draw:text-style-name="P2" draw:layer="layout" svg:width="2.5cm" svg:height="2.414cm" svg:x="32.5cm" svg:y="32.836cm" svg:viewBox="0 0 2501 2415" svg:d="M1287 2415l863-500 351-1176-1283-739h-110l-303 1024-805 466v175c201 197 392 341 637 479 216 122 411 203 650 271z">
          <text:p/>
        </draw:path>
        <draw:frame draw:style-name="gr42" draw:text-style-name="P2" draw:layer="layout" svg:width="1.092cm" svg:height="0.762cm" svg:x="33.204cm" svg:y="35.25cm">
          <draw:text-box>
            <text:p text:style-name="P6"><text:span text:style-name="T1">PC3</text:span></text:p>
          </draw:text-box>
        </draw:frame>
        <draw:g>
          <draw:path draw:style-name="gr1" draw:text-style-name="P1" draw:layer="layout" svg:width="2.5cm" svg:height="2.414cm" svg:x="32.5cm" svg:y="36.086cm" svg:viewBox="0 0 2501 2415" svg:d="M2501 739l-389-267-894-472h-110l-1 4-303 1020-804 466v175c200 198 391 342 635 480 217 122 413 203 652 270l863-500z">
            <text:p/>
          </draw:path>
          <draw:path draw:style-name="gr2" draw:text-style-name="P2" draw:layer="layout" svg:width="2.5cm" svg:height="2.414cm" svg:x="32.5cm" svg:y="36.086cm" svg:viewBox="0 0 2501 2415" svg:d="M2501 739l-389-267-894-472h-110l-1 4-303 1020-804 466v175c200 198 391 342 635 480 217 122 413 203 652 270l863-500z">
            <text:p/>
          </draw:path>
        </draw:g>
        <draw:g>
          <draw:polygon draw:style-name="gr36" draw:text-style-name="P22" draw:layer="layout" svg:width="0.926cm" svg:height="0.725cm" svg:x="33.787cm" svg:y="37.775cm" svg:viewBox="0 0 927 726" draw:points="0,538 927,0 865,225 0,726">
            <text:p/>
          </draw:polygon>
          <draw:polygon draw:style-name="gr4" draw:text-style-name="P2" draw:layer="layout" svg:width="0.926cm" svg:height="0.725cm" svg:x="33.787cm" svg:y="37.775cm" svg:viewBox="0 0 927 726" draw:points="0,538 927,0 865,225 0,726">
            <text:p/>
          </draw:polygon>
        </draw:g>
        <draw:g>
          <draw:polygon draw:style-name="gr36" draw:text-style-name="P22" draw:layer="layout" svg:width="0.414cm" svg:height="1.024cm" svg:x="34.586cm" svg:y="36.825cm" svg:viewBox="0 0 415 1025" draw:points="0,1025 304,0 415,0 127,951">
            <text:p/>
          </draw:polygon>
          <draw:polygon draw:style-name="gr4" draw:text-style-name="P2" draw:layer="layout" svg:width="0.414cm" svg:height="1.024cm" svg:x="34.586cm" svg:y="36.825cm" svg:viewBox="0 0 415 1025" draw:points="0,1025 304,0 415,0 127,951">
            <text:p/>
          </draw:polygon>
        </draw:g>
        <draw:g>
          <draw:path draw:style-name="gr37" draw:text-style-name="P23" draw:layer="layout" svg:width="1.395cm" svg:height="0.739cm" svg:x="33.605cm" svg:y="36.086cm" svg:viewBox="0 0 1396 740" svg:d="M0 4l113-4 894 473 389 267h-109c-456-253-838-471-1287-736z">
            <text:p/>
          </draw:path>
          <draw:path draw:style-name="gr4" draw:text-style-name="P2" draw:layer="layout" svg:width="1.395cm" svg:height="0.739cm" svg:x="33.605cm" svg:y="36.086cm" svg:viewBox="0 0 1396 740" svg:d="M0 4l113-4 894 473 389 267h-109c-456-253-838-471-1287-736z">
            <text:p/>
          </draw:path>
        </draw:g>
        <draw:g>
          <draw:path draw:style-name="gr37" draw:text-style-name="P23" draw:layer="layout" svg:width="2.086cm" svg:height="1.202cm" svg:x="32.5cm" svg:y="37.11cm" svg:viewBox="0 0 2087 1203" svg:d="M0 465l805-465 1282 740-799 463c-241-77-439-163-659-288-237-133-426-268-629-450z">
            <text:p/>
          </draw:path>
          <draw:path draw:style-name="gr4" draw:text-style-name="P2" draw:layer="layout" svg:width="2.086cm" svg:height="1.202cm" svg:x="32.5cm" svg:y="37.11cm" svg:viewBox="0 0 2087 1203" svg:d="M0 465l805-465 1282 740-799 463c-241-77-439-163-659-288-237-133-426-268-629-450z">
            <text:p/>
          </draw:path>
        </draw:g>
        <draw:g>
          <draw:path draw:style-name="gr38" draw:text-style-name="P24" draw:layer="layout" svg:width="1.585cm" svg:height="1.763cm" svg:x="33.305cm" svg:y="36.086cm" svg:viewBox="0 0 1586 1764" svg:d="M1283 1764c-450-262-831-481-1283-739l303-1025 1283 739z">
            <text:p/>
          </draw:path>
          <draw:path draw:style-name="gr2" draw:text-style-name="P2" draw:layer="layout" svg:width="1.585cm" svg:height="1.763cm" svg:x="33.305cm" svg:y="36.086cm" svg:viewBox="0 0 1586 1764" svg:d="M1283 1764c-450-262-831-481-1283-739l303-1025 1283 739z">
            <text:p/>
          </draw:path>
        </draw:g>
        <draw:g>
          <draw:path draw:style-name="gr38" draw:text-style-name="P24" draw:layer="layout" svg:width="1.288cm" svg:height="0.925cm" svg:x="32.5cm" svg:y="37.575cm" svg:viewBox="0 0 1289 926" svg:d="M0 175c200 199 391 343 636 481 217 122 413 203 652 270l1-188c-229-63-416-138-626-251-255-137-454-284-663-487z">
            <text:p/>
          </draw:path>
          <draw:path draw:style-name="gr2" draw:text-style-name="P2" draw:layer="layout" svg:width="1.288cm" svg:height="0.925cm" svg:x="32.5cm" svg:y="37.575cm" svg:viewBox="0 0 1289 926" svg:d="M0 175c200 199 391 343 636 481 217 122 413 203 652 270l1-188c-229-63-416-138-626-251-255-137-454-284-663-487z">
            <text:p/>
          </draw:path>
        </draw:g>
        <draw:polyline draw:style-name="gr4" draw:text-style-name="P2" draw:layer="layout" svg:width="1.135cm" svg:height="1.537cm" svg:x="33.4cm" svg:y="36.206cm" svg:viewBox="0 0 1136 1538" draw:points="264,0 0,886 1136,1538">
          <text:p/>
        </draw:polyline>
        <draw:polyline draw:style-name="gr2" draw:text-style-name="P2" draw:layer="layout" svg:width="0.552cm" svg:height="0.43cm" svg:x="33.86cm" svg:y="38.025cm" svg:viewBox="0 0 553 431" draw:points="553,0 0,320 0,431">
          <text:p/>
        </draw:polyline>
        <draw:g>
          <draw:path draw:style-name="gr39" draw:text-style-name="P25" draw:layer="layout" svg:width="1.36cm" svg:height="1.537cm" svg:x="33.435cm" svg:y="36.206cm" svg:viewBox="0 0 1361 1538" svg:d="M0 875l255-860-26-15c50 28 92 52 142 80 350 197 644 367 990 572l-261 886 6-25c-392-219-721-408-1106-638z">
            <text:p/>
          </draw:path>
          <draw:path draw:style-name="gr2" draw:text-style-name="P2" draw:layer="layout" svg:width="1.36cm" svg:height="1.537cm" svg:x="33.435cm" svg:y="36.206cm" svg:viewBox="0 0 1361 1538" svg:d="M0 875l255-860-26-15c50 28 92 52 142 80 350 197 644 367 990 572l-261 886 6-25c-392-219-721-408-1106-638z">
            <text:p/>
          </draw:path>
        </draw:g>
        <draw:path draw:style-name="gr40" draw:text-style-name="P26" draw:layer="layout" svg:width="1.753cm" svg:height="1.012cm" svg:x="32.681cm" svg:y="37.196cm" svg:viewBox="0 0 1754 1013" svg:d="M0 345l115 66 109-62-116-67zM162 250l116 67 109-63-116-66zM325 156l117 67 109-63-117-66zM489 62l116 67 109-63-116-66zM663 162l115 67 109-63-116-66zM836 262l116 67 108-63-115-66zM1009 362l116 67 109-63-116-66zM1357 563l115 67 109-63-115-67zM1530 664l116 66 108-63-115-66zM1367 758l116 66 108-62-115-67zM1193 658l115 66 110-62-116-67zM1183 462l115 68 110-64-117-66zM1020 558l115 66 109-63-116-67zM846 456l116 68 109-64-116-66zM673 356l116 67 108-63-115-66zM500 256l115 67 109-63-116-66zM336 350l116 67 109-63-116-66zM510 451l116 67 108-63-115-67zM683 552l116 66 109-62-116-68zM857 652l115 66 109-62-116-67zM1030 752l115 66 109-62-115-67zM1203 852l117 66 108-62-116-67zM1040 946l116 67 108-63-115-67zM867 846l115 66 109-62-115-67zM346 546l463 266 109-62-462-268zM173 445l115 67 109-63-116-67z">
          <text:p/>
        </draw:path>
        <draw:path draw:style-name="gr41" draw:text-style-name="P27" draw:layer="layout" svg:width="1.753cm" svg:height="0.974cm" svg:x="32.681cm" svg:y="37.259cm" svg:viewBox="0 0 1754 975" svg:d="M489 25l116 66v-25l-116-66zM663 125l115 66v-25l-115-66zM836 225l116 66v-25l-116-66zM1009 325l116 66v-25l-116-66zM1183 425l115 67v-26l-115-66zM1357 526l115 66v-25l-115-66zM605 66v25l109-63v-25zM778 166v25l109-62v-25zM952 266v25l108-62v-25zM1125 366v25l109-62v-25zM1298 466v26l110-63v-25zM1472 567v25l109-62v-25zM1530 626l116 66v-25l-116-66zM1646 667v25l108-62v-25zM325 119l117 66v-25l-117-66zM500 219l115 66v-25l-115-66zM673 319l116 66v-25l-116-66zM846 419l116 66v-25l-116-66zM1020 520l115 66v-25l-115-66zM1193 620l115 67v-25l-115-67zM442 160v25l109-62v-25zM615 260v25l109-62v-25zM789 360v25l108-62v-25zM962 460v25l109-62v-25zM1135 561v25l109-62v-25zM1308 662v25l110-63v-25zM1367 720l116 67v-25l-116-67zM1483 762v25l108-63v-25zM162 213l116 66v-25l-116-66zM336 313l116 66v-25l-116-66zM510 413l116 67v-25l-116-67zM683 514l116 67v-25l-116-67zM857 614l115 67v-25l-115-67zM1030 714l115 67v-25l-115-67zM278 254v25l109-62v-25zM452 354v25l109-62v-25zM626 455v25l108-63v-25zM799 556v25l109-63v-25zM972 656v25l109-63v-25zM1145 756v25l109-63v-25zM1203 814l117 67v-25l-117-67zM1320 856v25l108-63v-25zM0 307l115 67v-25l-115-67zM173 407l115 67v-25l-115-67zM346 508l463 267v-25l-463-268zM867 808l115 67v-25l-115-67zM115 349v25l109-63v-25zM288 449v25l109-63v-25zM809 750v25l109-63v-25zM982 850v25l109-63v-25zM1040 908l116 67v-25l-116-67zM1156 950v25l108-63v-25z">
          <text:p/>
        </draw:path>
        <draw:path draw:style-name="gr8" draw:text-style-name="P2" draw:layer="layout" svg:width="2.5cm" svg:height="2.414cm" svg:x="32.5cm" svg:y="36.086cm" svg:viewBox="0 0 2501 2415" svg:d="M1287 2415l863-500 351-1176-1283-739h-110l-303 1024-805 466v175c201 197 392 341 637 479 216 122 411 203 650 271z">
          <text:p/>
        </draw:path>
        <draw:frame draw:style-name="gr42" draw:text-style-name="P2" draw:layer="layout" svg:width="1.092cm" svg:height="0.762cm" svg:x="33.204cm" svg:y="38.5cm">
          <draw:text-box>
            <text:p text:style-name="P6"><text:span text:style-name="T1">PC4</text:span></text:p>
          </draw:text-box>
        </draw:frame>
        <draw:line draw:style-name="gr43" draw:text-style-name="P2" draw:layer="layout" svg:x1="14.5cm" svg:y1="3.75cm" svg:x2="14.5cm" svg:y2="5.952cm">
          <text:p/>
        </draw:line>
        <draw:line draw:style-name="gr43" draw:text-style-name="P2" draw:layer="layout" svg:x1="14.5cm" svg:y1="8.046cm" svg:x2="14.5cm" svg:y2="10.249cm">
          <text:p/>
        </draw:line>
        <draw:line draw:style-name="gr43" draw:text-style-name="P2" draw:layer="layout" svg:x1="14.5cm" svg:y1="12.75cm" svg:x2="14.5cm" svg:y2="14.749cm">
          <text:p/>
        </draw:line>
        <draw:line draw:style-name="gr43" draw:text-style-name="P2" draw:layer="layout" svg:x1="14.5cm" svg:y1="18.05cm" svg:x2="14.5cm" svg:y2="26.7cm">
          <text:p/>
        </draw:line>
        <draw:line draw:style-name="gr43" draw:text-style-name="P2" draw:layer="layout" svg:x1="8.499cm" svg:y1="13cm" svg:x2="3.8cm" svg:y2="13cm">
          <text:p/>
        </draw:line>
        <draw:polyline draw:style-name="gr43" draw:text-style-name="P2" draw:layer="layout" svg:width="0.214cm" svg:height="4cm" svg:x="8.286cm" svg:y="13cm" svg:viewBox="0 0 215 4001" draw:points="215,4001 215,0 0,0">
          <text:p/>
        </draw:polyline>
        <draw:line draw:style-name="gr43" draw:text-style-name="P2" draw:layer="layout" svg:x1="12.599cm" svg:y1="16.8cm" svg:x2="8.5cm" svg:y2="16.8cm">
          <text:p/>
        </draw:line>
        <draw:line draw:style-name="gr43" draw:text-style-name="P2" draw:layer="layout" svg:x1="3.8cm" svg:y1="16.3cm" svg:x2="8.499cm" svg:y2="16.3cm">
          <text:p/>
        </draw:line>
        <draw:polyline draw:style-name="gr43" draw:text-style-name="P2" draw:layer="layout" svg:width="4.7cm" svg:height="3.419cm" svg:x="3.8cm" svg:y="16.8cm" svg:viewBox="0 0 4701 3420" draw:points="0,3420 4701,3420 4701,0">
          <text:p/>
        </draw:polyline>
        <draw:line draw:style-name="gr43" draw:text-style-name="P2" draw:layer="layout" svg:x1="8cm" svg:y1="21.885cm" svg:x2="8cm" svg:y2="20.5cm">
          <text:p/>
        </draw:line>
        <draw:line draw:style-name="gr43" draw:text-style-name="P2" draw:layer="layout" svg:x1="5.523cm" svg:y1="21.546cm" svg:x2="5.523cm" svg:y2="20.42cm">
          <text:p/>
        </draw:line>
        <draw:line draw:style-name="gr43" draw:text-style-name="P2" draw:layer="layout" svg:x1="16.4cm" svg:y1="28.35cm" svg:x2="24.199cm" svg:y2="28.35cm">
          <text:p/>
        </draw:line>
        <draw:polyline draw:style-name="gr43" draw:text-style-name="P2" draw:layer="layout" svg:width="6.963cm" svg:height="2.45cm" svg:x="26.1cm" svg:y="24.25cm" svg:viewBox="0 0 6964 2451" draw:points="0,2451 0,0 6964,0">
          <text:p/>
        </draw:polyline>
        <draw:line draw:style-name="gr43" draw:text-style-name="P2" draw:layer="layout" svg:x1="27.889cm" svg:y1="27.725cm" svg:x2="32.673cm" svg:y2="27.725cm">
          <text:p/>
        </draw:line>
        <draw:path draw:style-name="gr43" draw:text-style-name="P2" draw:layer="layout" svg:width="7.65cm" svg:height="0.75cm" svg:x="26.1cm" svg:y="30cm" svg:viewBox="0 0 7651 751" svg:d="M0 0v751h866c0-15 4-28 11-42 8-13 18-23 31-30 13-8 26-12 42-12 15 0 28 4 42 12 13 7 22 17 30 30 8 14 11 27 11 42h6618">
          <text:p/>
        </draw:path>
        <draw:polyline draw:style-name="gr43" draw:text-style-name="P2" draw:layer="layout" svg:width="6.013cm" svg:height="4.544cm" svg:x="27.05cm" svg:y="29.456cm" svg:viewBox="0 0 6014 4545" draw:points="0,0 0,4545 6014,4545">
          <text:p/>
        </draw:polyline>
        <draw:polyline draw:style-name="gr43" draw:text-style-name="P2" draw:layer="layout" svg:width="7.913cm" svg:height="7.794cm" svg:x="25.15cm" svg:y="29.456cm" svg:viewBox="0 0 7914 7795" draw:points="0,0 0,7795 7914,7795">
          <text:p/>
        </draw:polyline>
        <draw:polyline draw:style-name="gr43" draw:text-style-name="P2" draw:layer="layout" svg:width="7.5cm" svg:height="1cm" svg:x="7cm" svg:y="30cm" svg:viewBox="0 0 7501 1001" draw:points="7501,0 7501,1001 0,1001">
          <text:p/>
        </draw:polyline>
        <draw:line draw:style-name="gr43" draw:text-style-name="P2" draw:layer="layout" svg:x1="7.5cm" svg:y1="32.102cm" svg:x2="7.5cm" svg:y2="31cm">
          <text:p/>
        </draw:line>
        <draw:line draw:style-name="gr43" draw:text-style-name="P2" draw:layer="layout" svg:x1="10cm" svg:y1="32.076cm" svg:x2="10cm" svg:y2="31cm">
          <text:p/>
        </draw:line>
        <draw:line draw:style-name="gr43" draw:text-style-name="P2" draw:layer="layout" svg:x1="12.5cm" svg:y1="32.049cm" svg:x2="12.5cm" svg:y2="31cm">
          <text:p/>
        </draw:line>
        <draw:line draw:style-name="gr43" draw:text-style-name="P2" draw:layer="layout" svg:x1="14.3cm" svg:y1="32.358cm" svg:x2="14.3cm" svg:y2="31cm">
          <text:p/>
        </draw:line>
        <draw:polyline draw:style-name="gr43" draw:text-style-name="P2" draw:layer="layout" svg:width="0.45cm" svg:height="5.75cm" svg:x="10.55cm" svg:y="31cm" svg:viewBox="0 0 451 5751" draw:points="0,5751 451,5751 451,0">
          <text:p/>
        </draw:polyline>
        <draw:polyline draw:style-name="gr43" draw:text-style-name="P2" draw:layer="layout" svg:width="0.583cm" svg:height="5.75cm" svg:x="8cm" svg:y="31cm" svg:viewBox="0 0 584 5751" draw:points="0,5751 584,5751 584,0">
          <text:p/>
        </draw:polyline>
        <draw:frame draw:style-name="gr44" draw:text-style-name="P2" draw:layer="layout" svg:width="6.152cm" svg:height="1.602cm" svg:x="4cm" svg:y="10.8cm">
          <draw:text-box>
            <text:p text:style-name="P6"><text:span text:style-name="T1">VLAN 50</text:span></text:p>
            <text:p text:style-name="P6"><text:span text:style-name="T5">Range: 172.16.128.129-172.16.128.254</text:span></text:p>
            <text:p text:style-name="P6"><text:span text:style-name="T5">Default Gateway: 172.16.128.129</text:span></text:p>
          </draw:text-box>
        </draw:frame>
        <draw:polygon draw:style-name="gr45" draw:text-style-name="P2" draw:layer="layout" svg:width="14.465cm" svg:height="17.64cm" svg:x="22.4cm" svg:y="22.059cm" svg:viewBox="0 0 14466 17641" draw:points="0,17641 14466,17641 14466,0 0,0">
          <text:p/>
        </draw:polygon>
        <draw:frame draw:style-name="gr44" draw:text-style-name="P2" draw:layer="layout" svg:width="4.314cm" svg:height="1.602cm" svg:x="23.5cm" svg:y="22.367cm">
          <draw:text-box>
            <text:p text:style-name="P6"><text:span text:style-name="T1">VLAN 20</text:span></text:p>
            <text:p text:style-name="P6"><text:span text:style-name="T5">Range: 172.16.0.1-172.16.127.254</text:span></text:p>
            <text:p text:style-name="P6"><text:span text:style-name="T5">Default Gateway: 172.16.0.1</text:span></text:p>
          </draw:text-box>
        </draw:frame>
        <draw:polygon draw:style-name="gr45" draw:text-style-name="P2" draw:layer="layout" svg:width="11.365cm" svg:height="9.55cm" svg:x="5.3cm" svg:y="29.6cm" svg:viewBox="0 0 11366 9551" draw:points="0,9551 11366,9551 11366,0 0,0">
          <text:p/>
        </draw:polygon>
        <draw:frame draw:style-name="gr44" draw:text-style-name="P2" draw:layer="layout" svg:width="5.107cm" svg:height="1.602cm" svg:x="5.143cm" svg:y="29.781cm">
          <draw:text-box>
            <text:p text:style-name="P6"><text:span text:style-name="T1">VLAN 30</text:span></text:p>
            <text:p text:style-name="P6"><text:span text:style-name="T5">Range: 172.16.128.1-172.16.128.126</text:span></text:p>
            <text:p text:style-name="P6"><text:span text:style-name="T5">Default Gateway: 172.16.128.1</text:span></text:p>
          </draw:text-box>
        </draw:frame>
        <draw:frame draw:style-name="gr46" draw:text-style-name="P2" draw:layer="layout" svg:width="8.474cm" svg:height="1.969cm" svg:x="14.026cm" svg:y="12.121cm">
          <draw:text-box>
            <text:p text:style-name="P6"><text:span text:style-name="T6">F0/1.50: 172.16.128.129</text:span></text:p>
            <text:p text:style-name="P6"><text:span text:style-name="T6">F0/1.30: 172.16.128.1</text:span></text:p>
            <text:p text:style-name="P6"><text:span text:style-name="T6">F0/1.20: 172.16.0.1</text:span></text:p>
          </draw:text-box>
        </draw:frame>
        <draw:polygon draw:style-name="gr45" draw:text-style-name="P2" draw:layer="layout" svg:width="5.35cm" svg:height="3.382cm" svg:x="10.9cm" svg:y="6.881cm" svg:viewBox="0 0 5351 3383" draw:points="0,3383 5351,3383 5351,0 0,0">
          <text:p/>
        </draw:polygon>
        <draw:frame draw:style-name="gr47" draw:text-style-name="P2" draw:layer="layout" svg:width="3cm" svg:height="0.922cm" svg:x="10.597cm" svg:y="6.789cm">
          <draw:text-box>
            <text:p text:style-name="P6"><text:span text:style-name="T1">VLAN 60</text:span></text:p>
          </draw:text-box>
        </draw:frame>
        <draw:polygon draw:style-name="gr45" draw:text-style-name="P2" draw:layer="layout" svg:width="5.35cm" svg:height="4.619cm" svg:x="10.9cm" svg:y="2cm" svg:viewBox="0 0 5351 4620" draw:points="0,4620 5351,4620 5351,0 0,0">
          <text:p/>
        </draw:polygon>
        <draw:frame draw:style-name="gr47" draw:text-style-name="P2" draw:layer="layout" svg:width="3cm" svg:height="0.922cm" svg:x="10.645cm" svg:y="2.039cm">
          <draw:text-box>
            <text:p text:style-name="P6"><text:span text:style-name="T1">VLAN 70</text:span></text:p>
          </draw:text-box>
        </draw:frame>
        <draw:frame draw:style-name="gr48" draw:text-style-name="P2" draw:layer="layout" svg:width="8.474cm" svg:height="0.779cm" svg:x="14.2cm" svg:y="3.521cm">
          <draw:text-box>
            <text:p text:style-name="P6"><text:span text:style-name="T6">F0/0: 172.16.129.13</text:span></text:p>
          </draw:text-box>
        </draw:frame>
        <draw:frame draw:style-name="gr48" draw:text-style-name="P2" draw:layer="layout" svg:width="8.474cm" svg:height="0.779cm" svg:x="14.3cm" svg:y="5.5cm">
          <draw:text-box>
            <text:p text:style-name="P6"><text:span text:style-name="T6">WAN: 172.16.129.14</text:span></text:p>
          </draw:text-box>
        </draw:frame>
        <draw:frame draw:style-name="gr49" draw:text-style-name="P2" draw:layer="layout" svg:width="8.474cm" svg:height="1.374cm" svg:x="14.3cm" svg:y="7.826cm">
          <draw:text-box>
            <text:p text:style-name="P6"><text:span text:style-name="T6">LAN: 172.16.129.9</text:span></text:p>
            <text:p text:style-name="P6"><text:span text:style-name="T7"/></text:p>
          </draw:text-box>
        </draw:frame>
        <draw:frame draw:style-name="gr48" draw:text-style-name="P2" draw:layer="layout" svg:width="8.474cm" svg:height="0.779cm" svg:x="14.3cm" svg:y="9.7cm">
          <draw:text-box>
            <text:p text:style-name="P6"><text:span text:style-name="T6">F0/0: 172.16.129.10</text:span></text:p>
          </draw:text-box>
        </draw:frame>
        <draw:polygon draw:style-name="gr45" draw:text-style-name="P2" draw:layer="layout" svg:width="11.365cm" svg:height="15cm" svg:x="0.635cm" svg:y="10.5cm" svg:viewBox="0 0 11366 15001" draw:points="0,15001 11366,15001 11366,0 0,0">
          <text:p/>
        </draw:polygon>
        <draw:frame draw:style-name="gr50" draw:text-style-name="P28" draw:layer="layout" svg:width="0.68cm" svg:height="0.962cm" svg:x="16.2cm" svg:y="18.6cm">
          <draw:text-box>
            <text:p><text:s/></text:p>
          </draw:text-box>
        </draw:frame>
        <draw:frame draw:style-name="gr48" draw:text-style-name="P2" draw:layer="layout" svg:width="8.474cm" svg:height="0.779cm" svg:x="11.226cm" svg:y="14.1cm">
          <draw:text-box>
            <text:p text:style-name="P6"><text:span text:style-name="T6">F0/1: </text:span></text:p>
          </draw:text-box>
        </draw:frame>
        <draw:frame draw:style-name="gr48" draw:text-style-name="P2" draw:layer="layout" svg:width="8.474cm" svg:height="0.779cm" svg:x="6.4cm" svg:y="16cm">
          <draw:text-box>
            <text:p text:style-name="P6"><text:span text:style-name="T6">F0/2-24: VLAN 50</text:span></text:p>
          </draw:text-box>
        </draw:frame>
        <draw:frame draw:style-name="gr48" draw:text-style-name="P2" draw:layer="controls" svg:width="8.474cm" svg:height="0.779cm" svg:x="6.026cm" svg:y="28.621cm">
          <draw:text-box>
            <text:p text:style-name="P6"><text:span text:style-name="T6">F0/1-24: VLAN 30</text:span></text:p>
          </draw:text-box>
        </draw:frame>
        <draw:frame draw:style-name="gr48" draw:text-style-name="P2" draw:layer="controls" svg:width="8.474cm" svg:height="0.779cm" svg:x="11.4cm" svg:y="25.521cm">
          <draw:text-box>
            <text:p text:style-name="P6"><text:span text:style-name="T6">G0/1: </text:span></text:p>
          </draw:text-box>
        </draw:frame>
        <draw:frame draw:style-name="gr48" draw:text-style-name="P2" draw:layer="controls" svg:width="8.474cm" svg:height="0.779cm" svg:x="13.5cm" svg:y="27.5cm">
          <draw:text-box>
            <text:p text:style-name="P6"><text:span text:style-name="T6">G0/2: </text:span></text:p>
          </draw:text-box>
        </draw:frame>
        <draw:frame draw:style-name="gr51" draw:text-style-name="P11" draw:layer="controls" svg:width="8.474cm" svg:height="0.9cm" svg:x="19.126cm" svg:y="27.5cm">
          <draw:text-box>
            <text:p text:style-name="P6"><text:span text:style-name="T6">G0/2: </text:span></text:p>
          </draw:text-box>
        </draw:frame>
        <draw:frame draw:style-name="gr48" draw:text-style-name="P2" draw:layer="controls" svg:width="8.474cm" svg:height="0.779cm" svg:x="23.9cm" svg:y="29.4cm">
          <draw:text-box>
            <text:p text:style-name="P6"><text:span text:style-name="T6">F0/1-24: </text:span></text:p>
          </draw:text-box>
        </draw:frame>
        <draw:frame draw:style-name="gr48" draw:text-style-name="P2" draw:layer="controls" svg:width="8.474cm" svg:height="0.779cm" svg:x="11.126cm" svg:y="18.4cm">
          <draw:text-box>
            <text:p text:style-name="P6"><text:span text:style-name="T6">G0/1: </text:span></text:p>
          </draw:text-box>
        </draw:frame>
        <draw:frame draw:style-name="gr52" draw:text-style-name="P29" draw:layer="layout" svg:width="10.692cm" svg:height="3.095cm" svg:x="25.6cm" svg:y="9.183cm">
          <draw:text-box>
            <text:p><text:span text:style-name="T8">RouterIn</text:span></text:p>
            <text:p><text:span text:style-name="T8">ip route 172.16.0.0 255.255.128.0 f0/1.20</text:span></text:p>
            <text:p><text:span text:style-name="T8">ip route 172.16.128.0 255.255.255.128 f0/1.30</text:span></text:p>
            <text:p><text:span text:style-name="T8">ip route 172.16.128.128 255.255.255.128 f0/1.50</text:span></text:p>
            <text:p><text:span text:style-name="T8">ip route 172.16.129.12 255.255.255.252 172.16.129.9</text:span></text:p>
            <text:p><text:span text:style-name="T8">ip route 0.0.0.0 0.0.0.0 172.16.129.13</text:span></text:p>
          </draw:text-box>
        </draw:frame>
        <draw:frame draw:style-name="gr53" draw:text-style-name="P29" draw:layer="layout" svg:width="17.5cm" svg:height="11.627cm" svg:x="25.7cm" svg:y="3.1cm">
          <draw:text-box>
            <text:p><text:span text:style-name="T8">Router0</text:span></text:p>
            <text:p><text:span text:style-name="T8">ip route 0.0.0.0 0.0.0.0 f0/1</text:span></text:p>
            <text:p><text:span text:style-name="T8">ip route 172.16.0.0 255.255.0.0 172.16.129.9</text:span></text:p>
            <text:p><text:span text:style-name="T8">ip route 172.16.0.0 255.255.128.0 172.16.129.9</text:span></text:p>
            <text:p><text:span text:style-name="T8">ip route 172.16.128.0 255.255.255.128 172.16.129.9</text:span></text:p>
            <text:p><text:span text:style-name="T8">ip route 172.16.128.128 255.255.255.128 172.16.129.9</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5f_0" draw:display-name="Gradient_0" draw:style="linear" draw:start-color="#dfdfdf" draw:end-color="#ffffff" draw:start-intensity="100%" draw:end-intensity="100%" draw:angle="0" draw:border="0%"/>
    <draw:gradient draw:name="Gradient_5f_1" draw:display-name="Gradient_1" draw:style="axial" draw:start-color="#ffffff" draw:end-color="#c0c0c0" draw:start-intensity="100%" draw:end-intensity="100%" draw:angle="900" draw:border="0%"/>
    <draw:gradient draw:name="Gradient_5f_10" draw:display-name="Gradient_10" draw:style="linear" draw:start-color="#b6a06d" draw:end-color="#ffffff" draw:start-intensity="100%" draw:end-intensity="100%" draw:angle="2250" draw:border="0%"/>
    <draw:gradient draw:name="Gradient_5f_11" draw:display-name="Gradient_11" draw:style="linear" draw:start-color="#339966" draw:end-color="#ffffff" draw:start-intensity="100%" draw:end-intensity="100%" draw:angle="2250" draw:border="0%"/>
    <draw:gradient draw:name="Gradient_5f_12" draw:display-name="Gradient_12" draw:style="linear" draw:start-color="#e7e4cd" draw:end-color="#ffffff" draw:start-intensity="100%" draw:end-intensity="100%" draw:angle="450" draw:border="0%"/>
    <draw:gradient draw:name="Gradient_5f_13" draw:display-name="Gradient_13" draw:style="rectangular" draw:cx="50%" draw:cy="50%" draw:start-color="#e7e4cd" draw:end-color="#000000" draw:start-intensity="100%" draw:end-intensity="100%" draw:angle="0" draw:border="0%"/>
    <draw:gradient draw:name="Gradient_5f_14" draw:display-name="Gradient_14" draw:style="linear" draw:start-color="#ffffff" draw:end-color="#ffffff" draw:start-intensity="100%" draw:end-intensity="100%" draw:angle="2250" draw:border="0%"/>
    <draw:gradient draw:name="Gradient_5f_15" draw:display-name="Gradient_15" draw:style="linear" draw:start-color="#ffffff" draw:end-color="#ffffff" draw:start-intensity="100%" draw:end-intensity="100%" draw:angle="0" draw:border="0%"/>
    <draw:gradient draw:name="Gradient_5f_16" draw:display-name="Gradient_16" draw:style="linear" draw:start-color="#ffffff" draw:end-color="#ffffff" draw:start-intensity="100%" draw:end-intensity="100%" draw:angle="1350" draw:border="0%"/>
    <draw:gradient draw:name="Gradient_5f_17" draw:display-name="Gradient_17" draw:style="rectangular" draw:cx="50%" draw:cy="50%" draw:start-color="#c6d1e3" draw:end-color="#ffffff" draw:start-intensity="100%" draw:end-intensity="100%" draw:angle="0" draw:border="0%"/>
    <draw:gradient draw:name="Gradient_5f_2" draw:display-name="Gradient_2" draw:style="linear" draw:start-color="#ff00ff" draw:end-color="#ff00ff" draw:start-intensity="100%" draw:end-intensity="100%" draw:angle="1350" draw:border="0%"/>
    <draw:gradient draw:name="Gradient_5f_3" draw:display-name="Gradient_3" draw:style="linear" draw:start-color="#ff6600" draw:end-color="#e7e4cd" draw:start-intensity="100%" draw:end-intensity="100%" draw:angle="2250" draw:border="0%"/>
    <draw:gradient draw:name="Gradient_5f_4" draw:display-name="Gradient_4" draw:style="linear" draw:start-color="#ff6600" draw:end-color="#e7e4cd" draw:start-intensity="100%" draw:end-intensity="100%" draw:angle="0" draw:border="0%"/>
    <draw:gradient draw:name="Gradient_5f_5" draw:display-name="Gradient_5" draw:style="linear" draw:start-color="#ff6600" draw:end-color="#e7e4cd" draw:start-intensity="100%" draw:end-intensity="100%" draw:angle="1350" draw:border="0%"/>
    <draw:gradient draw:name="Gradient_5f_6" draw:display-name="Gradient_6" draw:style="linear" draw:start-color="#a7a7a7" draw:end-color="#ffffff" draw:start-intensity="100%" draw:end-intensity="100%" draw:angle="2250" draw:border="0%"/>
    <draw:gradient draw:name="Gradient_5f_7" draw:display-name="Gradient_7" draw:style="linear" draw:start-color="#c0c0c0" draw:end-color="#ffffff" draw:start-intensity="100%" draw:end-intensity="100%" draw:angle="1350" draw:border="0%"/>
    <draw:gradient draw:name="Gradient_5f_8" draw:display-name="Gradient_8" draw:style="linear" draw:start-color="#e1d8c1" draw:end-color="#ffffff" draw:start-intensity="100%" draw:end-intensity="100%" draw:angle="0" draw:border="0%"/>
    <draw:gradient draw:name="Gradient_5f_9" draw:display-name="Gradient_9" draw:style="linear" draw:start-color="#c9ba96" draw:end-color="#ffffff" draw:start-intensity="100%" draw:end-intensity="100%" draw:angle="1350" draw:border="0%"/>
    <draw:opacity draw:name="Transparency_5f_0" draw:display-name="Transparency_0" draw:style="linear" draw:start="100%" draw:end="100%" draw:angle="1350" draw:border="0%"/>
    <draw:opacity draw:name="Transparency_5f_1" draw:display-name="Transparency_1" draw:style="linear" draw:start="100%" draw:end="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58.13cm" fo:page-height="40.7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2-16T17:44:18.279000000</dc:date>
    <meta:editing-duration>PT3H17M41S</meta:editing-duration>
    <meta:editing-cycles>5</meta:editing-cycles>
    <meta:generator>LibreOffice/5.4.3.2$Windows_X86_64 LibreOffice_project/92a7159f7e4af62137622921e809f8546db437e5</meta:generator>
    <meta:document-statistic meta:object-count="641"/>
  </office:meta>
</office:document-meta>
</file>